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Соединение">
      <style:graphic-properties draw:start-line-spacing-horizontal="0.5cm"/>
    </style:style>
    <style:style style:name="gr3" style:family="graphic" style:parent-style-name="Номерки">
      <style:graphic-properties draw:textarea-horizontal-align="justify" fo:min-height="0.001cm" fo:min-width="0.28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dash" draw:stroke-dash="Fine_20_Dashed" draw:marker-start-width="0.26cm" draw:marker-end-width="0.31cm"/>
    </style:style>
    <style:style style:name="gr8" style:family="graphic" style:parent-style-name="standard">
      <style:graphic-properties draw:stroke="dash" draw:stroke-dash="Fine_20_Dashed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10" style:family="graphic" style:parent-style-name="standard">
      <style:graphic-properties draw:stroke="none" svg:stroke-color="#000000" draw:fill="none" draw:fill-color="#ffffff"/>
    </style:style>
    <style:style style:name="gr1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Номерки">
      <style:graphic-properties fo:min-width="0.247cm"/>
    </style:style>
    <style:style style:name="gr14" style:family="graphic" style:parent-style-name="Номерки">
      <style:graphic-properties fo:min-width="0.189cm"/>
    </style:style>
    <style:style style:name="gr15" style:family="graphic" style:parent-style-name="Номерки">
      <style:graphic-properties fo:min-width="0.139cm"/>
    </style:style>
    <style:style style:name="gr16" style:family="graphic" style:parent-style-name="Номерки">
      <style:graphic-properties fo:min-width="0.193cm"/>
    </style:style>
    <style:style style:name="gr17" style:family="graphic" style:parent-style-name="Номерки">
      <style:graphic-properties fo:min-width="0.0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fit-to-size="false"/>
    </style:style>
    <style:style style:name="gr19" style:family="graphic" style:parent-style-name="Номерки">
      <style:graphic-properties fo:min-width="0.218cm"/>
    </style:style>
    <style:style style:name="gr20" style:family="graphic" style:parent-style-name="Номерки">
      <style:graphic-properties fo:min-width="0.35cm"/>
    </style:style>
    <style:style style:name="gr21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fit-to-size="false"/>
    </style:style>
    <style:style style:name="gr23" style:family="graphic" style:parent-style-name="Номерки">
      <style:graphic-properties fo:min-height="0.185cm" fo:min-width="0.405cm"/>
    </style:style>
    <style:style style:name="gr24" style:family="graphic" style:parent-style-name="Номерки">
      <style:graphic-properties fo:min-width="0.008cm"/>
    </style:style>
    <style:style style:name="gr25" style:family="graphic" style:parent-style-name="Номерки">
      <style:graphic-properties fo:min-height="0.28cm"/>
    </style:style>
    <style:style style:name="gr26" style:family="graphic" style:parent-style-name="Номерки">
      <style:graphic-properties fo:min-height="0.395cm"/>
    </style:style>
    <style:style style:name="gr27" style:family="graphic" style:parent-style-name="Номерки">
      <style:graphic-properties fo:min-height="0.107cm" fo:min-width="0.119cm"/>
    </style:style>
    <style:style style:name="gr28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30" style:family="graphic" style:parent-style-name="Номерки">
      <style:graphic-properties fo:min-height="0.51cm" fo:min-width="0.344cm"/>
    </style:style>
    <style:style style:name="gr31" style:family="graphic" style:parent-style-name="standard">
      <style:graphic-properties draw:stroke="none" draw:fill="none" draw:fit-to-size="false"/>
    </style:style>
    <style:style style:name="gr32" style:family="graphic" style:parent-style-name="Номерки">
      <style:graphic-properties fo:min-height="0.51cm" fo:min-width="0.039cm"/>
    </style:style>
    <style:style style:name="gr33" style:family="graphic" style:parent-style-name="standard">
      <style:graphic-properties draw:textarea-horizontal-align="center" fo:padding-top="-0.3cm" fo:padding-bottom="-0.3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hyphenate="true"/>
    </style:style>
    <style:style style:name="P6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end"/>
      <style:text-properties fo:hyphenate="true"/>
    </style:style>
    <style:style style:name="P8" style:family="paragraph">
      <style:paragraph-properties fo:text-align="end"/>
    </style:style>
    <style:style style:name="P9" style:family="paragraph">
      <style:paragraph-properties fo:text-align="start"/>
      <style:text-properties fo:hyphenate="true"/>
    </style:style>
    <style:style style:name="P10" style:family="paragraph">
      <style:paragraph-properties fo:text-align="center"/>
      <style:text-properties fo:hyphenate="true"/>
    </style:style>
    <style:style style:name="P11" style:family="paragraph"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" draw:id="id4" draw:layer="layout" svg:width="2.25cm" svg:height="1.5cm" svg:x="9cm" svg:y="8.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1" draw:id="id1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2" draw:id="id2" draw:layer="layout" svg:width="2.25cm" svg:height="1.5cm" svg:x="9cm" svg:y="4.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6" xml:id="id6" draw:id="id6" draw:layer="layout" svg:width="2.25cm" svg:height="1.5cm" svg:x="9cm" svg:y="13cm">
          <text:p text:style-name="P1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9" draw:id="id9" draw:layer="layout" svg:width="2.25cm" svg:height="0.75cm" svg:x="9cm" svg:y="22.2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0" draw:id="id10" draw:layer="layout" svg:width="2.25cm" svg:height="1.5cm" svg:x="12.5cm" svg:y="16.278cm">
          <text:p text:style-name="P5">Программа завершена</text:p>
          <text:p>по запросу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cm" svg:x2="10.125cm" svg:y2="4.5cm" draw:start-shape="id1" draw:start-glue-point="6" draw:end-shape="id2" draw:end-glue-point="4" svg:d="m10125 4000v500">
          <text:p/>
        </draw:connector>
        <draw:connector draw:style-name="Соединение" draw:layer="layout" svg:x1="10.125cm" svg:y1="5.912cm" svg:x2="10.125cm" svg:y2="6.5cm" draw:start-shape="id2" draw:start-glue-point="6" draw:end-shape="id3" draw:end-glue-point="0" svg:d="m10125 5912v588">
          <text:p/>
        </draw:connector>
        <draw:connector draw:style-name="Соединение" draw:layer="layout" svg:x1="10.125cm" svg:y1="8cm" svg:x2="10.125cm" svg:y2="8.5cm" draw:start-shape="id3" draw:start-glue-point="2" draw:end-shape="id4" svg:d="m10125 8000v500">
          <text:p/>
        </draw:connector>
        <draw:connector draw:style-name="Соединение" draw:layer="Слой4" svg:x1="10.125cm" svg:y1="10cm" svg:x2="10.125cm" svg:y2="10.5cm" draw:start-shape="id4" draw:start-glue-point="6" draw:end-shape="id5" draw:end-glue-point="0" svg:d="m10125 10000v500">
          <text:p/>
        </draw:connector>
        <draw:connector draw:style-name="Соединение" xml:id="id11" draw:id="id11" draw:layer="Слой4" svg:x1="10.125cm" svg:y1="12cm" svg:x2="10.125cm" svg:y2="13cm" draw:start-shape="id5" draw:start-glue-point="2" draw:end-shape="id6" draw:end-glue-point="4" svg:d="m10125 12000v1000">
          <text:p/>
        </draw:connector>
        <draw:connector draw:style-name="Соединение" draw:layer="Слой4" svg:x1="10.125cm" svg:y1="14.5cm" svg:x2="10.125cm" svg:y2="15cm" draw:start-shape="id6" draw:start-glue-point="6" svg:d="m10125 14500v500">
          <text:p/>
        </draw:connector>
        <draw:connector draw:style-name="Соединение" draw:layer="Слой4" svg:x1="10.125cm" svg:y1="16.5cm" svg:x2="10.125cm" svg:y2="17cm" draw:end-shape="id7" draw:end-glue-point="4" svg:d="m10125 16500v500">
          <text:p/>
        </draw:connector>
        <draw:connector draw:style-name="Соединение" draw:layer="Слой4" svg:x1="10.125cm" svg:y1="18.5cm" svg:x2="10.125cm" svg:y2="19.5cm" draw:start-shape="id7" draw:start-glue-point="6" draw:end-shape="id8" draw:end-glue-point="4" svg:d="m10125 18500v1000">
          <text:p/>
        </draw:connector>
        <draw:connector draw:style-name="Соединение" xml:id="id19" draw:id="id19" draw:layer="Слой4" svg:x1="10.125cm" svg:y1="20.912cm" svg:x2="10.125cm" svg:y2="22.25cm" draw:start-shape="id8" draw:start-glue-point="6" draw:end-shape="id9" draw:end-glue-point="4" svg:d="m10125 20912v1338">
          <text:p/>
        </draw:connector>
        <draw:connector draw:style-name="Соединение" draw:layer="Слой4" svg:x1="11.25cm" svg:y1="13.75cm" svg:x2="13.625cm" svg:y2="16.278cm" draw:start-shape="id6" draw:start-glue-point="7" draw:end-shape="id10" draw:end-glue-point="4" svg:d="m11250 13750h2375v2528">
          <text:p/>
        </draw:connector>
        <draw:connector draw:style-name="gr2" draw:layer="layout" svg:x1="11.25cm" svg:y1="9.25cm" svg:x2="10.125cm" svg:y2="12.5cm" draw:start-shape="id4" draw:start-glue-point="7" draw:end-shape="id11" draw:end-glue-point="0" svg:d="m11250 9250h516v3250h-1641">
          <text:p/>
        </draw:connector>
        <draw:frame draw:style-name="Номерки" draw:layer="layout" svg:width="0.194cm" svg:height="0.386cm" svg:x="9.335cm" svg:y="2.965cm">
          <draw:text-box>
            <text:p>1</text:p>
          </draw:text-box>
        </draw:frame>
        <draw:frame draw:style-name="Номерки" draw:layer="layout" svg:width="0.194cm" svg:height="0.386cm" svg:x="9.285cm" svg:y="4.203cm">
          <draw:text-box>
            <text:p>2</text:p>
          </draw:text-box>
        </draw:frame>
        <draw:frame draw:style-name="Номерки" draw:layer="layout" svg:width="0.194cm" svg:height="0.386cm" svg:x="9.499cm" svg:y="8.623cm">
          <draw:text-box>
            <text:p>4</text:p>
          </draw:text-box>
        </draw:frame>
        <draw:frame draw:style-name="Номерки" draw:layer="layout" svg:width="0.194cm" svg:height="0.386cm" svg:x="9.5cm" svg:y="13.099cm">
          <draw:text-box>
            <text:p>6</text:p>
          </draw:text-box>
        </draw:frame>
        <draw:frame draw:style-name="gr3" draw:layer="layout" svg:width="0.29cm" svg:height="0.386cm" svg:x="12.715cm" svg:y="15.984cm">
          <draw:text-box>
            <text:p>12</text:p>
          </draw:text-box>
        </draw:frame>
        <draw:frame draw:style-name="gr4" draw:text-style-name="P7" draw:layer="layout" svg:width="4.803cm" svg:height="3.765cm" svg:x="3cm" svg:y="5.235cm">
          <draw:text-box>
            <text:p text:style-name="P7">log=InputData(AllStudents.Count,AllStudents.stud);</text:p>
            <text:p text:style-name="P7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7"/>
          </draw:text-box>
        </draw:frame>
        <draw:frame draw:style-name="gr4" draw:text-style-name="P7" draw:layer="layout" svg:width="5cm" svg:height="3.475cm" svg:x="2.676cm" svg:y="9.058cm">
          <draw:text-box>
            <text:p text:style-name="P7">log:=CheckData(AllStudents.Count,AllStudents.stud);</text:p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7"/>
          </draw:text-box>
        </draw:frame>
        <draw:frame draw:style-name="gr5" draw:text-style-name="P7" draw:layer="layout" svg:width="5.6cm" svg:height="2.716cm" svg:x="2.4cm" svg:y="14.284cm">
          <draw:text-box>
            <text:p text:style-name="P7">FindStudents(AllStudents.Count AllStudents.Stud, FoundedStudents.Count, FoundedStudents.Stud)</text:p>
            <text:p text:style-name="P7">Процедура FindStudents из заданного списка студентов находит и возвращает список одногруппников.</text:p>
          </draw:text-box>
        </draw:frame>
        <draw:frame draw:style-name="gr4" draw:text-style-name="P8" draw:layer="layout" svg:width="3.372cm" svg:height="2.884cm" svg:x="2.5cm" svg:y="19.321cm">
          <draw:text-box>
            <text:p text:style-name="P8">PrintData( FoundedStudents.Count, FoundedStudents.Stud)</text:p>
            <text:p text:style-name="P8">Процедура PrintData выводит список одногруппников на экран</text:p>
          </draw:text-box>
        </draw:frame>
        <draw:polyline draw:style-name="gr6" xml:id="id13" draw:id="id13" draw:layer="layout" svg:width="0.599cm" svg:height="2.999cm" svg:x="7.5cm" svg:y="14cm" svg:viewBox="0 0 600 3000" draw:points="0,0 600,0 600,3000 0,3000">
          <text:p/>
        </draw:polyline>
        <draw:polyline draw:style-name="gr6" xml:id="id12" draw:id="id12" draw:layer="layout" svg:width="0.599cm" svg:height="3.195cm" svg:x="5.4cm" svg:y="19.054cm" svg:viewBox="0 0 600 3196" draw:points="0,0 600,0 600,3196 0,3196">
          <text:p/>
        </draw:polyline>
        <draw:connector draw:style-name="gr7" draw:layer="layout" draw:type="line" svg:x1="6cm" svg:y1="20.652cm" svg:x2="6.25cm" svg:y2="20.5cm" draw:start-shape="id12" draw:start-glue-point="1" svg:d="m6000 20652 250-152">
          <text:p/>
        </draw:connector>
        <draw:connector draw:style-name="gr8" draw:layer="layout" draw:type="line" svg:x1="8.1cm" svg:y1="15.5cm" svg:x2="9cm" svg:y2="15.75cm" draw:start-shape="id13" draw:start-glue-point="1" svg:d="m8100 15500 900 250">
          <text:p/>
        </draw:connector>
        <draw:polyline draw:style-name="gr6" xml:id="id15" draw:id="id15" draw:layer="layout" svg:width="0.599cm" svg:height="3.532cm" svg:x="7.274cm" svg:y="9cm" svg:viewBox="0 0 600 3533" draw:points="0,0 600,0 600,3533 0,3533">
          <text:p/>
        </draw:polyline>
        <draw:polyline draw:style-name="gr6" xml:id="id14" draw:id="id14" draw:layer="layout" svg:width="0.599cm" svg:height="3.503cm" svg:x="7.4cm" svg:y="5cm" svg:viewBox="0 0 600 3504" draw:points="0,0 600,0 600,3504 0,3504">
          <text:p/>
        </draw:polyline>
        <draw:connector draw:style-name="gr8" draw:layer="layout" draw:type="line" svg:x1="8cm" svg:y1="6.752cm" svg:x2="9cm" svg:y2="7.25cm" draw:start-shape="id14" draw:start-glue-point="1" draw:end-shape="id3" draw:end-glue-point="3" svg:d="m8000 6752 1000 498">
          <text:p/>
        </draw:connector>
        <draw:connector draw:style-name="gr8" draw:layer="layout" draw:type="line" svg:x1="7.874cm" svg:y1="10.766cm" svg:x2="9cm" svg:y2="11.25cm" draw:start-shape="id15" draw:start-glue-point="1" draw:end-shape="id5" draw:end-glue-point="3" svg:d="m7874 10766 1126 484">
          <text:p/>
        </draw:connector>
        <draw:polyline draw:style-name="gr6" xml:id="id16" draw:id="id16" draw:layer="layout" svg:width="0.599cm" svg:height="9.29cm" draw:transform="rotate (3.1415926535892) translate (13.0560000001845cm 11cm)" svg:viewBox="0 0 600 9291" draw:points="0,0 600,0 600,9291 0,9291">
          <text:p/>
        </draw:polyline>
        <draw:connector draw:style-name="gr8" draw:layer="layout" draw:type="line" svg:x1="11.25cm" svg:y1="3.625cm" svg:x2="12.456cm" svg:y2="6.354cm" draw:start-shape="id1" draw:start-glue-point="7" draw:end-shape="id16" draw:end-glue-point="3" svg:d="m11250 3625 1206 2729">
          <text:p/>
        </draw:connector>
        <draw:frame draw:style-name="gr9" draw:text-style-name="P9" draw:layer="layout" svg:width="7cm" svg:height="9.626cm" svg:x="12.656cm" svg:y="1.709cm">
          <draw:text-box>
            <text:p text:style-name="P9">Обобщенный алгоритм поиска одногруппников в списке студентов.</text:p>
            <text:p text:style-name="P9">Используется тип-запись student - «студент», имеющая след. поля:</text:p>
            <text:p text:style-name="P9">FstName - строка - имя студента;</text:p>
            <text:p text:style-name="P9">LstName - строка - фамилия студента;</text:p>
            <text:p text:style-name="P9">Surname - строка - отчество студента;</text:p>
            <text:p text:style-name="P9">University - строка - название вуза студента;</text:p>
            <text:p text:style-name="P9">GroupNumber - натуральное - номер группы студента.</text:p>
            <text:p text:style-name="P9">Используется тип-запись students - «студенты», имеющая след. поля:</text:p>
            <text:p text:style-name="P9">Count - целое - количество студентов;</text:p>
            <text:p text:style-name="P9">Stud - массив «студентов» - информация о каждом из Count студентов. </text:p>
            <text:p text:style-name="P9">Используемые структуры данных:</text:p>
            <text:p text:style-name="P9">AllStudents - students(«студенты») - исходный список студентов;</text:p>
            <text:p text:style-name="P9">FoundedStudents - students(«студенты») - список найденных одногруппников;</text:p>
            <text:p text:style-name="P9">log - логическая - отслеживает состояние работы программы (требуется ли её завершение или нет).</text:p>
            <text:p text:style-name="P9"/>
          </draw:text-box>
        </draw:frame>
        <draw:frame draw:style-name="gr10" draw:layer="layout" svg:width="0.5cm" svg:height="0.5cm" svg:x="11.266cm" svg:y="8.75cm">
          <draw:text-box>
            <text:p>да</text:p>
          </draw:text-box>
        </draw:frame>
        <draw:frame draw:style-name="gr10" draw:layer="layout" svg:width="0.756cm" svg:height="0.5cm" svg:x="10.251cm" svg:y="9.822cm">
          <draw:text-box>
            <text:p>нет</text:p>
          </draw:text-box>
        </draw:frame>
        <draw:frame draw:style-name="gr10" draw:layer="layout" svg:width="0.5cm" svg:height="0.5cm" svg:x="10.183cm" svg:y="14.258cm">
          <draw:text-box>
            <text:p>да</text:p>
          </draw:text-box>
        </draw:frame>
        <draw:frame draw:style-name="gr10" draw:layer="layout" svg:width="0.756cm" svg:height="0.5cm" svg:x="11.163cm" svg:y="13.25cm">
          <draw:text-box>
            <text:p>нет</text:p>
          </draw:text-box>
        </draw:frame>
        <draw:frame draw:style-name="gr5" draw:text-style-name="P8" draw:layer="layout" svg:width="4cm" svg:height="1.654cm" svg:x="3.5cm" svg:y="2.346cm">
          <draw:text-box>
            <text:p text:style-name="P8">Программа находит одногруппников в данном списке студентов</text:p>
          </draw:text-box>
        </draw:frame>
        <draw:polyline draw:style-name="gr6" xml:id="id17" draw:id="id17" draw:layer="layout" svg:width="0.599cm" svg:height="1.653cm" svg:x="7.076cm" svg:y="2.346cm" svg:viewBox="0 0 600 1654" draw:points="0,0 600,0 600,1654 0,1654">
          <text:p/>
        </draw:polyline>
        <draw:connector draw:style-name="gr8" draw:layer="layout" draw:type="line" svg:x1="7.676cm" svg:y1="3.173cm" svg:x2="9cm" svg:y2="5.25cm" draw:start-shape="id17" draw:start-glue-point="1" draw:end-shape="id2" draw:end-glue-point="5" svg:d="m7676 3173 1324 2077">
          <text:p/>
        </draw:connector>
        <draw:custom-shape draw:style-name="gr11" draw:text-style-name="P2" xml:id="id3" draw:id="id3" draw:layer="layout" svg:width="2.25cm" svg:height="1.5cm" svg:x="9cm" svg:y="6.5cm">
          <text:p text:style-name="P1"><text:span text:style-name="T1">Ввести данные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2.25cm" svg:height="1.5cm" svg:x="9cm" svg:y="10.5cm">
          <text:p text:style-name="P1"><text:span text:style-name="T1">Проверить данны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25cm" svg:height="1.5cm" svg:x="9cm" svg:y="17cm">
          <text:p text:style-name="P1"><text:span text:style-name="T1">Найдено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5" xml:id="id8" draw:id="id8" draw:layer="layout" svg:width="2.25cm" svg:height="1.5cm" svg:x="9cm" svg:y="19.5cm">
          <text:p text:style-name="P5">Одногруппников не найде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9cm" svg:y1="17.75cm" svg:x2="7.392cm" svg:y2="19.5cm" draw:start-shape="id7" draw:start-glue-point="5" draw:end-shape="id18" draw:end-glue-point="0" svg:d="m9000 17750h-1608v1750">
          <text:p/>
        </draw:connector>
        <draw:connector draw:style-name="Соединение" draw:layer="layout" svg:x1="7.392cm" svg:y1="21cm" svg:x2="10.125cm" svg:y2="21.581cm" draw:start-shape="id18" draw:start-glue-point="2" draw:end-shape="id19" draw:end-glue-point="0" svg:d="m7392 21000v581h2733">
          <text:p/>
        </draw:connector>
        <draw:frame draw:style-name="Номерки" draw:layer="layout" svg:width="0.194cm" svg:height="0.386cm" svg:x="9.256cm" svg:y="6.194cm">
          <draw:text-box>
            <text:p>3</text:p>
          </draw:text-box>
        </draw:frame>
        <draw:frame draw:style-name="Номерки" draw:layer="layout" svg:width="0.194cm" svg:height="0.386cm" svg:x="9.255cm" svg:y="10.219cm">
          <draw:text-box>
            <text:p>5</text:p>
          </draw:text-box>
        </draw:frame>
        <draw:frame draw:style-name="Номерки" draw:layer="layout" svg:width="0.194cm" svg:height="0.386cm" svg:x="9.505cm" svg:y="17.105cm">
          <draw:text-box>
            <text:p>8</text:p>
          </draw:text-box>
        </draw:frame>
        <draw:frame draw:style-name="Номерки" draw:layer="layout" svg:width="0.29cm" svg:height="0.386cm" svg:x="9.183cm" svg:y="19.193cm">
          <draw:text-box>
            <text:p>10</text:p>
          </draw:text-box>
        </draw:frame>
        <draw:connector draw:style-name="Соединение" draw:layer="layout" draw:line-skew="2.224cm" svg:x1="13.625cm" svg:y1="17.69cm" svg:x2="10.125cm" svg:y2="21.581cm" draw:start-shape="id10" draw:start-glue-point="6" draw:end-shape="id19" draw:end-glue-point="0" svg:d="m13625 17690v3880h-3500v11">
          <text:p/>
        </draw:connector>
        <draw:frame draw:style-name="Номерки" draw:layer="layout" svg:width="0.29cm" svg:height="0.386cm" svg:x="9.34cm" svg:y="21.958cm">
          <draw:text-box>
            <text:p>13</text:p>
          </draw:text-box>
        </draw:frame>
        <draw:custom-shape draw:style-name="gr12" draw:text-style-name="P10" draw:layer="layout" svg:width="2.25cm" svg:height="1.5cm" svg:x="9cm" svg:y="14.996cm">
          <text:p text:style-name="P10">Найти одногруппников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39cm" svg:y="14.715cm">
          <draw:text-box>
            <text:p>7</text:p>
          </draw:text-box>
        </draw:frame>
        <draw:frame draw:style-name="gr10" draw:layer="layout" svg:width="0.5cm" svg:height="0.5cm" svg:x="8.523cm" svg:y="17.19cm">
          <draw:text-box>
            <text:p>да</text:p>
          </draw:text-box>
        </draw:frame>
        <draw:frame draw:style-name="gr10" draw:layer="layout" svg:width="0.756cm" svg:height="0.5cm" svg:x="10.125cm" svg:y="18.5cm">
          <draw:text-box>
            <text:p>нет</text:p>
          </draw:text-box>
        </draw:frame>
        <draw:custom-shape draw:style-name="gr12" draw:text-style-name="P10" xml:id="id18" draw:id="id18" draw:layer="layout" svg:width="2.25cm" svg:height="1.5cm" svg:x="6.267cm" svg:y="19.5cm">
          <text:p text:style-name="P10">Вывести найденных студентов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3" draw:layer="layout" svg:width="0.247cm" svg:height="0.386cm" svg:x="6.51cm" svg:y="19.219cm">
          <draw:text-box>
            <text:p>9</text:p>
          </draw:text-box>
        </draw:frame>
      </draw:page>
      <draw:page draw:name="page2" draw:style-name="dp1" draw:master-page-name="Обычный">
        <draw:custom-shape draw:style-name="standard" draw:text-style-name="P4" xml:id="id31" draw:id="id31" draw:layer="layout" svg:width="2.25cm" svg:height="0.75cm" svg:x="11cm" svg:y="2.71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22" draw:id="id22" draw:layer="layout" svg:width="2.25cm" svg:height="0.75cm" svg:x="11cm" svg:y="24.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8" draw:id="id28" draw:layer="layout" svg:width="2.25cm" svg:height="1.5cm" svg:x="11cm" svg:y="5.96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29" draw:id="id29" draw:layer="layout" svg:width="2.25cm" svg:height="1.5cm" svg:x="11cm" svg:y="7.965cm">
          <text:p text:style-name="P1"><text:span text:style-name="T1">Ввод имени студента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0" draw:id="id30" draw:layer="layout" svg:width="2.25cm" svg:height="1.5cm" svg:x="11cm" svg:y="4cm">
          <text:p text:style-name="P1"><text:span text:style-name="T1">Ввод фамилии студент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2.25cm" svg:height="1.5cm" svg:x="11cm" svg:y="9.96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26" draw:id="id26" draw:layer="layout" svg:width="2.25cm" svg:height="1.5cm" svg:x="11cm" svg:y="11.965cm">
          <text:p text:style-name="P1"><text:span text:style-name="T1">Ввод отчества студент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25cm" svg:height="1.5cm" svg:x="11cm" svg:y="13.96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24" draw:id="id24" draw:layer="layout" svg:width="2.25cm" svg:height="1.5cm" svg:x="11cm" svg:y="15.965cm">
          <text:p text:style-name="P1"><text:span text:style-name="T1">Ввод университета студент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2.25cm" svg:height="1.5cm" svg:x="11cm" svg:y="17.96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20" draw:id="id20" draw:layer="layout" svg:width="2.25cm" svg:height="1.5cm" svg:x="11cm" svg:y="19.965cm">
          <text:p text:style-name="P1"><text:span text:style-name="T1">Ввод номера группы студента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" draw:id="id21" draw:layer="layout" svg:width="2.25cm" svg:height="1.5cm" svg:x="11cm" svg:y="22.5cm">
          <text:p text:style-name="P1"><text:span text:style-name="T1">GetStudent= log</text:span></text:p>
          <draw:enhanced-geometry svg:viewBox="0 0 21600 21600" draw:type="rectangle" draw:enhanced-path="M 0 0 L 21600 0 21600 21600 0 21600 0 0 Z N"/>
        </draw:custom-shape>
        <draw:connector draw:style-name="Соединение" xml:id="id32" draw:id="id32" draw:layer="layout" svg:x1="12.125cm" svg:y1="21.465cm" svg:x2="12.125cm" svg:y2="22.5cm" draw:start-shape="id20" draw:start-glue-point="2" draw:end-shape="id21" draw:end-glue-point="0" svg:d="m12125 21465v1035">
          <text:p/>
        </draw:connector>
        <draw:connector draw:style-name="Соединение" draw:layer="layout" svg:x1="12.125cm" svg:y1="24cm" svg:x2="12.125cm" svg:y2="24.5cm" draw:start-shape="id21" draw:start-glue-point="2" draw:end-shape="id22" draw:end-glue-point="4" svg:d="m12125 24000v500">
          <text:p/>
        </draw:connector>
        <draw:connector draw:style-name="Соединение" draw:layer="layout" svg:x1="12.125cm" svg:y1="15.465cm" svg:x2="12.125cm" svg:y2="15.965cm" draw:start-shape="id23" draw:start-glue-point="6" draw:end-shape="id24" draw:end-glue-point="0" svg:d="m12125 15465v500">
          <text:p/>
        </draw:connector>
        <draw:connector draw:style-name="Соединение" draw:layer="layout" svg:x1="12.125cm" svg:y1="17.465cm" svg:x2="12.125cm" svg:y2="17.965cm" draw:start-shape="id24" draw:start-glue-point="2" draw:end-shape="id25" draw:end-glue-point="4" svg:d="m12125 17465v500">
          <text:p/>
        </draw:connector>
        <draw:connector draw:style-name="Соединение" draw:layer="layout" svg:x1="12.125cm" svg:y1="19.465cm" svg:x2="12.125cm" svg:y2="19.965cm" draw:start-shape="id25" draw:start-glue-point="6" draw:end-shape="id20" draw:end-glue-point="0" svg:d="m12125 19465v500">
          <text:p/>
        </draw:connector>
        <draw:connector draw:style-name="Соединение" draw:layer="layout" svg:x1="12.125cm" svg:y1="13.465cm" svg:x2="12.125cm" svg:y2="13.965cm" draw:start-shape="id26" draw:start-glue-point="2" draw:end-shape="id23" draw:end-glue-point="4" svg:d="m12125 13465v500">
          <text:p/>
        </draw:connector>
        <draw:connector draw:style-name="Соединение" draw:layer="layout" svg:x1="12.125cm" svg:y1="11.465cm" svg:x2="12.125cm" svg:y2="11.965cm" draw:start-shape="id27" draw:start-glue-point="6" draw:end-shape="id26" draw:end-glue-point="0" svg:d="m12125 11465v500">
          <text:p/>
        </draw:connector>
        <draw:connector draw:style-name="Соединение" draw:layer="layout" svg:x1="12.125cm" svg:y1="7.465cm" svg:x2="12.125cm" svg:y2="7.965cm" draw:start-shape="id28" draw:start-glue-point="6" draw:end-shape="id29" draw:end-glue-point="0" svg:d="m12125 7465v500">
          <text:p/>
        </draw:connector>
        <draw:connector draw:style-name="Соединение" draw:layer="layout" svg:x1="12.125cm" svg:y1="9.465cm" svg:x2="12.125cm" svg:y2="9.965cm" draw:start-shape="id29" draw:start-glue-point="2" draw:end-shape="id27" draw:end-glue-point="4" svg:d="m12125 9465v500">
          <text:p/>
        </draw:connector>
        <draw:connector draw:style-name="Соединение" draw:layer="layout" svg:x1="12.125cm" svg:y1="5.5cm" svg:x2="12.125cm" svg:y2="5.965cm" draw:start-shape="id30" draw:start-glue-point="2" draw:end-shape="id28" draw:end-glue-point="4" svg:d="m12125 5500v465">
          <text:p/>
        </draw:connector>
        <draw:connector draw:style-name="Соединение" draw:layer="layout" svg:x1="12.125cm" svg:y1="3.465cm" svg:x2="12.125cm" svg:y2="4cm" draw:start-shape="id31" draw:start-glue-point="6" draw:end-shape="id30" draw:end-glue-point="0" svg:d="m12125 3465v535">
          <text:p/>
        </draw:connector>
        <draw:connector draw:style-name="standard" draw:layer="layout" draw:line-skew="0.534cm" svg:x1="13.25cm" svg:y1="6.715cm" svg:x2="12.125cm" svg:y2="21.982cm" draw:start-shape="id28" draw:start-glue-point="7" draw:end-shape="id32" draw:end-glue-point="0" svg:d="m13250 6715h750v15267h-1875">
          <text:p/>
        </draw:connector>
        <draw:connector draw:style-name="standard" draw:layer="layout" draw:line-skew="0.534cm" svg:x1="13.25cm" svg:y1="18.715cm" svg:x2="12.125cm" svg:y2="21.982cm" draw:start-shape="id25" draw:start-glue-point="7" draw:end-shape="id32" draw:end-glue-point="0" svg:d="m13250 18715h750v3267h-1875">
          <text:p/>
        </draw:connector>
        <draw:connector draw:style-name="standard" draw:layer="layout" draw:line-skew="0.534cm" svg:x1="13.25cm" svg:y1="14.715cm" svg:x2="12.125cm" svg:y2="21.982cm" draw:start-shape="id23" draw:start-glue-point="7" draw:end-shape="id32" draw:end-glue-point="0" svg:d="m13250 14715h750v7267h-1875">
          <text:p/>
        </draw:connector>
        <draw:connector draw:style-name="Соединение" draw:layer="layout" draw:line-skew="0.534cm" svg:x1="13.25cm" svg:y1="10.715cm" svg:x2="12.125cm" svg:y2="21.982cm" draw:start-shape="id27" draw:start-glue-point="7" draw:end-shape="id32" draw:end-glue-point="0" svg:d="m13250 10715h750v11267h-1875">
          <text:p/>
        </draw:connector>
        <draw:line draw:style-name="Соединение" draw:layer="layout" svg:x1="13.5cm" svg:y1="18.715cm" svg:x2="14cm" svg:y2="18.715cm">
          <text:p/>
        </draw:line>
        <draw:line draw:style-name="Соединение" draw:layer="layout" svg:x1="13.5cm" svg:y1="14.715cm" svg:x2="14cm" svg:y2="14.715cm">
          <text:p/>
        </draw:line>
        <draw:line draw:style-name="Соединение" draw:layer="layout" svg:x1="13.5cm" svg:y1="10.715cm" svg:x2="14cm" svg:y2="10.715cm">
          <text:p/>
        </draw:line>
        <draw:line draw:style-name="Соединение" draw:layer="layout" svg:x1="14cm" svg:y1="14.215cm" svg:x2="14cm" svg:y2="14.715cm">
          <text:p/>
        </draw:line>
        <draw:line draw:style-name="Соединение" draw:layer="layout" svg:x1="14cm" svg:y1="10.215cm" svg:x2="14cm" svg:y2="10.715cm">
          <text:p/>
        </draw:line>
        <draw:line draw:style-name="Соединение" draw:layer="layout" svg:x1="14cm" svg:y1="18.215cm" svg:x2="14cm" svg:y2="18.715cm">
          <text:p/>
        </draw:line>
        <draw:frame draw:style-name="Номерки" draw:layer="layout" svg:width="0.194cm" svg:height="0.386cm" svg:x="11.325cm" svg:y="2.5cm">
          <draw:text-box>
            <text:p>1</text:p>
          </draw:text-box>
        </draw:frame>
        <draw:frame draw:style-name="Номерки" draw:layer="layout" svg:width="0.194cm" svg:height="0.386cm" svg:x="11.275cm" svg:y="3.738cm">
          <draw:text-box>
            <text:p>2</text:p>
          </draw:text-box>
        </draw:frame>
        <draw:frame draw:style-name="Номерки" draw:layer="layout" svg:width="0.194cm" svg:height="0.386cm" svg:x="11.315cm" svg:y="7.672cm">
          <draw:text-box>
            <text:p>4</text:p>
          </draw:text-box>
        </draw:frame>
        <draw:frame draw:style-name="Номерки" draw:layer="layout" svg:width="0.194cm" svg:height="0.386cm" svg:x="11.246cm" svg:y="11.696cm">
          <draw:text-box>
            <text:p>6</text:p>
          </draw:text-box>
        </draw:frame>
        <draw:frame draw:style-name="Номерки" draw:layer="layout" svg:width="0.194cm" svg:height="0.386cm" svg:x="11.544cm" svg:y="5.965cm">
          <draw:text-box>
            <text:p>3</text:p>
          </draw:text-box>
        </draw:frame>
        <draw:frame draw:style-name="Номерки" draw:layer="layout" svg:width="0.194cm" svg:height="0.386cm" svg:x="11.541cm" svg:y="10.067cm">
          <draw:text-box>
            <text:p>5</text:p>
          </draw:text-box>
        </draw:frame>
        <draw:frame draw:style-name="gr14" draw:layer="layout" svg:width="0.193cm" svg:height="0.386cm" svg:x="11.272cm" svg:y="15.702cm">
          <draw:text-box>
            <text:p>8</text:p>
          </draw:text-box>
        </draw:frame>
        <draw:frame draw:style-name="Номерки" draw:layer="layout" svg:width="0.29cm" svg:height="0.386cm" svg:x="11.227cm" svg:y="19.68cm">
          <draw:text-box>
            <text:p>10</text:p>
          </draw:text-box>
        </draw:frame>
        <draw:frame draw:style-name="gr15" draw:layer="layout" svg:width="0.171cm" svg:height="0.386cm" svg:x="11.578cm" svg:y="14.059cm">
          <draw:text-box>
            <text:p>7</text:p>
          </draw:text-box>
        </draw:frame>
        <draw:frame draw:style-name="gr13" draw:layer="layout" svg:width="0.247cm" svg:height="0.386cm" svg:x="11.505cm" svg:y="18.059cm">
          <draw:text-box>
            <text:p>9</text:p>
          </draw:text-box>
        </draw:frame>
        <draw:frame draw:style-name="Номерки" draw:layer="layout" svg:width="0.239cm" svg:height="0.386cm" svg:x="11.288cm" svg:y="22.217cm">
          <draw:text-box>
            <text:p>11</text:p>
          </draw:text-box>
        </draw:frame>
        <draw:frame draw:style-name="Номерки" draw:layer="layout" svg:width="0.29cm" svg:height="0.386cm" svg:x="11.332cm" svg:y="24.249cm">
          <draw:text-box>
            <text:p>12</text:p>
          </draw:text-box>
        </draw:frame>
        <draw:frame draw:style-name="gr10" draw:layer="layout" svg:width="0.5cm" svg:height="0.5cm" svg:x="12.289cm" svg:y="7.312cm">
          <draw:text-box>
            <text:p>да</text:p>
          </draw:text-box>
        </draw:frame>
        <draw:frame draw:style-name="gr10" draw:layer="layout" svg:width="0.756cm" svg:height="0.5cm" svg:x="13.244cm" svg:y="6.215cm">
          <draw:text-box>
            <text:p>нет</text:p>
          </draw:text-box>
        </draw:frame>
        <draw:frame draw:style-name="gr10" draw:layer="layout" svg:width="0.5cm" svg:height="0.5cm" svg:x="12.2cm" svg:y="11.312cm">
          <draw:text-box>
            <text:p>да</text:p>
          </draw:text-box>
        </draw:frame>
        <draw:frame draw:style-name="gr10" draw:layer="layout" svg:width="0.756cm" svg:height="0.5cm" svg:x="13.111cm" svg:y="10.215cm">
          <draw:text-box>
            <text:p>нет</text:p>
          </draw:text-box>
        </draw:frame>
        <draw:frame draw:style-name="gr10" draw:layer="layout" svg:width="0.5cm" svg:height="0.5cm" svg:x="12.201cm" svg:y="15.312cm">
          <draw:text-box>
            <text:p>да</text:p>
          </draw:text-box>
        </draw:frame>
        <draw:frame draw:style-name="gr10" draw:layer="layout" svg:width="0.756cm" svg:height="0.5cm" svg:x="13.112cm" svg:y="14.215cm">
          <draw:text-box>
            <text:p>нет</text:p>
          </draw:text-box>
        </draw:frame>
        <draw:frame draw:style-name="gr10" draw:layer="layout" svg:width="0.5cm" svg:height="0.5cm" svg:x="12.201cm" svg:y="19.343cm">
          <draw:text-box>
            <text:p>да</text:p>
          </draw:text-box>
        </draw:frame>
        <draw:frame draw:style-name="gr10" draw:layer="layout" svg:width="0.756cm" svg:height="0.5cm" svg:x="13.112cm" svg:y="18.246cm">
          <draw:text-box>
            <text:p>нет</text:p>
          </draw:text-box>
        </draw:frame>
        <draw:frame draw:style-name="gr4" draw:text-style-name="P7" draw:layer="layout" svg:width="7.215cm" svg:height="7cm" svg:x="3.285cm" svg:y="1cm">
          <draw:text-box>
            <text:p text:style-name="P7">Функция GetStudent запрашивает у пользователя информацию о студенте, и возвращает true, если операция проведена успешно, иначе возвращается false.</text:p>
            <text:p text:style-name="P7">int GetStudent(student *stud);</text:p>
            <text:p text:style-name="P7">Используется тип-запись student - «студент», имеющая след. поля:</text:p>
            <text:p text:style-name="P7">FstName - строка - имя студента;</text:p>
            <text:p text:style-name="P7">LstName - строка - фамилия студента;</text:p>
            <text:p text:style-name="P7">Surname - строка - отчество студента;</text:p>
            <text:p text:style-name="P7">University - строка - название вуза студента;</text:p>
            <text:p text:style-name="P7">GroupNumber - натуральное - номер группы студента.</text:p>
            <text:p text:style-name="P7">Используемые параметры:</text:p>
            <text:p text:style-name="P7">stud - «студент» - информация о студенте.</text:p>
            <text:p text:style-name="P7">Используемые локальные переменные:</text:p>
            <text:p text:style-name="P7">log - переменная состояния (были ошибки или нет). </text:p>
            <text:p text:style-name="P7"/>
            <text:p text:style-name="P7"/>
            <text:p text:style-name="P7"/>
          </draw:text-box>
        </draw:frame>
        <draw:polyline draw:style-name="gr6" xml:id="id33" draw:id="id33" draw:layer="layout" svg:width="0.599cm" svg:height="6.999cm" svg:x="9.9cm" svg:y="1cm" svg:viewBox="0 0 600 7000" draw:points="0,0 600,0 600,7000 0,7000">
          <text:p/>
        </draw:polyline>
        <draw:connector draw:style-name="gr8" draw:layer="layout" draw:type="line" svg:x1="10.5cm" svg:y1="4.5cm" svg:x2="11cm" svg:y2="3.09cm" draw:start-shape="id33" draw:start-glue-point="1" draw:end-shape="id31" draw:end-glue-point="5" svg:d="m10500 4500 500-1410">
          <text:p/>
        </draw:connector>
        <draw:polyline draw:style-name="gr6" xml:id="id34" draw:id="id34" draw:layer="layout" svg:width="0.599cm" svg:height="2.835cm" draw:transform="rotate (3.1415926535892) translate (14.8110000000119cm 6.097cm)" svg:viewBox="0 0 600 2836" draw:points="0,0 600,0 600,2836 0,2836">
          <text:p/>
        </draw:polyline>
        <draw:frame draw:style-name="gr4" draw:text-style-name="P9" draw:layer="layout" svg:width="5.5cm" svg:height="3.452cm" svg:x="14.359cm" svg:y="3.261cm">
          <draw:text-box>
            <text:p text:style-name="P9">log=GetString(stud.LstName,'Введите фамилию студента.','Фамилия');</text:p>
            <text:p text:style-name="P9">Функция GetString запрашивает у пользователя строковый параметр по описанию и имени, и возвращает true, если операция проведена успешно, иначе возвращается false.</text:p>
          </draw:text-box>
        </draw:frame>
        <draw:connector draw:style-name="gr8" draw:layer="layout" draw:type="line" svg:x1="14.211cm" svg:y1="4.679cm" svg:x2="13.25cm" svg:y2="4.75cm" draw:start-shape="id34" draw:start-glue-point="3" draw:end-shape="id30" draw:end-glue-point="1" svg:d="m14211 4679-961 71">
          <text:p/>
        </draw:connector>
        <draw:polyline draw:style-name="gr6" xml:id="id35" draw:id="id35" draw:layer="layout" svg:width="0.599cm" svg:height="2.835cm" svg:x="9cm" svg:y="8.664cm" svg:viewBox="0 0 600 2836" draw:points="0,0 600,0 600,2836 0,2836">
          <text:p/>
        </draw:polyline>
        <draw:frame draw:style-name="gr4" draw:text-style-name="P9" draw:layer="layout" svg:width="5.5cm" svg:height="3.452cm" svg:x="3.983cm" svg:y="8.664cm">
          <draw:text-box>
            <text:p text:style-name="P9">log=GetString(stud.FstName,'Введите имя студента.','Имя');</text:p>
            <text:p text:style-name="P9">Функция GetString запрашивает у пользователя строковый параметр по описанию и имени, и возвращает true, если операция проведена успешно, иначе возвращается false.</text:p>
          </draw:text-box>
        </draw:frame>
        <draw:connector draw:style-name="gr8" draw:layer="layout" draw:type="line" svg:x1="9.6cm" svg:y1="10.082cm" svg:x2="11cm" svg:y2="8.715cm" draw:start-shape="id35" draw:start-glue-point="1" draw:end-shape="id29" svg:d="m9600 10082 1400-1367">
          <text:p/>
        </draw:connector>
        <draw:polyline draw:style-name="gr6" xml:id="id36" draw:id="id36" draw:layer="layout" svg:width="0.599cm" svg:height="2.835cm" svg:x="9.001cm" svg:y="12.548cm" svg:viewBox="0 0 600 2836" draw:points="0,0 600,0 600,2836 0,2836">
          <text:p/>
        </draw:polyline>
        <draw:frame draw:style-name="gr4" draw:text-style-name="P9" draw:layer="layout" svg:width="5.5cm" svg:height="3.452cm" svg:x="3.984cm" svg:y="12.548cm">
          <draw:text-box>
            <text:p text:style-name="P9">log=GetString(stud.Surname,'Введите отчество студента.','Отчество');</text:p>
            <text:p text:style-name="P9">Функция GetString запрашивает у пользователя строковый параметр по описанию и имени, и возвращает true, если операция проведена успешно, иначе возвращается false.</text:p>
          </draw:text-box>
        </draw:frame>
        <draw:connector draw:style-name="gr8" draw:layer="layout" draw:type="line" svg:x1="9.601cm" svg:y1="13.966cm" svg:x2="11cm" svg:y2="12.715cm" draw:start-shape="id36" draw:start-glue-point="1" draw:end-shape="id26" draw:end-glue-point="3" svg:d="m9601 13966 1399-1251">
          <text:p/>
        </draw:connector>
        <draw:polyline draw:style-name="gr6" xml:id="id37" draw:id="id37" draw:layer="layout" svg:width="0.622cm" svg:height="3.134cm" svg:x="9.001cm" svg:y="16.548cm" svg:viewBox="0 0 623 3135" draw:points="0,0 623,0 623,3135 0,3135">
          <text:p/>
        </draw:polyline>
        <draw:frame draw:style-name="gr4" draw:text-style-name="P9" draw:layer="layout" svg:width="5.5cm" svg:height="3.452cm" svg:x="3.984cm" svg:y="16.548cm">
          <draw:text-box>
            <text:p text:style-name="P9">log:=GetString(stud.University,'Введите название университета.','Университет');</text:p>
            <text:p text:style-name="P9">Функция GetString запрашивает у пользователя строковый параметр по описанию и имени, и возвращает true, если операция проведена успешно, иначе возвращается false.</text:p>
          </draw:text-box>
        </draw:frame>
        <draw:connector draw:style-name="gr8" draw:layer="layout" draw:type="line" svg:x1="9.624cm" svg:y1="18.115cm" svg:x2="11cm" svg:y2="16.715cm" draw:start-shape="id37" draw:start-glue-point="1" draw:end-shape="id24" draw:end-glue-point="3" svg:d="m9624 18115 1376-1400">
          <text:p/>
        </draw:connector>
        <draw:polyline draw:style-name="gr6" xml:id="id38" draw:id="id38" draw:layer="layout" svg:width="0.599cm" svg:height="2.835cm" svg:x="9cm" svg:y="20.548cm" svg:viewBox="0 0 600 2836" draw:points="0,0 600,0 600,2836 0,2836">
          <text:p/>
        </draw:polyline>
        <draw:frame draw:style-name="gr4" draw:text-style-name="P9" draw:layer="layout" svg:width="5.5cm" svg:height="3.452cm" svg:x="3.983cm" svg:y="20.548cm">
          <draw:text-box>
            <text:p text:style-name="P9">log=GetGroup(stud.GroupNum)</text:p>
            <text:p text:style-name="P9">Функция GetGroup запрашивает у пользователя номер группы студента, и возвращает true, если операция проведена успешно, иначе возвращается false.</text:p>
          </draw:text-box>
        </draw:frame>
        <draw:connector draw:style-name="gr8" draw:layer="layout" draw:type="line" svg:x1="9.6cm" svg:y1="21.966cm" svg:x2="11cm" svg:y2="20.715cm" draw:start-shape="id38" draw:start-glue-point="1" draw:end-shape="id20" draw:end-glue-point="3" svg:d="m9600 21966 1400-1251">
          <text:p/>
        </draw:connector>
      </draw:page>
      <draw:page draw:name="page3" draw:style-name="dp1" draw:master-page-name="Обычный">
        <draw:custom-shape draw:style-name="gr11" draw:text-style-name="P2" xml:id="id47" draw:id="id47" draw:layer="layout" svg:width="2.25cm" svg:height="1.5cm" svg:x="14cm" svg:y="7.231cm">
          <text:p text:style-name="P1"><text:span text:style-name="T1">Запрос количества студентов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9" draw:id="id39" draw:layer="layout" svg:width="2.25cm" svg:height="1.5cm" svg:x="14cm" svg:y="9.231cm">
          <text:p text:style-name="P1"><text:span text:style-name="T1">i=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2.25cm" svg:height="1.5cm" svg:x="14cm" svg:y="11.731cm">
          <draw:glue-point draw:id="8" svg:x="2.555cm" svg:y="-2.426cm"/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42" draw:id="id42" draw:layer="layout" svg:width="2.25cm" svg:height="1.5cm" svg:x="14cm" svg:y="13.731cm">
          <text:p text:style-name="P5">Введите данных студента %i%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2" xml:id="id44" draw:id="id44" draw:layer="layout" svg:width="2.25cm" svg:height="1.5cm" svg:x="14cm" svg:y="17.731cm">
          <text:p text:style-name="P1"><text:span text:style-name="T1">i=i+1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46" draw:id="id46" draw:layer="layout" svg:width="2.25cm" svg:height="0.75cm" svg:x="14cm" svg:y="5.731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48" draw:id="id48" draw:layer="layout" svg:width="2.25cm" svg:height="0.75cm" svg:x="17.75cm" svg:y="15.731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2" xml:id="id43" draw:id="id43" draw:layer="layout" svg:width="2.25cm" svg:height="1.5cm" svg:x="14cm" svg:y="15.731cm">
          <text:p text:style-name="P1"><text:span text:style-name="T1">Ввод данных о студенте 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1" draw:id="id41" draw:layer="layout" svg:width="2.25cm" svg:height="1.5cm" svg:x="17.75cm" svg:y="13.731cm">
          <text:p text:style-name="P1"><text:span text:style-name="T1">InputData=log</text:span></text:p>
          <draw:enhanced-geometry svg:viewBox="0 0 21600 21600" draw:type="rectangle" draw:enhanced-path="M 0 0 L 21600 0 21600 21600 0 21600 0 0 Z N"/>
        </draw:custom-shape>
        <draw:connector draw:style-name="Соединение" xml:id="id45" draw:id="id45" draw:layer="layout" svg:x1="15.125cm" svg:y1="10.731cm" svg:x2="15.125cm" svg:y2="11.731cm" draw:start-shape="id39" draw:start-glue-point="2" draw:end-shape="id40" draw:end-glue-point="4" svg:d="m15125 10731v1000">
          <text:p/>
        </draw:connector>
        <draw:connector draw:style-name="Соединение" draw:layer="layout" svg:x1="16.25cm" svg:y1="12.481cm" svg:x2="18.875cm" svg:y2="13.731cm" draw:start-shape="id40" draw:start-glue-point="7" draw:end-shape="id41" draw:end-glue-point="0" svg:d="m16250 12481h2625v1250">
          <text:p/>
        </draw:connector>
        <draw:connector draw:style-name="Соединение" draw:layer="layout" svg:x1="15.125cm" svg:y1="13.231cm" svg:x2="15.125cm" svg:y2="13.731cm" draw:start-shape="id40" draw:start-glue-point="6" draw:end-shape="id42" draw:end-glue-point="4" svg:d="m15125 13231v500">
          <text:p/>
        </draw:connector>
        <draw:connector draw:style-name="Соединение" draw:layer="layout" svg:x1="15.125cm" svg:y1="15.143cm" svg:x2="15.125cm" svg:y2="15.731cm" draw:start-shape="id42" draw:start-glue-point="6" draw:end-shape="id43" draw:end-glue-point="0" svg:d="m15125 15143v588">
          <text:p/>
        </draw:connector>
        <draw:connector draw:style-name="Соединение" draw:layer="layout" svg:x1="15.125cm" svg:y1="17.231cm" svg:x2="15.125cm" svg:y2="17.731cm" draw:start-shape="id43" draw:start-glue-point="2" draw:end-shape="id44" draw:end-glue-point="0" svg:d="m15125 17231v500">
          <text:p/>
        </draw:connector>
        <draw:connector draw:style-name="Соединение" draw:layer="layout" svg:x1="15.125cm" svg:y1="19.231cm" svg:x2="15.125cm" svg:y2="11.231cm" draw:start-shape="id44" draw:start-glue-point="2" draw:end-shape="id45" draw:end-glue-point="0" svg:d="m15125 19231v407h-2125v-8407h2125">
          <text:p/>
        </draw:connector>
        <draw:connector draw:style-name="Соединение" draw:layer="layout" svg:x1="15.125cm" svg:y1="6.481cm" svg:x2="15.125cm" svg:y2="7.231cm" draw:start-shape="id46" draw:start-glue-point="6" draw:end-shape="id47" draw:end-glue-point="0" svg:d="m15125 6481v750">
          <text:p/>
        </draw:connector>
        <draw:connector draw:style-name="Соединение" draw:layer="layout" svg:x1="15.125cm" svg:y1="8.731cm" svg:x2="15.125cm" svg:y2="9.231cm" draw:start-shape="id47" draw:start-glue-point="2" draw:end-shape="id39" draw:end-glue-point="0" svg:d="m15125 8731v500">
          <text:p/>
        </draw:connector>
        <draw:connector draw:style-name="Соединение" draw:layer="layout" svg:x1="18.875cm" svg:y1="15.231cm" svg:x2="18.875cm" svg:y2="15.731cm" draw:start-shape="id41" draw:start-glue-point="2" draw:end-shape="id48" draw:end-glue-point="4" svg:d="m18875 15231v500">
          <text:p/>
        </draw:connector>
        <draw:frame draw:style-name="Номерки" draw:layer="layout" svg:width="0.194cm" svg:height="0.386cm" svg:x="14.377cm" svg:y="5.5cm">
          <draw:text-box>
            <text:p>1</text:p>
          </draw:text-box>
        </draw:frame>
        <draw:frame draw:style-name="Номерки" draw:layer="layout" svg:width="0.194cm" svg:height="0.386cm" svg:x="14.188cm" svg:y="6.963cm">
          <draw:text-box>
            <text:p>2</text:p>
          </draw:text-box>
        </draw:frame>
        <draw:frame draw:style-name="Номерки" draw:layer="layout" svg:width="0.194cm" svg:height="0.386cm" svg:x="14.523cm" svg:y="11.835cm">
          <draw:text-box>
            <text:p>4</text:p>
          </draw:text-box>
        </draw:frame>
        <draw:frame draw:style-name="Номерки" draw:layer="layout" svg:width="0.194cm" svg:height="0.386cm" svg:x="14.177cm" svg:y="15.48cm">
          <draw:text-box>
            <text:p>6</text:p>
          </draw:text-box>
        </draw:frame>
        <draw:frame draw:style-name="gr16" draw:layer="layout" svg:width="0.193cm" svg:height="0.386cm" svg:x="14.155cm" svg:y="8.947cm">
          <draw:text-box>
            <text:p>3</text:p>
          </draw:text-box>
        </draw:frame>
        <draw:frame draw:style-name="Номерки" draw:layer="layout" svg:width="0.194cm" svg:height="0.386cm" svg:x="14.211cm" svg:y="13.457cm">
          <draw:text-box>
            <text:p>5</text:p>
          </draw:text-box>
        </draw:frame>
        <draw:frame draw:style-name="gr17" draw:layer="layout" svg:width="0.193cm" svg:height="0.386cm" svg:x="18.036cm" svg:y="13.481cm">
          <draw:text-box>
            <text:p>8</text:p>
          </draw:text-box>
        </draw:frame>
        <draw:frame draw:style-name="gr15" draw:layer="layout" svg:width="0.171cm" svg:height="0.386cm" svg:x="14.242cm" svg:y="17.45cm">
          <draw:text-box>
            <text:p>7</text:p>
          </draw:text-box>
        </draw:frame>
        <draw:frame draw:style-name="gr13" draw:layer="layout" svg:width="0.247cm" svg:height="0.386cm" svg:x="18.092cm" svg:y="15.487cm">
          <draw:text-box>
            <text:p>9</text:p>
          </draw:text-box>
        </draw:frame>
        <draw:frame draw:style-name="gr10" draw:layer="layout" svg:width="0.5cm" svg:height="0.5cm" svg:x="15.125cm" svg:y="13.089cm">
          <draw:text-box>
            <text:p>да</text:p>
          </draw:text-box>
        </draw:frame>
        <draw:frame draw:style-name="gr10" draw:layer="layout" svg:width="0.756cm" svg:height="0.5cm" svg:x="16.13cm" svg:y="11.981cm">
          <draw:text-box>
            <text:p>нет</text:p>
          </draw:text-box>
        </draw:frame>
        <draw:frame draw:style-name="gr4" draw:text-style-name="P7" draw:layer="layout" svg:width="8.803cm" svg:height="7.304cm" svg:x="3.544cm" svg:y="1.135cm">
          <draw:text-box>
            <text:p text:style-name="P7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7">int InputData(long *studCount,student *students);</text:p>
            <text:p text:style-name="P7">Используется тип-запись student - «студент», имеющая след. поля:</text:p>
            <text:p text:style-name="P7">FstName - строка - имя студента;</text:p>
            <text:p text:style-name="P7">LstName - строка - фамилия студента;</text:p>
            <text:p text:style-name="P7">Surname - строка - отчество студента;</text:p>
            <text:p text:style-name="P7">University - строка - название вуза студента;</text:p>
            <text:p text:style-name="P7">GroupNumber - натуральное - номер группы студента.</text:p>
            <text:p text:style-name="P7">Используемые параметры:.</text:p>
            <text:p text:style-name="P7">studCount - натуральное - количество студентов;</text:p>
            <text:p text:style-name="P7">students - массив «студентов» - информация о каждом из studCount студентов.</text:p>
            <text:p text:style-name="P7">Локальные переменные:</text:p>
            <text:p text:style-name="P7">i - целое - переменная-счетчик для обработки массива;</text:p>
            <text:p text:style-name="P7">log - переменная состояния (были ошибки или нет). </text:p>
          </draw:text-box>
        </draw:frame>
        <draw:polyline draw:style-name="gr6" xml:id="id49" draw:id="id49" draw:layer="layout" svg:width="0.599cm" svg:height="7.442cm" svg:x="11.9cm" svg:y="0.996cm" svg:viewBox="0 0 600 7443" draw:points="0,0 600,0 600,7443 0,7443">
          <text:p/>
        </draw:polyline>
        <draw:connector draw:style-name="gr8" draw:layer="layout" draw:type="line" svg:x1="12.5cm" svg:y1="4.717cm" svg:x2="14cm" svg:y2="6.106cm" draw:start-shape="id49" draw:start-glue-point="1" draw:end-shape="id46" draw:end-glue-point="5" svg:d="m12500 4717 1500 1389">
          <text:p/>
        </draw:connector>
        <draw:frame draw:style-name="gr18" draw:text-style-name="P9" draw:layer="layout" svg:width="3.803cm" svg:height="0.443cm" svg:x="16.635cm" svg:y="11cm">
          <draw:text-box>
            <text:p text:style-name="P9">(i&lt;=studCount) and log</text:p>
          </draw:text-box>
        </draw:frame>
        <draw:frame draw:style-name="gr4" draw:text-style-name="P7" draw:layer="layout" svg:width="8.803cm" svg:height="1.684cm" svg:x="8cm" svg:y="20.196cm">
          <draw:text-box>
            <text:p text:style-name="P7">log=GetStudent(students[i]);</text:p>
            <text:p text:style-name="P7">Функция GetStudent запрашивает у пользователя информацию о студенте, и возвращает true, если операция проведена успешно, иначе возвращается false.</text:p>
          </draw:text-box>
        </draw:frame>
        <draw:polyline draw:style-name="gr6" xml:id="id50" draw:id="id50" draw:layer="layout" svg:width="0.599cm" svg:height="1.999cm" svg:x="16.303cm" svg:y="20cm" svg:viewBox="0 0 600 2000" draw:points="0,0 600,0 600,2000 0,2000">
          <text:p/>
        </draw:polyline>
        <draw:connector draw:style-name="gr8" draw:layer="layout" svg:x1="16.903cm" svg:y1="21cm" svg:x2="16.25cm" svg:y2="16.481cm" draw:start-shape="id50" draw:start-glue-point="1" draw:end-shape="id43" draw:end-glue-point="1" svg:d="m16903 21000h215v-4519h-868">
          <text:p/>
        </draw:connector>
        <draw:polyline draw:style-name="gr6" xml:id="id51" draw:id="id51" draw:layer="layout" svg:width="-0.599cm" svg:height="-0.499cm" svg:x="17.1cm" svg:y="11.5cm" svg:viewBox="0 0 -600 -500" draw:points="0,0 600,0 600,500 0,500">
          <text:p/>
        </draw:polyline>
        <draw:connector draw:style-name="gr8" draw:layer="layout" draw:type="line" svg:x1="16.5cm" svg:y1="11.25cm" svg:x2="15.699cm" svg:y2="12.118cm" draw:start-shape="id51" draw:start-glue-point="3" draw:end-shape="id40" draw:end-glue-point="8" svg:d="m16500 11250-801 868">
          <text:p/>
        </draw:connector>
        <draw:frame draw:style-name="gr4" draw:text-style-name="P7" draw:layer="layout" svg:width="8.803cm" svg:height="1.684cm" svg:x="2.697cm" svg:y="9.644cm">
          <draw:text-box>
            <text:p text:style-name="P7">log=GetCount(studCount);</text:p>
            <text:p text:style-name="P7">Функция GetCount запрашивает у пользователя колличество студентов в списке, и возвращает true, если операция проведена успешно, иначе возвращается false.</text:p>
          </draw:text-box>
        </draw:frame>
        <draw:polyline draw:style-name="gr6" xml:id="id52" draw:id="id52" draw:layer="layout" svg:width="0.599cm" svg:height="1.999cm" svg:x="11.018cm" svg:y="9.481cm" svg:viewBox="0 0 600 2000" draw:points="0,0 600,0 600,2000 0,2000">
          <text:p/>
        </draw:polyline>
        <draw:connector draw:style-name="gr8" draw:layer="layout" svg:x1="11.618cm" svg:y1="10.481cm" svg:x2="14cm" svg:y2="7.981cm" draw:start-shape="id52" draw:start-glue-point="1" draw:end-shape="id47" svg:d="m11618 10481h1687v-2500h695">
          <text:p/>
        </draw:connector>
      </draw:page>
      <draw:page draw:name="page4" draw:style-name="dp1" draw:master-page-name="Обычный">
        <draw:custom-shape draw:style-name="standard" xml:id="id54" draw:id="id54" draw:layer="layout" svg:width="2.25cm" svg:height="1.5cm" svg:x="12.5cm" svg:y="3cm">
          <text:p text:style-name="P5">Варианты работы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55" draw:id="id55" draw:layer="layout" svg:width="2.25cm" svg:height="1.5cm" svg:x="12.5cm" svg:y="5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56" draw:id="id56" draw:layer="layout" svg:width="2.25cm" svg:height="1.5cm" svg:x="12.5cm" svg:y="7cm">
          <text:p text:style-name="P1"><text:span text:style-name="T1">ch=='V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57" draw:id="id57" draw:layer="layout" svg:width="2.25cm" svg:height="1.5cm" svg:x="12.5cm" svg:y="9cm">
          <text:p text:style-name="P1"><text:span text:style-name="T1">i=1</text:span></text:p>
          <draw:enhanced-geometry svg:viewBox="0 0 21600 21600" draw:type="rectangle" draw:enhanced-path="M 0 0 L 21600 0 21600 21600 0 21600 0 0 Z N"/>
        </draw:custom-shape>
        <draw:custom-shape draw:style-name="standard" xml:id="id58" draw:id="id58" draw:layer="layout" svg:width="2.25cm" svg:height="1.5cm" svg:x="12.5cm" svg:y="11.5cm">
          <text:p text:style-name="P5">Информация о студенте 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59" draw:id="id59" draw:layer="layout" svg:width="2.25cm" svg:height="1.5cm" svg:x="12.5cm" svg:y="13.5cm">
          <text:p text:style-name="P5">Варианты работы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60" draw:id="id60" draw:layer="layout" svg:width="2.25cm" svg:height="1.5cm" svg:x="12.5cm" svg:y="15.5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61" draw:id="id61" draw:layer="layout" svg:width="2.25cm" svg:height="1.5cm" svg:x="12.5cm" svg:y="17.5cm">
          <text:p text:style-name="P1"><text:span text:style-name="T1">ch=='R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62" draw:id="id62" draw:layer="layout" svg:width="2.25cm" svg:height="1.5cm" svg:x="10cm" svg:y="19cm">
          <text:p text:style-name="P1"><text:span text:style-name="T1">GetStudent(</text:span></text:p>
          <text:p text:style-name="P1"><text:span text:style-name="T1">stud[i]);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63" draw:id="id63" draw:layer="layout" svg:width="2.25cm" svg:height="1.5cm" svg:x="15cm" svg:y="19cm">
          <text:p text:style-name="P1"><text:span text:style-name="T1">i=i+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2.25cm" svg:height="1.5cm" svg:x="12.5cm" svg:y="21.5cm">
          <draw:glue-point draw:id="8" svg:x="-2.36cm" svg:y="2.593cm"/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65" draw:id="id65" draw:layer="layout" svg:width="2.25cm" svg:height="1.5cm" svg:x="12.5cm" svg:y="23.75cm">
          <text:p text:style-name="P1"><text:span text:style-name="T1">CheckData=</text:span></text:p>
          <text:p text:style-name="P1"><text:span text:style-name="T1">ch&lt;&gt;'A'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53" draw:id="id53" draw:layer="layout" svg:width="2.25cm" svg:height="0.75cm" svg:x="12.5cm" svg:y="1.7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66" draw:id="id66" draw:layer="layout" svg:width="2.25cm" svg:height="0.75cm" svg:x="12.5cm" svg:y="25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3.625cm" svg:y1="2.5cm" svg:x2="13.625cm" svg:y2="3cm" draw:start-shape="id53" draw:start-glue-point="6" draw:end-shape="id54" draw:end-glue-point="4" svg:d="m13625 2500v500">
          <text:p/>
        </draw:connector>
        <draw:connector draw:style-name="Соединение" draw:layer="layout" svg:x1="13.625cm" svg:y1="4.412cm" svg:x2="13.625cm" svg:y2="5cm" draw:start-shape="id54" draw:start-glue-point="6" draw:end-shape="id55" draw:end-glue-point="5" svg:d="m13625 4412v588">
          <text:p/>
        </draw:connector>
        <draw:connector draw:style-name="Соединение" draw:layer="layout" svg:x1="13.625cm" svg:y1="6.5cm" svg:x2="13.625cm" svg:y2="7cm" draw:start-shape="id55" draw:start-glue-point="8" draw:end-shape="id56" draw:end-glue-point="4" svg:d="m13625 6500v500">
          <text:p/>
        </draw:connector>
        <draw:connector draw:style-name="Соединение" draw:layer="layout" svg:x1="13.625cm" svg:y1="8.5cm" svg:x2="13.625cm" svg:y2="9cm" draw:start-shape="id56" draw:start-glue-point="6" draw:end-shape="id57" draw:end-glue-point="0" svg:d="m13625 8500v500">
          <text:p/>
        </draw:connector>
        <draw:connector draw:style-name="Соединение" xml:id="id67" draw:id="id67" draw:layer="layout" svg:x1="13.625cm" svg:y1="10.5cm" svg:x2="13.625cm" svg:y2="11.5cm" draw:start-shape="id57" draw:start-glue-point="2" draw:end-shape="id58" draw:end-glue-point="4" svg:d="m13625 10500v1000">
          <text:p/>
        </draw:connector>
        <draw:connector draw:style-name="Соединение" draw:layer="layout" svg:x1="13.625cm" svg:y1="12.912cm" svg:x2="13.625cm" svg:y2="13.5cm" draw:start-shape="id58" draw:start-glue-point="6" draw:end-shape="id59" draw:end-glue-point="4" svg:d="m13625 12912v588">
          <text:p/>
        </draw:connector>
        <draw:connector draw:style-name="Соединение" draw:layer="layout" svg:x1="13.625cm" svg:y1="14.912cm" svg:x2="13.625cm" svg:y2="15.5cm" draw:start-shape="id59" draw:start-glue-point="6" draw:end-shape="id60" draw:end-glue-point="5" svg:d="m13625 14912v588">
          <text:p/>
        </draw:connector>
        <draw:connector draw:style-name="Соединение" draw:layer="layout" svg:x1="13.625cm" svg:y1="17cm" svg:x2="13.625cm" svg:y2="17.5cm" draw:start-shape="id60" draw:start-glue-point="8" draw:end-shape="id61" draw:end-glue-point="4" svg:d="m13625 17000v500">
          <text:p/>
        </draw:connector>
        <draw:connector draw:style-name="Соединение" draw:layer="layout" svg:x1="12.5cm" svg:y1="18.25cm" svg:x2="11.125cm" svg:y2="19cm" draw:start-shape="id61" draw:start-glue-point="5" draw:end-shape="id62" draw:end-glue-point="0" svg:d="m12500 18250h-1375v750">
          <text:p/>
        </draw:connector>
        <draw:connector draw:style-name="Соединение" draw:layer="layout" svg:x1="14.75cm" svg:y1="18.25cm" svg:x2="16.125cm" svg:y2="19cm" draw:start-shape="id61" draw:start-glue-point="7" draw:end-shape="id63" draw:end-glue-point="0" svg:d="m14750 18250h1375v750">
          <text:p/>
        </draw:connector>
        <draw:connector draw:style-name="standard" draw:layer="layout" svg:x1="11.125cm" svg:y1="20.5cm" svg:x2="13.625cm" svg:y2="21.5cm" draw:start-shape="id62" draw:start-glue-point="2" draw:end-shape="id64" draw:end-glue-point="4" svg:d="m11125 20500v500h2500v500">
          <text:p/>
        </draw:connector>
        <draw:connector draw:style-name="Соединение" draw:layer="layout" svg:x1="16.125cm" svg:y1="20.5cm" svg:x2="13.625cm" svg:y2="21.5cm" draw:start-shape="id63" draw:start-glue-point="2" draw:end-shape="id64" draw:end-glue-point="4" svg:d="m16125 20500v500h-2500v500">
          <text:p/>
        </draw:connector>
        <draw:connector draw:style-name="Соединение" xml:id="id68" draw:id="id68" draw:layer="layout" svg:x1="13.625cm" svg:y1="23cm" svg:x2="13.625cm" svg:y2="23.75cm" draw:end-shape="id65" draw:end-glue-point="0" svg:d="m13625 23000v750">
          <text:p/>
        </draw:connector>
        <draw:connector draw:style-name="Соединение" draw:layer="layout" svg:x1="13.625cm" svg:y1="25.25cm" svg:x2="13.625cm" svg:y2="25.75cm" draw:start-shape="id65" draw:start-glue-point="2" draw:end-shape="id66" draw:end-glue-point="4" svg:d="m13625 25250v500">
          <text:p/>
        </draw:connector>
        <draw:connector draw:style-name="Соединение" draw:layer="layout" draw:line-skew="-2.909cm" svg:x1="12.5cm" svg:y1="22.25cm" svg:x2="13.625cm" svg:y2="11cm" draw:start-shape="id64" draw:start-glue-point="5" draw:end-shape="id67" draw:end-glue-point="0" svg:d="m12500 22250h-6460v-11250h7585">
          <text:p/>
        </draw:connector>
        <draw:connector draw:style-name="Соединение" draw:layer="layout" draw:line-skew="3.034cm" svg:x1="14.75cm" svg:y1="7.75cm" svg:x2="13.625cm" svg:y2="23.375cm" draw:start-shape="id56" draw:start-glue-point="7" draw:end-shape="id68" draw:end-glue-point="0" svg:d="m14750 7750h5099v15625h-6224">
          <text:p/>
        </draw:connector>
        <draw:frame draw:style-name="Номерки" draw:layer="layout" svg:width="0.194cm" svg:height="0.386cm" svg:x="12.831cm" svg:y="1.512cm">
          <draw:text-box>
            <text:p>1</text:p>
          </draw:text-box>
        </draw:frame>
        <draw:frame draw:style-name="Номерки" draw:layer="layout" svg:width="0.194cm" svg:height="0.386cm" svg:x="12.734cm" svg:y="2.733cm">
          <draw:text-box>
            <text:p>2</text:p>
          </draw:text-box>
        </draw:frame>
        <draw:frame draw:style-name="Номерки" draw:layer="layout" svg:width="0.194cm" svg:height="0.386cm" svg:x="13.039cm" svg:y="7.103cm">
          <draw:text-box>
            <text:p>4</text:p>
          </draw:text-box>
        </draw:frame>
        <draw:frame draw:style-name="Номерки" draw:layer="layout" svg:width="0.194cm" svg:height="0.386cm" svg:x="12.705cm" svg:y="11.267cm">
          <draw:text-box>
            <text:p>6</text:p>
          </draw:text-box>
        </draw:frame>
        <draw:frame draw:style-name="Номерки" draw:layer="layout" svg:width="0.194cm" svg:height="0.386cm" svg:x="13.082cm" svg:y="4.744cm">
          <draw:text-box>
            <text:p>3</text:p>
          </draw:text-box>
        </draw:frame>
        <draw:frame draw:style-name="Номерки" draw:layer="layout" svg:width="0.194cm" svg:height="0.386cm" svg:x="12.674cm" svg:y="8.752cm">
          <draw:text-box>
            <text:p>5</text:p>
          </draw:text-box>
        </draw:frame>
        <draw:frame draw:style-name="gr14" draw:layer="layout" svg:width="0.193cm" svg:height="0.386cm" svg:x="13.105cm" svg:y="15.227cm">
          <draw:text-box>
            <text:p>8</text:p>
          </draw:text-box>
        </draw:frame>
        <draw:frame draw:style-name="Номерки" draw:layer="layout" svg:width="0.29cm" svg:height="0.386cm" svg:x="10.184cm" svg:y="18.753cm">
          <draw:text-box>
            <text:p>10</text:p>
          </draw:text-box>
        </draw:frame>
        <draw:frame draw:style-name="gr15" draw:layer="layout" svg:width="0.171cm" svg:height="0.386cm" svg:x="12.712cm" svg:y="13.257cm">
          <draw:text-box>
            <text:p>7</text:p>
          </draw:text-box>
        </draw:frame>
        <draw:frame draw:style-name="gr13" draw:layer="layout" svg:width="0.247cm" svg:height="0.386cm" svg:x="13.027cm" svg:y="17.646cm">
          <draw:text-box>
            <text:p>9</text:p>
          </draw:text-box>
        </draw:frame>
        <draw:frame draw:style-name="Номерки" draw:layer="layout" svg:width="0.239cm" svg:height="0.386cm" svg:x="15.219cm" svg:y="18.757cm">
          <draw:text-box>
            <text:p>11</text:p>
          </draw:text-box>
        </draw:frame>
        <draw:frame draw:style-name="Номерки" draw:layer="layout" svg:width="0.29cm" svg:height="0.386cm" svg:x="12.994cm" svg:y="21.597cm">
          <draw:text-box>
            <text:p>12</text:p>
          </draw:text-box>
        </draw:frame>
        <draw:frame draw:style-name="Номерки" draw:layer="layout" svg:width="0.29cm" svg:height="0.386cm" svg:x="12.668cm" svg:y="23.478cm">
          <draw:text-box>
            <text:p>13</text:p>
          </draw:text-box>
        </draw:frame>
        <draw:frame draw:style-name="Номерки" draw:layer="layout" svg:width="0.311cm" svg:height="0.386cm" svg:x="12.859cm" svg:y="25.467cm">
          <draw:text-box>
            <text:p>14</text:p>
          </draw:text-box>
        </draw:frame>
        <draw:frame draw:style-name="gr10" draw:layer="layout" svg:width="0.5cm" svg:height="0.5cm" svg:x="13.722cm" svg:y="8.353cm">
          <draw:text-box>
            <text:p>да</text:p>
          </draw:text-box>
        </draw:frame>
        <draw:frame draw:style-name="gr10" draw:layer="layout" svg:width="0.756cm" svg:height="0.5cm" svg:x="14.75cm" svg:y="7.25cm">
          <draw:text-box>
            <text:p>нет</text:p>
          </draw:text-box>
        </draw:frame>
        <draw:frame draw:style-name="gr10" draw:layer="layout" svg:width="0.5cm" svg:height="0.5cm" svg:x="12.168cm" svg:y="17.75cm">
          <draw:text-box>
            <text:p>да</text:p>
          </draw:text-box>
        </draw:frame>
        <draw:frame draw:style-name="gr10" draw:layer="layout" svg:width="0.756cm" svg:height="0.5cm" svg:x="14.75cm" svg:y="17.75cm">
          <draw:text-box>
            <text:p>нет</text:p>
          </draw:text-box>
        </draw:frame>
        <draw:frame draw:style-name="gr10" draw:layer="layout" svg:width="0.5cm" svg:height="0.5cm" svg:x="13.125cm" svg:y="23cm">
          <draw:text-box>
            <text:p>да</text:p>
          </draw:text-box>
        </draw:frame>
        <draw:frame draw:style-name="gr10" draw:layer="layout" svg:width="0.756cm" svg:height="0.5cm" svg:x="11.85cm" svg:y="21.75cm">
          <draw:text-box>
            <text:p>нет</text:p>
          </draw:text-box>
        </draw:frame>
        <draw:polyline draw:style-name="gr6" xml:id="id69" draw:id="id69" draw:layer="layout" svg:width="0.599cm" svg:height="2.499cm" svg:x="10.9cm" svg:y="13cm" svg:viewBox="0 0 600 2500" draw:points="0,0 600,0 600,2500 0,2500">
          <text:p/>
        </draw:polyline>
        <draw:connector draw:style-name="gr8" draw:layer="layout" draw:type="line" svg:x1="11.5cm" svg:y1="14.25cm" svg:x2="12.5cm" svg:y2="14.25cm" draw:start-shape="id69" draw:start-glue-point="1" draw:end-shape="id59" draw:end-glue-point="5" svg:d="m11500 14250h1000">
          <text:p/>
        </draw:connector>
        <draw:frame draw:style-name="gr4" draw:text-style-name="P7" draw:layer="layout" svg:width="4cm" svg:height="2.5cm" svg:x="7.5cm" svg:y="13cm">
          <draw:text-box>
            <text:p text:style-name="P7">Неправильная информация, изменить её - 'R';</text:p>
            <text:p text:style-name="P7">Неправильно, завершить программу - 'A';</text:p>
            <text:p text:style-name="P7">Правильно - любое другое.</text:p>
            <text:p text:style-name="P7"/>
          </draw:text-box>
        </draw:frame>
        <draw:polyline draw:style-name="gr6" xml:id="id70" draw:id="id70" draw:layer="layout" svg:width="0.599cm" svg:height="2.499cm" draw:transform="rotate (3.1415926535892) translate (16.2340000000105cm 5.278cm)" svg:viewBox="0 0 600 2500" draw:points="0,0 600,0 600,2500 0,2500">
          <text:p/>
        </draw:polyline>
        <draw:frame draw:style-name="gr4" draw:text-style-name="P9" draw:layer="layout" svg:width="4.5cm" svg:height="2.5cm" svg:x="15.489cm" svg:y="2.768cm">
          <draw:text-box>
            <text:p text:style-name="P9"/>
            <text:p text:style-name="P9">Проверить каждого студента - 'V';</text:p>
            <text:p text:style-name="P9">завершить программу - 'A'</text:p>
            <text:p text:style-name="P9">продолжить без проверки - любое другое</text:p>
          </draw:text-box>
        </draw:frame>
        <draw:connector draw:style-name="gr8" draw:layer="layout" draw:type="line" svg:x1="15.634cm" svg:y1="4.028cm" svg:x2="14.75cm" svg:y2="3.75cm" draw:start-shape="id70" draw:start-glue-point="3" draw:end-shape="id54" draw:end-glue-point="7" svg:d="m15634 4028-884-278">
          <text:p/>
        </draw:connector>
        <draw:frame draw:style-name="gr4" draw:text-style-name="P7" draw:layer="layout" svg:width="4.5cm" svg:height="0.915cm" svg:x="7cm" svg:y="23.085cm">
          <draw:text-box>
            <text:p text:style-name="P7">(UpCase(ch)='A') or (i&gt;studCount)</text:p>
          </draw:text-box>
        </draw:frame>
        <draw:polyline draw:style-name="gr6" xml:id="id71" draw:id="id71" draw:layer="layout" svg:width="0.599cm" svg:height="0.999cm" svg:x="11cm" svg:y="23cm" svg:viewBox="0 0 600 1000" draw:points="0,0 600,0 600,1000 0,1000">
          <text:p/>
        </draw:polyline>
        <draw:connector draw:style-name="gr8" draw:layer="layout" draw:type="line" svg:x1="11.6cm" svg:y1="23.5cm" svg:x2="13.094cm" svg:y2="22.638cm" draw:start-shape="id71" draw:start-glue-point="1" draw:end-shape="id64" draw:end-glue-point="8" svg:d="m11600 23500 1494-862">
          <text:p/>
        </draw:connector>
        <draw:frame draw:style-name="gr4" draw:text-style-name="P9" draw:layer="layout" svg:width="4cm" svg:height="1.684cm" svg:x="6.623cm" svg:y="16.016cm">
          <draw:text-box>
            <text:p text:style-name="P9">Функция GetStudent запрашивает у пользователя информацию о студенте, и возвращает true, если операция проведена успешно, иначе возвращается false.</text:p>
          </draw:text-box>
        </draw:frame>
        <draw:polyline draw:style-name="gr6" xml:id="id72" draw:id="id72" draw:layer="layout" svg:width="0.599cm" svg:height="2.858cm" draw:transform="rotate (3.1415926535892) translate (7.22300000001187cm 18.875cm)" svg:viewBox="0 0 600 2859" draw:points="0,0 600,0 600,2859 0,2859">
          <text:p/>
        </draw:polyline>
        <draw:connector draw:style-name="gr8" draw:layer="layout" svg:x1="6.623cm" svg:y1="17.445cm" svg:x2="10cm" svg:y2="19.75cm" draw:start-shape="id72" draw:start-glue-point="3" draw:end-shape="id62" draw:end-glue-point="3" svg:d="m6623 17445h-215v2305h3592">
          <text:p/>
        </draw:connector>
        <draw:polyline draw:style-name="gr6" xml:id="id73" draw:id="id73" draw:layer="layout" svg:width="0.599cm" svg:height="2.999cm" draw:transform="rotate (3.1415926535892) translate (15.6000000000126cm 13.5cm)" svg:viewBox="0 0 600 3000" draw:points="0,0 600,0 600,3000 0,3000">
          <text:p/>
        </draw:polyline>
        <draw:connector draw:style-name="gr8" draw:layer="layout" draw:type="line" svg:x1="15cm" svg:y1="12cm" svg:x2="14.75cm" svg:y2="12.25cm" draw:start-shape="id73" draw:end-shape="id58" draw:end-glue-point="7" svg:d="m15000 12000-250 250">
          <text:p/>
        </draw:connector>
        <draw:frame draw:style-name="gr18" draw:text-style-name="P9" draw:layer="layout" svg:width="4.5cm" svg:height="2.578cm" svg:x="15.165cm" svg:y="10.748cm">
          <draw:text-box>
            <text:p text:style-name="P9">Имя - stud[i].FstName</text:p>
            <text:p text:style-name="P9">Фамилия - stud[i].LstName</text:p>
            <text:p text:style-name="P9">Отчество - stud[i].Surname</text:p>
            <text:p text:style-name="P9">Вуз - stud[i].University </text:p>
            <text:p text:style-name="P9">№ группы - </text:p>
            <text:p text:style-name="P9">stud[i].GroupNumber</text:p>
          </draw:text-box>
        </draw:frame>
        <draw:frame draw:style-name="gr4" draw:text-style-name="P7" draw:layer="layout" svg:width="8.797cm" svg:height="7.813cm" svg:x="2.52cm" svg:y="1.187cm">
          <draw:text-box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7">int CheckData(long studCount,student stud[]);</text:p>
            <text:p text:style-name="P7">Используется тип-запись student - «студент», имеющая след. поля:</text:p>
            <text:p text:style-name="P7">FstName - строка - имя студента;</text:p>
            <text:p text:style-name="P7">LstName - строка - фамилия студента;</text:p>
            <text:p text:style-name="P7">Surname - строка - отчество студента;</text:p>
            <text:p text:style-name="P7">University - строка - название вуза студента;</text:p>
            <text:p text:style-name="P7">GroupNumber - натуральное - номер группы студента.</text:p>
            <text:p text:style-name="P7">Используемые параметры:.</text:p>
            <text:p text:style-name="P7">studCount - натуральное - количество студентов;</text:p>
            <text:p text:style-name="P7">stud - массив «студентов» - информация о каждом из studCount студентов.</text:p>
            <text:p text:style-name="P7">Локальные переменные:</text:p>
            <text:p text:style-name="P7">i - целое - переменная-счетчик для обработки массива;</text:p>
            <text:p text:style-name="P7">ch - символ - ответ пользователя на запрос программы</text:p>
            <text:p text:style-name="P7"/>
          </draw:text-box>
        </draw:frame>
        <draw:polyline draw:style-name="gr6" xml:id="id74" draw:id="id74" draw:layer="layout" svg:width="0.599cm" svg:height="8.032cm" svg:x="10.9cm" svg:y="0.967cm" svg:viewBox="0 0 600 8033" draw:points="0,0 600,0 600,8033 0,8033">
          <text:p/>
        </draw:polyline>
        <draw:connector draw:style-name="gr8" draw:layer="layout" draw:type="line" svg:x1="11.5cm" svg:y1="4.983cm" svg:x2="12.5cm" svg:y2="2.125cm" draw:start-shape="id74" draw:start-glue-point="1" draw:end-shape="id53" draw:end-glue-point="5" svg:d="m11500 4983 1000-2858">
          <text:p/>
        </draw:connector>
      </draw:page>
      <draw:page draw:name="page5" draw:style-name="dp1" draw:master-page-name="Обычный">
        <draw:custom-shape draw:style-name="gr11" draw:text-style-name="P2" xml:id="id75" draw:id="id75" draw:layer="layout" svg:width="2.25cm" svg:height="1.5cm" svg:x="7.75cm" svg:y="2.285cm">
          <text:p text:style-name="P1"><text:span text:style-name="T1">k=0;founded= fals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76" draw:id="id76" draw:layer="layout" svg:width="2.25cm" svg:height="1.5cm" svg:x="7.75cm" svg:y="4.285cm">
          <text:p text:style-name="P1">i=1, inStud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2" xml:id="id77" draw:id="id77" draw:layer="layout" svg:width="2.25cm" svg:height="1.5cm" svg:x="7.75cm" svg:y="6.285cm">
          <text:p text:style-name="P1"><text:span text:style-name="T1">outed[i]=fals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78" draw:id="id78" draw:layer="layout" svg:width="2.25cm" svg:height="1.5cm" svg:x="12.25cm" svg:y="6.285cm">
          <text:p text:style-name="P1">i=1, inStudCount-1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79" draw:id="id79" draw:layer="layout" svg:width="2.25cm" svg:height="1.5cm" svg:x="12.25cm" svg:y="8.285cm">
          <text:p text:style-name="P1"><text:span text:style-name="T1">outed[i]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" xml:id="id80" draw:id="id80" draw:layer="layout" svg:width="2.25cm" svg:height="1.5cm" svg:x="12.25cm" svg:y="10.285cm">
          <text:p text:style-name="P1">j=i+1, inStud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2" xml:id="id82" draw:id="id82" draw:layer="layout" svg:width="2.25cm" svg:height="1.5cm" svg:x="12.25cm" svg:y="14.285cm">
          <text:p text:style-name="P1"><text:span text:style-name="T1">founded=true;</text:span></text:p>
          <text:p text:style-name="P1"><text:span text:style-name="T1">k=k+1; outed[j]=tr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2.25cm" svg:height="1.5cm" svg:x="12.25cm" svg:y="19.285cm">
          <text:p text:style-name="P1"><text:span text:style-name="T1">found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83" draw:id="id83" draw:layer="layout" svg:width="2.25cm" svg:height="1.5cm" svg:x="12.25cm" svg:y="16.285cm">
          <text:p text:style-name="P1"><text:span text:style-name="T1">outStud[k]=inStud[j]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5" draw:id="id85" draw:layer="layout" svg:width="2.25cm" svg:height="1.5cm" svg:x="12.25cm" svg:y="21.285cm">
          <text:p text:style-name="P1"><text:span text:style-name="T1">founded=false;</text:span></text:p>
          <text:p text:style-name="P1"><text:span text:style-name="T1">k=k+1;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6" draw:id="id86" draw:layer="layout" svg:width="2.25cm" svg:height="1.5cm" svg:x="12.25cm" svg:y="23.285cm">
          <text:p text:style-name="P1"><text:span text:style-name="T1">outStud[k]=inStud[i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" draw:id="id81" draw:layer="layout" svg:width="2.25cm" svg:height="1.5cm" svg:x="12.25cm" svg:y="12.285cm"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8.875cm" svg:y1="3.785cm" svg:x2="8.875cm" svg:y2="4.285cm" draw:start-shape="id75" draw:start-glue-point="2" draw:end-shape="id76" draw:end-glue-point="4" svg:d="m8875 3785v500">
          <text:p/>
        </draw:connector>
        <draw:connector draw:style-name="Соединение" draw:layer="layout" svg:x1="8.875cm" svg:y1="5.785cm" svg:x2="8.875cm" svg:y2="6.285cm" draw:start-shape="id76" draw:start-glue-point="6" draw:end-shape="id77" draw:end-glue-point="0" svg:d="m8875 5785v500">
          <text:p/>
        </draw:connector>
        <draw:connector draw:style-name="Соединение" draw:layer="layout" svg:x1="10cm" svg:y1="5.035cm" svg:x2="13.375cm" svg:y2="6.285cm" draw:start-shape="id76" draw:start-glue-point="7" draw:end-shape="id78" draw:end-glue-point="4" svg:d="m10000 5035h3375v1250">
          <text:p/>
        </draw:connector>
        <draw:connector draw:style-name="Соединение" draw:layer="layout" svg:x1="13.375cm" svg:y1="7.785cm" svg:x2="13.375cm" svg:y2="8.285cm" draw:start-shape="id78" draw:start-glue-point="6" draw:end-shape="id79" draw:end-glue-point="4" svg:d="m13375 7785v500">
          <text:p/>
        </draw:connector>
        <draw:connector draw:style-name="Соединение" draw:layer="layout" svg:x1="13.375cm" svg:y1="9.785cm" svg:x2="13.375cm" svg:y2="10.285cm" draw:start-shape="id79" draw:start-glue-point="6" draw:end-shape="id80" draw:end-glue-point="4" svg:d="m13375 9785v500">
          <text:p/>
        </draw:connector>
        <draw:connector draw:style-name="Соединение" draw:layer="layout" svg:x1="13.375cm" svg:y1="11.785cm" svg:x2="13.375cm" svg:y2="12.285cm" draw:start-shape="id80" draw:start-glue-point="6" draw:end-shape="id81" draw:end-glue-point="4" svg:d="m13375 11785v500">
          <text:p/>
        </draw:connector>
        <draw:connector draw:style-name="Соединение" draw:layer="layout" svg:x1="13.375cm" svg:y1="13.785cm" svg:x2="13.375cm" svg:y2="14.285cm" draw:start-shape="id81" draw:start-glue-point="6" draw:end-shape="id82" draw:end-glue-point="0" svg:d="m13375 13785v500">
          <text:p/>
        </draw:connector>
        <draw:connector draw:style-name="Соединение" draw:layer="layout" svg:x1="13.375cm" svg:y1="15.785cm" svg:x2="13.375cm" svg:y2="16.285cm" draw:start-shape="id82" draw:start-glue-point="2" draw:end-shape="id83" draw:end-glue-point="0" svg:d="m13375 15785v500">
          <text:p/>
        </draw:connector>
        <draw:connector draw:style-name="Соединение" draw:layer="layout" draw:line-skew="3.204cm" svg:x1="14.5cm" svg:y1="11.035cm" svg:x2="13.375cm" svg:y2="19.285cm" draw:start-shape="id80" draw:start-glue-point="7" draw:end-shape="id84" draw:end-glue-point="4" svg:d="m14500 11035h5500v7705h-6625v545">
          <text:p/>
        </draw:connector>
        <draw:connector draw:style-name="Соединение" draw:layer="layout" svg:x1="13.375cm" svg:y1="20.785cm" svg:x2="13.375cm" svg:y2="21.285cm" draw:start-shape="id84" draw:start-glue-point="6" draw:end-shape="id85" draw:end-glue-point="0" svg:d="m13375 20785v500">
          <text:p/>
        </draw:connector>
        <draw:connector draw:style-name="Соединение" draw:layer="layout" svg:x1="13.375cm" svg:y1="22.785cm" svg:x2="13.375cm" svg:y2="23.285cm" draw:start-shape="id85" draw:start-glue-point="2" draw:end-shape="id86" draw:end-glue-point="0" svg:d="m13375 22785v500">
          <text:p/>
        </draw:connector>
        <draw:connector draw:style-name="standard" draw:layer="layout" svg:x1="13.375cm" svg:y1="24.785cm" svg:x2="12.25cm" svg:y2="7.035cm" draw:start-shape="id86" draw:start-glue-point="2" draw:end-shape="id78" draw:end-glue-point="5" svg:d="m13375 24785v229h-2383v-17979h1258">
          <text:p/>
        </draw:connector>
        <draw:connector draw:style-name="Соединение" draw:layer="layout" svg:x1="13.375cm" svg:y1="17.785cm" svg:x2="12.25cm" svg:y2="11.035cm" draw:start-shape="id83" draw:start-glue-point="2" draw:end-shape="id80" draw:end-glue-point="5" svg:d="m13375 17785v536h-1874v-7286h749">
          <text:p/>
        </draw:connector>
        <draw:connector draw:style-name="standard" draw:layer="layout" svg:x1="12.25cm" svg:y1="13.035cm" svg:x2="12.25cm" svg:y2="11.035cm" draw:start-shape="id81" draw:start-glue-point="5" draw:end-shape="id80" draw:end-glue-point="5" svg:d="m12250 13035h-750v-2000h750">
          <text:p/>
        </draw:connector>
        <draw:connector draw:style-name="standard" draw:layer="layout" svg:x1="12.25cm" svg:y1="9.035cm" svg:x2="12.25cm" svg:y2="7.035cm" draw:start-shape="id79" draw:start-glue-point="5" draw:end-shape="id78" draw:end-glue-point="5" svg:d="m12250 9035h-1259v-2000h1259">
          <text:p/>
        </draw:connector>
        <draw:connector draw:style-name="Соединение" draw:layer="layout" svg:x1="12.25cm" svg:y1="20.035cm" svg:x2="12.25cm" svg:y2="7.035cm" draw:start-shape="id84" draw:start-glue-point="5" draw:end-shape="id78" draw:end-glue-point="5" svg:d="m12250 20035h-1252v-13000h1252">
          <text:p/>
        </draw:connector>
        <draw:connector draw:style-name="Соединение" draw:layer="layout" svg:x1="8.875cm" svg:y1="7.785cm" svg:x2="7.75cm" svg:y2="5.035cm" draw:start-shape="id77" draw:start-glue-point="2" draw:end-shape="id76" draw:end-glue-point="5" svg:d="m8875 7785v215h-1640v-2965h515">
          <text:p/>
        </draw:connector>
        <draw:custom-shape draw:style-name="gr11" draw:text-style-name="P2" xml:id="id87" draw:id="id87" draw:layer="layout" svg:width="2.25cm" svg:height="1.5cm" svg:x="16.75cm" svg:y="7.785cm">
          <text:p text:style-name="P1"><text:span text:style-name="T1">outStudCount=k</text:span></text:p>
          <draw:enhanced-geometry svg:viewBox="0 0 21600 21600" draw:type="rectangle" draw:enhanced-path="M 0 0 L 21600 0 21600 21600 0 21600 0 0 Z N"/>
        </draw:custom-shape>
        <draw:custom-shape draw:style-name="standard" xml:id="id89" draw:id="id89" draw:layer="layout" svg:width="2.25cm" svg:height="0.75cm" svg:x="16.75cm" svg:y="9.78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4.5cm" svg:y1="7.035cm" svg:x2="17.875cm" svg:y2="7.785cm" draw:start-shape="id78" draw:start-glue-point="7" draw:end-shape="id87" draw:end-glue-point="0" svg:d="m14500 7035h3375v750">
          <text:p/>
        </draw:connector>
        <draw:custom-shape draw:style-name="standard" draw:text-style-name="P4" xml:id="id88" draw:id="id88" draw:layer="layout" svg:width="2.25cm" svg:height="0.75cm" svg:x="7.75cm" svg:y="1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8.875cm" svg:y1="1.75cm" svg:x2="8.875cm" svg:y2="2.285cm" draw:start-shape="id88" draw:start-glue-point="6" draw:end-shape="id75" draw:end-glue-point="0" svg:d="m8875 1750v535">
          <text:p/>
        </draw:connector>
        <draw:connector draw:style-name="Соединение" draw:layer="layout" svg:x1="17.875cm" svg:y1="9.285cm" svg:x2="17.875cm" svg:y2="9.785cm" draw:start-shape="id87" draw:start-glue-point="2" draw:end-shape="id89" draw:end-glue-point="4" svg:d="m17875 9285v500">
          <text:p/>
        </draw:connector>
        <draw:line draw:style-name="Соединение" draw:layer="layout" svg:x1="12cm" svg:y1="9.035cm" svg:x2="11cm" svg:y2="9.035cm">
          <text:p/>
        </draw:line>
        <draw:line draw:style-name="Соединение" draw:layer="layout" svg:x1="12.25cm" svg:y1="13.035cm" svg:x2="11.5cm" svg:y2="13.035cm">
          <text:p/>
        </draw:line>
        <draw:line draw:style-name="Соединение" draw:layer="layout" svg:x1="12cm" svg:y1="20.035cm" svg:x2="11cm" svg:y2="20.035cm">
          <text:p/>
        </draw:line>
        <draw:line draw:style-name="Соединение" draw:layer="layout" svg:x1="11cm" svg:y1="21cm" svg:x2="11cm" svg:y2="20cm">
          <text:p>c</text:p>
        </draw:line>
        <draw:line draw:style-name="Соединение" draw:layer="layout" svg:x1="11cm" svg:y1="10cm" svg:x2="11cm" svg:y2="9cm">
          <text:p/>
        </draw:line>
        <draw:frame draw:style-name="Номерки" draw:layer="layout" svg:width="0.194cm" svg:height="0.386cm" svg:x="8.087cm" svg:y="0.769cm">
          <draw:text-box>
            <text:p>1</text:p>
          </draw:text-box>
        </draw:frame>
        <draw:frame draw:style-name="Номерки" draw:layer="layout" svg:width="0.194cm" svg:height="0.386cm" svg:x="7.928cm" svg:y="2.052cm">
          <draw:text-box>
            <text:p>2</text:p>
          </draw:text-box>
        </draw:frame>
        <draw:frame draw:style-name="Номерки" draw:layer="layout" svg:width="0.194cm" svg:height="0.386cm" svg:x="7.937cm" svg:y="6.034cm">
          <draw:text-box>
            <text:p>4</text:p>
          </draw:text-box>
        </draw:frame>
        <draw:frame draw:style-name="Номерки" draw:layer="layout" svg:width="0.194cm" svg:height="0.386cm" svg:x="12.734cm" svg:y="8.38cm">
          <draw:text-box>
            <text:p>6</text:p>
          </draw:text-box>
        </draw:frame>
        <draw:frame draw:style-name="Номерки" draw:layer="layout" svg:width="0.194cm" svg:height="0.386cm" svg:x="8.323cm" svg:y="4.017cm">
          <draw:text-box>
            <text:p>3</text:p>
          </draw:text-box>
        </draw:frame>
        <draw:frame draw:style-name="Номерки" draw:layer="layout" svg:width="0.194cm" svg:height="0.386cm" svg:x="12.843cm" svg:y="5.988cm">
          <draw:text-box>
            <text:p>5</text:p>
          </draw:text-box>
        </draw:frame>
        <draw:frame draw:style-name="gr14" draw:layer="layout" svg:width="0.193cm" svg:height="0.386cm" svg:x="12.76cm" svg:y="12.402cm">
          <draw:text-box>
            <text:p>8</text:p>
          </draw:text-box>
        </draw:frame>
        <draw:frame draw:style-name="Номерки" draw:layer="layout" svg:width="0.29cm" svg:height="0.386cm" svg:x="12.42cm" svg:y="16.021cm">
          <draw:text-box>
            <text:p>10</text:p>
          </draw:text-box>
        </draw:frame>
        <draw:frame draw:style-name="gr15" draw:layer="layout" svg:width="0.171cm" svg:height="0.386cm" svg:x="12.85cm" svg:y="10.043cm">
          <draw:text-box>
            <text:p>7</text:p>
          </draw:text-box>
        </draw:frame>
        <draw:frame draw:style-name="gr13" draw:layer="layout" svg:width="0.247cm" svg:height="0.386cm" svg:x="12.45cm" svg:y="14.012cm">
          <draw:text-box>
            <text:p>9</text:p>
          </draw:text-box>
        </draw:frame>
        <draw:frame draw:style-name="Номерки" draw:layer="layout" svg:width="0.239cm" svg:height="0.386cm" svg:x="12.729cm" svg:y="19.414cm">
          <draw:text-box>
            <text:p>11</text:p>
          </draw:text-box>
        </draw:frame>
        <draw:frame draw:style-name="Номерки" draw:layer="layout" svg:width="0.29cm" svg:height="0.386cm" svg:x="12.463cm" svg:y="21.01cm">
          <draw:text-box>
            <text:p>12</text:p>
          </draw:text-box>
        </draw:frame>
        <draw:frame draw:style-name="Номерки" draw:layer="layout" svg:width="0.29cm" svg:height="0.386cm" svg:x="12.51cm" svg:y="23.078cm">
          <draw:text-box>
            <text:p>13</text:p>
          </draw:text-box>
        </draw:frame>
        <draw:frame draw:style-name="Номерки" draw:layer="layout" svg:width="0.311cm" svg:height="0.386cm" svg:x="16.976cm" svg:y="7.547cm">
          <draw:text-box>
            <text:p>14</text:p>
          </draw:text-box>
        </draw:frame>
        <draw:frame draw:style-name="Номерки" draw:layer="layout" svg:width="0.29cm" svg:height="0.386cm" svg:x="17.096cm" svg:y="9.583cm">
          <draw:text-box>
            <text:p>15</text:p>
          </draw:text-box>
        </draw:frame>
        <draw:frame draw:style-name="gr10" draw:layer="layout" svg:width="0.5cm" svg:height="0.5cm" svg:x="11.734cm" svg:y="8.535cm">
          <draw:text-box>
            <text:p>да</text:p>
          </draw:text-box>
        </draw:frame>
        <draw:frame draw:style-name="gr10" draw:layer="layout" svg:width="0.756cm" svg:height="0.5cm" svg:x="13.375cm" svg:y="9.634cm">
          <draw:text-box>
            <text:p>нет</text:p>
          </draw:text-box>
        </draw:frame>
        <draw:frame draw:style-name="gr10" draw:layer="layout" svg:width="0.5cm" svg:height="0.5cm" svg:x="13.375cm" svg:y="13.576cm">
          <draw:text-box>
            <text:p>да</text:p>
          </draw:text-box>
        </draw:frame>
        <draw:frame draw:style-name="gr10" draw:layer="layout" svg:width="0.756cm" svg:height="0.5cm" svg:x="11.734cm" svg:y="12.535cm">
          <draw:text-box>
            <text:p>нет</text:p>
          </draw:text-box>
        </draw:frame>
        <draw:frame draw:style-name="gr10" draw:layer="layout" svg:width="0.5cm" svg:height="0.5cm" svg:x="13.375cm" svg:y="20.63cm">
          <draw:text-box>
            <text:p>да</text:p>
          </draw:text-box>
        </draw:frame>
        <draw:frame draw:style-name="gr10" draw:layer="layout" svg:width="0.756cm" svg:height="0.5cm" svg:x="11.494cm" svg:y="19.535cm">
          <draw:text-box>
            <text:p>нет</text:p>
          </draw:text-box>
        </draw:frame>
        <draw:frame draw:style-name="gr4" draw:text-style-name="P9" draw:layer="layout" svg:width="4cm" svg:height="1.684cm" svg:x="15.6cm" svg:y="13.141cm">
          <draw:text-box>
            <text:p text:style-name="P9">not outed[j] </text:p>
            <text:p text:style-name="P9">and (inStud[i].GroupNum = inStud[j].GroupNum) </text:p>
            <text:p text:style-name="P9">and (inStud[i].University = inStud[j].University) </text:p>
          </draw:text-box>
        </draw:frame>
        <draw:polyline draw:style-name="gr6" xml:id="id90" draw:id="id90" draw:layer="layout" svg:width="0.599cm" svg:height="2.203cm" draw:transform="rotate (3.1415926535892) translate (16.2000000000091cm 15.189cm)" svg:viewBox="0 0 600 2204" draw:points="0,0 600,0 600,2204 0,2204">
          <text:p/>
        </draw:polyline>
        <draw:connector draw:style-name="gr8" draw:layer="layout" draw:type="line" svg:x1="14.5cm" svg:y1="13.035cm" svg:x2="15.6cm" svg:y2="14.087cm" draw:start-shape="id81" draw:start-glue-point="7" draw:end-shape="id90" draw:end-glue-point="3" svg:d="m14500 13035 1100 1052">
          <text:p/>
        </draw:connector>
        <draw:line draw:style-name="Соединение" draw:layer="layout" svg:x1="11.5cm" svg:y1="14.035cm" svg:x2="11.5cm" svg:y2="13.035cm">
          <text:p>c</text:p>
        </draw:line>
        <draw:frame draw:style-name="gr18" draw:text-style-name="P9" draw:layer="layout" svg:width="7cm" svg:height="13.213cm" svg:x="3.5cm" svg:y="9.5cm">
          <draw:text-box>
            <text:p text:style-name="P9">Процедура FindStudents из заданного списка студентов находит и возвращает список одногруппников.</text:p>
            <text:p text:style-name="P9">void FindStudents(long inStudCount,</text:p>
            <text:p text:style-name="P9"><text:s text:c="20"/>student inStud[],</text:p>
            <text:p text:style-name="P9"><text:s text:c="20"/>long *outStudCount,</text:p>
            <text:p text:style-name="P9"><text:s text:c="20"/>student outStud[]);</text:p>
            <text:p text:style-name="P9">Используется тип-запись student - «студент», имеющая след. поля:</text:p>
            <text:p text:style-name="P9">FstName - строка - имя студента;</text:p>
            <text:p text:style-name="P9">LstName - строка - фамилия студента;</text:p>
            <text:p text:style-name="P9">Surname - строка - отчество студента;</text:p>
            <text:p text:style-name="P9">University - строка - название вуза студента;</text:p>
            <text:p text:style-name="P9">GroupNumber - натуральное - номер группы студента.</text:p>
            <text:p text:style-name="P9">Используемые параметры:</text:p>
            <text:p text:style-name="P9">inStudCount - натуральное - количество всех студентов;</text:p>
            <text:p text:style-name="P9">inStud - массив «студентов» - данные обо всех студентах;</text:p>
            <text:p text:style-name="P9">outStudCount - натуральное - количество найденных одногруппников;</text:p>
            <text:p text:style-name="P9">outStud - массив «студентов» - данные об одногруппниках.</text:p>
            <text:p text:style-name="P9">Используемы локальные переменные:</text:p>
            <text:p text:style-name="P9">k - натуральное - количество найденных одногруппниковвременная переменная);</text:p>
            <text:p text:style-name="P9">founded - логическая - флаг, указывающий, что одногруппник найден.</text:p>
            <text:p text:style-name="P9">outed - массив логических переменных - указывает, был ли уже студент отмечен как одногруппник;</text:p>
            <text:p text:style-name="P9">i,j - переменные-счётчики.</text:p>
          </draw:text-box>
        </draw:frame>
        <draw:polyline draw:style-name="gr6" xml:id="id91" draw:id="id91" draw:layer="layout" svg:width="0.599cm" svg:height="13.383cm" draw:transform="rotate (3.1415926535892) translate (3.92300000005558cm 22.713cm)" svg:viewBox="0 0 600 13384" draw:points="0,0 600,0 600,13384 0,13384">
          <text:p/>
        </draw:polyline>
        <draw:connector draw:style-name="gr8" draw:layer="layout" svg:x1="3.323cm" svg:y1="16.021cm" svg:x2="7.75cm" svg:y2="1.375cm" draw:start-shape="id91" draw:start-glue-point="3" draw:end-shape="id88" draw:end-glue-point="5" svg:d="m3323 16021h-628v-14646h5055">
          <text:p/>
        </draw:connector>
      </draw:page>
      <draw:page draw:name="page6" draw:style-name="dp1" draw:master-page-name="Обычный">
        <draw:custom-shape draw:style-name="standard" xml:id="id99" draw:id="id99" draw:layer="layout" svg:width="2.25cm" svg:height="1.5cm" svg:x="9.717cm" svg:y="15.008cm">
          <text:p text:style-name="P5">ФИО студента 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2" xml:id="id93" draw:id="id93" draw:layer="layout" svg:width="2.25cm" svg:height="1.5cm" svg:x="9.717cm" svg:y="2.508cm">
          <text:p text:style-name="P1"><text:span text:style-name="T1">i=1</text:span></text:p>
          <draw:enhanced-geometry svg:viewBox="0 0 21600 21600" draw:type="rectangle" draw:enhanced-path="M 0 0 L 21600 0 21600 21600 0 21600 0 0 Z N"/>
        </draw:custom-shape>
        <draw:custom-shape draw:style-name="standard" xml:id="id95" draw:id="id95" draw:layer="layout" svg:width="2.25cm" svg:height="1.5cm" svg:x="9.717cm" svg:y="6.508cm">
          <text:p text:style-name="P5">Вуз, группа, ФИО студента 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96" draw:id="id96" draw:layer="layout" svg:width="2.25cm" svg:height="1.5cm" svg:x="9.717cm" svg:y="8.508cm">
          <text:p text:style-name="P1">i=1,studCount, 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97" draw:id="id97" draw:layer="layout" svg:width="2.25cm" svg:height="1.5cm" svg:x="9.717cm" svg:y="10.508cm"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98" draw:id="id98" draw:layer="layout" svg:width="2.25cm" svg:height="1.5cm" svg:x="9.717cm" svg:y="12.508cm">
          <text:p text:style-name="P5">Вуз и группа студента 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94" draw:id="id94" draw:layer="layout" svg:width="2.25cm" svg:height="1.5cm" svg:x="9.717cm" svg:y="4.508cm">
          <text:p text:style-name="P5">Найденные одногруппники: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101" draw:id="id101" draw:layer="layout" svg:width="2.25cm" svg:height="0.75cm" svg:x="13.967cm" svg:y="10.258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92" draw:id="id92" draw:layer="layout" svg:width="2.25cm" svg:height="0.75cm" svg:x="9.717cm" svg:y="1.25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0.842cm" svg:y1="2.008cm" svg:x2="10.842cm" svg:y2="2.508cm" draw:start-shape="id92" draw:start-glue-point="6" draw:end-shape="id93" draw:end-glue-point="0" svg:d="m10842 2008v500">
          <text:p/>
        </draw:connector>
        <draw:connector draw:style-name="Соединение" draw:layer="layout" svg:x1="10.842cm" svg:y1="4.008cm" svg:x2="10.842cm" svg:y2="4.508cm" draw:start-shape="id93" draw:start-glue-point="2" draw:end-shape="id94" draw:end-glue-point="4" svg:d="m10842 4008v500">
          <text:p/>
        </draw:connector>
        <draw:connector draw:style-name="Соединение" draw:layer="layout" svg:x1="10.842cm" svg:y1="5.92cm" svg:x2="10.842cm" svg:y2="6.508cm" draw:start-shape="id94" draw:start-glue-point="6" draw:end-shape="id95" draw:end-glue-point="4" svg:d="m10842 5920v588">
          <text:p/>
        </draw:connector>
        <draw:connector draw:style-name="Соединение" draw:layer="layout" svg:x1="10.842cm" svg:y1="7.92cm" svg:x2="10.842cm" svg:y2="8.508cm" draw:start-shape="id95" draw:start-glue-point="6" draw:end-shape="id96" draw:end-glue-point="4" svg:d="m10842 7920v588">
          <text:p/>
        </draw:connector>
        <draw:connector draw:style-name="Соединение" draw:layer="layout" svg:x1="10.842cm" svg:y1="10.008cm" svg:x2="10.842cm" svg:y2="10.508cm" draw:start-shape="id96" draw:start-glue-point="6" draw:end-shape="id97" draw:end-glue-point="4" svg:d="m10842 10008v500">
          <text:p/>
        </draw:connector>
        <draw:connector draw:style-name="Соединение" draw:layer="layout" svg:x1="10.842cm" svg:y1="12.008cm" svg:x2="10.842cm" svg:y2="12.508cm" draw:start-shape="id97" draw:start-glue-point="6" draw:end-shape="id98" draw:end-glue-point="4" svg:d="m10842 12008v500">
          <text:p/>
        </draw:connector>
        <draw:connector draw:style-name="Соединение" xml:id="id100" draw:id="id100" draw:layer="layout" svg:x1="10.842cm" svg:y1="13.92cm" svg:x2="10.842cm" svg:y2="15.008cm" draw:start-shape="id98" draw:start-glue-point="6" draw:end-shape="id99" draw:end-glue-point="4" svg:d="m10842 13920v1088">
          <text:p/>
        </draw:connector>
        <draw:connector draw:style-name="Соединение" draw:layer="layout" svg:x1="10.842cm" svg:y1="16.42cm" svg:x2="9.717cm" svg:y2="9.258cm" draw:start-shape="id99" draw:start-glue-point="6" draw:end-shape="id96" draw:end-glue-point="5" svg:d="m10842 16420v304h-2541v-7466h1416">
          <text:p/>
        </draw:connector>
        <draw:connector draw:style-name="Соединение" draw:layer="layout" svg:x1="9.717cm" svg:y1="11.258cm" svg:x2="10.842cm" svg:y2="14.464cm" draw:start-shape="id97" draw:start-glue-point="5" draw:end-shape="id100" draw:end-glue-point="0" svg:d="m9717 11258h-785v3206h1910">
          <text:p/>
        </draw:connector>
        <draw:connector draw:style-name="Соединение" draw:layer="layout" svg:x1="11.967cm" svg:y1="9.258cm" svg:x2="15.092cm" svg:y2="10.258cm" draw:start-shape="id96" draw:start-glue-point="7" draw:end-shape="id101" draw:end-glue-point="4" svg:d="m11967 9258h3125v1000">
          <text:p/>
        </draw:connector>
        <draw:frame draw:style-name="gr19" draw:layer="layout" svg:width="0.218cm" svg:height="0.386cm" svg:x="10.088cm" svg:y="1cm">
          <draw:text-box>
            <text:p>1</text:p>
          </draw:text-box>
        </draw:frame>
        <draw:frame draw:style-name="Номерки" draw:layer="layout" svg:width="0.194cm" svg:height="0.386cm" svg:x="9.901cm" svg:y="2.227cm">
          <draw:text-box>
            <text:p>2</text:p>
          </draw:text-box>
        </draw:frame>
        <draw:frame draw:style-name="gr20" draw:layer="layout" svg:width="0.35cm" svg:height="0.386cm" svg:x="9.795cm" svg:y="6.208cm">
          <draw:text-box>
            <text:p>4</text:p>
          </draw:text-box>
        </draw:frame>
        <draw:frame draw:style-name="Номерки" draw:layer="layout" svg:width="0.194cm" svg:height="0.386cm" svg:x="10.228cm" svg:y="10.592cm">
          <draw:text-box>
            <text:p>6</text:p>
          </draw:text-box>
        </draw:frame>
        <draw:frame draw:style-name="Номерки" draw:layer="layout" svg:width="0.194cm" svg:height="0.386cm" svg:x="9.927cm" svg:y="4.284cm">
          <draw:text-box>
            <text:p>3</text:p>
          </draw:text-box>
        </draw:frame>
        <draw:frame draw:style-name="Номерки" draw:layer="layout" svg:width="0.194cm" svg:height="0.386cm" svg:x="10.288cm" svg:y="8.249cm">
          <draw:text-box>
            <text:p>5</text:p>
          </draw:text-box>
        </draw:frame>
        <draw:frame draw:style-name="gr14" draw:layer="layout" svg:width="0.193cm" svg:height="0.386cm" svg:x="9.921cm" svg:y="14.725cm">
          <draw:text-box>
            <text:p>8</text:p>
          </draw:text-box>
        </draw:frame>
        <draw:frame draw:style-name="gr15" draw:layer="layout" svg:width="0.171cm" svg:height="0.386cm" svg:x="9.987cm" svg:y="12.267cm">
          <draw:text-box>
            <text:p>7</text:p>
          </draw:text-box>
        </draw:frame>
        <draw:frame draw:style-name="gr13" draw:layer="layout" svg:width="0.247cm" svg:height="0.386cm" svg:x="14.362cm" svg:y="9.997cm">
          <draw:text-box>
            <text:p>9</text:p>
          </draw:text-box>
        </draw:frame>
        <draw:frame draw:style-name="gr10" draw:layer="layout" svg:width="0.5cm" svg:height="0.5cm" svg:x="10.842cm" svg:y="11.881cm">
          <draw:text-box>
            <text:p>да</text:p>
          </draw:text-box>
        </draw:frame>
        <draw:frame draw:style-name="gr10" draw:layer="layout" svg:width="0.756cm" svg:height="0.5cm" svg:x="8.961cm" svg:y="10.758cm">
          <draw:text-box>
            <text:p>нет</text:p>
          </draw:text-box>
        </draw:frame>
        <draw:polyline draw:style-name="gr6" xml:id="id102" draw:id="id102" draw:layer="layout" svg:width="-0.599cm" svg:height="-1.486cm" svg:x="13.988cm" svg:y="14.92cm" svg:viewBox="0 0 -600 -1487" draw:points="0,0 600,0 600,1487 0,1487">
          <text:p/>
        </draw:polyline>
        <draw:connector draw:style-name="gr8" draw:layer="layout" draw:type="line" svg:x1="13.388cm" svg:y1="14.176cm" svg:x2="11.967cm" svg:y2="13.258cm" draw:start-shape="id102" draw:start-glue-point="3" svg:d="m13388 14176-1421-918">
          <text:p/>
        </draw:connector>
        <draw:frame draw:style-name="gr18" draw:text-style-name="P9" draw:layer="layout" svg:width="4.5cm" svg:height="1.578cm" svg:x="13.547cm" svg:y="13.568cm">
          <draw:text-box>
            <text:p text:style-name="P9">Вуз - stud[i].University </text:p>
            <text:p text:style-name="P9">№ группы - </text:p>
            <text:p text:style-name="P9">stud[i].GroupNumber</text:p>
          </draw:text-box>
        </draw:frame>
        <draw:polyline draw:style-name="gr6" xml:id="id103" draw:id="id103" draw:layer="layout" svg:width="-0.599cm" svg:height="-1.314cm" svg:x="13.987cm" svg:y="18.265cm" svg:viewBox="0 0 -600 -1315" draw:points="0,0 600,0 600,1315 0,1315">
          <text:p/>
        </draw:polyline>
        <draw:connector draw:style-name="gr8" draw:layer="layout" draw:type="line" svg:x1="13.387cm" svg:y1="17.607cm" svg:x2="11.967cm" svg:y2="15.758cm" draw:start-shape="id103" draw:start-glue-point="3" draw:end-shape="id99" draw:end-glue-point="7" svg:d="m13387 17607-1420-1849">
          <text:p/>
        </draw:connector>
        <draw:frame draw:style-name="gr18" draw:text-style-name="P9" draw:layer="layout" svg:width="4.5cm" svg:height="1.826cm" svg:x="13.552cm" svg:y="16.95cm">
          <draw:text-box>
            <text:p text:style-name="P9">Имя - stud[i].FstName</text:p>
            <text:p text:style-name="P9">Фамилия - stud[i].LstName</text:p>
            <text:p text:style-name="P9">Отчество - stud[i].Surname</text:p>
            <text:p text:style-name="P9"/>
          </draw:text-box>
        </draw:frame>
        <draw:polyline draw:style-name="gr6" xml:id="id104" draw:id="id104" draw:layer="layout" svg:width="0.599cm" svg:height="2.525cm" draw:transform="rotate (3.1415926535892) translate (14.3170000000105cm 7.691cm)" svg:viewBox="0 0 600 2526" draw:points="0,0 600,0 600,2526 0,2526">
          <text:p/>
        </draw:polyline>
        <draw:connector draw:style-name="gr8" draw:layer="layout" draw:type="line" svg:x1="13.717cm" svg:y1="6.428cm" svg:x2="11.967cm" svg:y2="7.258cm" draw:start-shape="id104" draw:start-glue-point="3" draw:end-shape="id95" draw:end-glue-point="7" svg:d="m13717 6428-1750 830">
          <text:p/>
        </draw:connector>
        <draw:frame draw:style-name="gr18" draw:text-style-name="P9" draw:layer="layout" svg:width="4.5cm" svg:height="1.578cm" svg:x="13.876cm" svg:y="5.3cm">
          <draw:text-box>
            <text:p text:style-name="P9">Вуз - stud[i].University </text:p>
            <text:p text:style-name="P9">№ группы - </text:p>
            <text:p text:style-name="P9">stud[i].GroupNumber</text:p>
            <text:p text:style-name="P9">Имя - stud[i].FstName</text:p>
            <text:p text:style-name="P9">Фамилия - stud[i].LstName</text:p>
            <text:p text:style-name="P9">Отчество - stud[i].Surname</text:p>
            <text:p text:style-name="P9"/>
          </draw:text-box>
        </draw:frame>
        <draw:polyline draw:style-name="gr6" xml:id="id105" draw:id="id105" draw:layer="layout" svg:width="-0.599cm" svg:height="-1.046cm" svg:x="14.158cm" svg:y="12.73cm" svg:viewBox="0 0 -600 -1047" draw:points="0,0 600,0 600,1047 0,1047">
          <text:p/>
        </draw:polyline>
        <draw:connector draw:style-name="gr8" draw:layer="layout" draw:type="line" svg:x1="13.558cm" svg:y1="12.206cm" svg:x2="11.967cm" svg:y2="11.258cm" draw:start-shape="id105" draw:start-glue-point="3" draw:end-shape="id97" draw:end-glue-point="7" svg:d="m13558 12206-1591-948">
          <text:p/>
        </draw:connector>
        <draw:frame draw:style-name="gr18" draw:text-style-name="P9" draw:layer="layout" svg:width="6.283cm" svg:height="1.578cm" svg:x="13.717cm" svg:y="11.818cm">
          <draw:text-box>
            <text:p text:style-name="P9">(stud[i].GroupNum&lt;&gt;stud[i-1].GroupNum) or (stud[i].University&lt;&gt;stud[i-1].University)</text:p>
          </draw:text-box>
        </draw:frame>
        <draw:frame draw:style-name="gr4" draw:text-style-name="P7" draw:layer="layout" svg:width="5.359cm" svg:height="9.796cm" svg:x="2.541cm" svg:y="1.687cm">
          <draw:text-box>
            <text:p text:style-name="P8">Процедура PrintData выводит список одногруппников на экран</text:p>
            <text:p text:style-name="P7">void PrintData(long studCount,student stud[]);</text:p>
            <text:p text:style-name="P7">Используется тип-запись student - «студент», имеющая след. поля:</text:p>
            <text:p text:style-name="P7">FstName - строка - имя студента;</text:p>
            <text:p text:style-name="P7">LstName - строка - фамилия студента;</text:p>
            <text:p text:style-name="P7">Surname - строка - отчество студента;</text:p>
            <text:p text:style-name="P7">University - строка - название вуза студента;</text:p>
            <text:p text:style-name="P7">GroupNumber - натуральное - номер группы студента.</text:p>
            <text:p text:style-name="P7">Используемые параметры:.</text:p>
            <text:p text:style-name="P7">studCount - натуральное - количество одногруппников;</text:p>
            <text:p text:style-name="P7">stud - массив «студентов» - информация о каждом из studCount одногруппников.</text:p>
            <text:p text:style-name="P7">Локальные переменные:</text:p>
            <text:p text:style-name="P7">i - целое - переменная-счетчик для обработки массива.</text:p>
            <text:p text:style-name="P7"/>
          </draw:text-box>
        </draw:frame>
        <draw:polyline draw:style-name="gr6" xml:id="id106" draw:id="id106" draw:layer="layout" svg:width="0.599cm" svg:height="9.671cm" svg:x="7.404cm" svg:y="1.687cm" svg:viewBox="0 0 600 9672" draw:points="0,0 600,0 600,9672 0,9672">
          <text:p/>
        </draw:polyline>
        <draw:connector draw:style-name="gr8" draw:layer="layout" draw:type="line" svg:x1="8.004cm" svg:y1="6.523cm" svg:x2="9.717cm" svg:y2="1.633cm" draw:start-shape="id106" draw:start-glue-point="1" draw:end-shape="id92" draw:end-glue-point="5" svg:d="m8004 6523 1713-4890">
          <text:p/>
        </draw:connector>
      </draw:page>
      <draw:page draw:name="page7" draw:style-name="dp1" draw:master-page-name="Обычный">
        <draw:custom-shape draw:style-name="gr11" draw:text-style-name="P2" xml:id="id115" draw:id="id115" draw:layer="layout" svg:width="2.25cm" svg:height="1.5cm" svg:x="3.253cm" svg:y="23.379cm">
          <text:p text:style-name="P1"><text:span text:style-name="T1">paramVar= temp</text:span></text:p>
          <text:p text:style-name="P1"><text:span text:style-name="T1">GetString=true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07" draw:id="id107" draw:layer="layout" svg:width="2.25cm" svg:height="1.5cm" svg:x="3.251cm" svg:y="8.378cm">
          <text:p text:style-name="P5"><text:span text:style-name="T3">Описание и подсказка о параметр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08" draw:id="id108" draw:layer="layout" svg:width="2.25cm" svg:height="1.5cm" svg:x="3.251cm" svg:y="10.378cm">
          <text:p text:style-name="P1">te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2" xml:id="id110" draw:id="id110" draw:layer="layout" svg:width="2.25cm" svg:height="1.5cm" svg:x="3.251cm" svg:y="18.878cm">
          <text:p text:style-name="P1"><text:span text:style-name="T1">temp&lt;&gt;''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111" draw:id="id111" draw:layer="layout" svg:width="2.25cm" svg:height="1.5cm" svg:x="3.251cm" svg:y="14.378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12" draw:id="id112" draw:layer="layout" svg:width="2.25cm" svg:height="1.5cm" svg:x="3.251cm" svg:y="16.378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09" draw:id="id109" draw:layer="layout" svg:width="2.25cm" svg:height="1.5cm" svg:x="3.251cm" svg:y="12.378cm">
          <text:p text:style-name="P5"><text:span text:style-name="T1">temp=''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6cm" svg:y1="9.79cm" svg:x2="4.376cm" svg:y2="10.378cm" draw:start-shape="id107" draw:start-glue-point="6" draw:end-shape="id108" draw:end-glue-point="5" svg:d="m4376 9790v588">
          <text:p/>
        </draw:connector>
        <draw:connector draw:style-name="Соединение" draw:layer="layout" svg:x1="4.376cm" svg:y1="11.878cm" svg:x2="4.376cm" svg:y2="12.378cm" draw:start-shape="id108" draw:start-glue-point="8" draw:end-shape="id109" draw:end-glue-point="4" svg:d="m4376 11878v500">
          <text:p/>
        </draw:connector>
        <draw:connector draw:style-name="Соединение" draw:layer="layout" draw:line-skew="-0.535cm" svg:x1="3.251cm" svg:y1="19.628cm" svg:x2="4.382cm" svg:y2="7.867cm" draw:start-shape="id110" draw:start-glue-point="5" svg:d="m3251 19628h-751v-11761h1882">
          <text:p/>
        </draw:connector>
        <draw:connector draw:style-name="Соединение" draw:layer="layout" svg:x1="4.376cm" svg:y1="13.878cm" svg:x2="4.376cm" svg:y2="14.378cm" draw:start-shape="id109" draw:start-glue-point="6" draw:end-shape="id111" draw:end-glue-point="4" svg:d="m4376 13878v500">
          <text:p/>
        </draw:connector>
        <draw:connector draw:style-name="Соединение" draw:layer="layout" svg:x1="4.376cm" svg:y1="15.79cm" svg:x2="4.376cm" svg:y2="16.378cm" draw:start-shape="id111" draw:start-glue-point="6" draw:end-shape="id112" draw:end-glue-point="5" svg:d="m4376 15790v588">
          <text:p/>
        </draw:connector>
        <draw:connector draw:style-name="Соединение" xml:id="id113" draw:id="id113" draw:layer="layout" svg:x1="4.376cm" svg:y1="17.878cm" svg:x2="4.376cm" svg:y2="18.878cm" draw:start-shape="id112" draw:start-glue-point="8" draw:end-shape="id110" draw:end-glue-point="4" svg:d="m4376 17878v1000">
          <text:p/>
        </draw:connector>
        <draw:connector draw:style-name="Соединение" draw:layer="layout" draw:line-skew="0.268cm" svg:x1="5.501cm" svg:y1="13.128cm" svg:x2="4.376cm" svg:y2="18.378cm" draw:start-shape="id109" draw:start-glue-point="7" draw:end-shape="id113" draw:end-glue-point="0" svg:d="m5501 13128h839v5250h-1964">
          <text:p/>
        </draw:connector>
        <draw:connector draw:style-name="Соединение" draw:layer="layout" svg:x1="4.376cm" svg:y1="7.378cm" svg:x2="4.376cm" svg:y2="8.378cm" draw:end-shape="id107" draw:end-glue-point="4" svg:d="m4376 7378v1000">
          <text:p/>
        </draw:connector>
        <draw:custom-shape draw:style-name="gr1" draw:text-style-name="P2" xml:id="id114" draw:id="id114" draw:layer="layout" svg:width="2.25cm" svg:height="1.5cm" svg:x="3.251cm" svg:y="21.378cm">
          <text:p text:style-name="P5"><text:span text:style-name="T1">temp&lt;&gt;''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6cm" svg:y1="20.378cm" svg:x2="4.376cm" svg:y2="21.378cm" draw:start-shape="id110" draw:start-glue-point="6" draw:end-shape="id114" svg:d="m4376 20378v1000">
          <text:p/>
        </draw:connector>
        <draw:custom-shape draw:style-name="gr11" draw:text-style-name="P2" xml:id="id117" draw:id="id117" draw:layer="layout" svg:width="2.25cm" svg:height="1.5cm" svg:x="6.253cm" svg:y="23.379cm">
          <text:p text:style-name="P1"><text:span text:style-name="T1">paramVar= ''</text:span></text:p>
          <text:p text:style-name="P1"><text:span text:style-name="T1">GetString= false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16" draw:id="id116" draw:layer="layout" svg:width="2.25cm" svg:height="0.75cm" svg:x="3.253cm" svg:y="25.879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118" draw:id="id118" draw:layer="layout" svg:x1="4.378cm" svg:y1="24.879cm" svg:x2="4.378cm" svg:y2="25.879cm" draw:start-shape="id115" draw:start-glue-point="2" draw:end-shape="id116" svg:d="m4378 24879v1000">
          <text:p/>
        </draw:connector>
        <draw:connector draw:style-name="Соединение" draw:layer="layout" svg:x1="7.378cm" svg:y1="24.879cm" svg:x2="4.378cm" svg:y2="25.379cm" draw:start-shape="id117" draw:start-glue-point="2" draw:end-shape="id118" draw:end-glue-point="0" svg:d="m7378 24879v500h-3000">
          <text:p/>
        </draw:connector>
        <draw:connector draw:style-name="Соединение" draw:layer="layout" svg:x1="4.376cm" svg:y1="22.878cm" svg:x2="4.378cm" svg:y2="23.379cm" draw:start-shape="id114" draw:start-glue-point="6" draw:end-shape="id115" draw:end-glue-point="0" svg:d="m4376 22878v251h2v250">
          <text:p/>
        </draw:connector>
        <draw:connector draw:style-name="Соединение" draw:layer="layout" svg:x1="5.501cm" svg:y1="22.128cm" svg:x2="7.378cm" svg:y2="23.379cm" draw:start-shape="id114" draw:start-glue-point="7" draw:end-shape="id117" draw:end-glue-point="0" svg:d="m5501 22128h1877v1251">
          <text:p/>
        </draw:connector>
        <draw:frame draw:style-name="gr22" draw:layer="layout" svg:width="1cm" svg:height="0.386cm" svg:x="5.5cm" svg:y="12.678cm">
          <draw:text-box>
            <text:p>нет</text:p>
          </draw:text-box>
        </draw:frame>
        <draw:frame draw:style-name="gr10" draw:layer="layout" svg:width="0.756cm" svg:height="0.5cm" svg:x="4.382cm" svg:y="13.699cm">
          <draw:text-box>
            <text:p>да</text:p>
          </draw:text-box>
        </draw:frame>
        <draw:frame draw:style-name="gr23" draw:layer="layout" svg:width="0.405cm" svg:height="0.386cm" svg:x="3.59cm" svg:y="25.557cm">
          <draw:text-box>
            <text:p>12</text:p>
          </draw:text-box>
        </draw:frame>
        <draw:frame draw:style-name="Номерки" draw:layer="layout" svg:width="0.239cm" svg:height="0.386cm" svg:x="6.437cm" svg:y="23.096cm">
          <draw:text-box>
            <text:p>11</text:p>
          </draw:text-box>
        </draw:frame>
        <draw:frame draw:style-name="gr24" draw:layer="layout" svg:width="0.171cm" svg:height="0.386cm" svg:x="3.734cm" svg:y="12.498cm">
          <draw:text-box>
            <text:p>5</text:p>
          </draw:text-box>
        </draw:frame>
        <draw:frame draw:style-name="gr25" draw:layer="layout" svg:width="0.194cm" svg:height="0.386cm" svg:x="3.558cm" svg:y="14.046cm">
          <draw:text-box>
            <text:p>6</text:p>
          </draw:text-box>
        </draw:frame>
        <draw:frame draw:style-name="gr26" draw:layer="layout" svg:width="0.194cm" svg:height="0.395cm" svg:x="3.896cm" svg:y="16.061cm">
          <draw:text-box>
            <text:p>7</text:p>
          </draw:text-box>
        </draw:frame>
        <draw:frame draw:style-name="Номерки" draw:layer="layout" svg:width="0.194cm" svg:height="0.386cm" svg:x="3.759cm" svg:y="18.978cm">
          <draw:text-box>
            <text:p>8</text:p>
          </draw:text-box>
        </draw:frame>
        <draw:frame draw:style-name="Номерки" draw:layer="layout" svg:width="0.194cm" svg:height="0.386cm" svg:x="3.492cm" svg:y="8.094cm">
          <draw:text-box>
            <text:p>3</text:p>
          </draw:text-box>
        </draw:frame>
        <draw:frame draw:style-name="Номерки" draw:layer="layout" svg:width="0.194cm" svg:height="0.386cm" svg:x="3.712cm" svg:y="21.484cm">
          <draw:text-box>
            <text:p>9</text:p>
          </draw:text-box>
        </draw:frame>
        <draw:frame draw:style-name="Номерки" draw:layer="layout" svg:width="0.29cm" svg:height="0.386cm" svg:x="3.491cm" svg:y="23.115cm">
          <draw:text-box>
            <text:p>10</text:p>
          </draw:text-box>
        </draw:frame>
        <draw:frame draw:style-name="gr27" draw:layer="layout" svg:width="0.193cm" svg:height="0.386cm" svg:x="3.897cm" svg:y="10.093cm">
          <draw:text-box>
            <text:p>4</text:p>
          </draw:text-box>
        </draw:frame>
        <draw:frame draw:style-name="gr10" draw:layer="layout" svg:width="0.5cm" svg:height="0.5cm" svg:x="4.483cm" svg:y="22.751cm">
          <draw:text-box>
            <text:p>да</text:p>
          </draw:text-box>
        </draw:frame>
        <draw:frame draw:style-name="gr10" draw:layer="layout" svg:width="0.756cm" svg:height="0.5cm" svg:x="5.503cm" svg:y="21.629cm">
          <draw:text-box>
            <text:p>нет</text:p>
          </draw:text-box>
        </draw:frame>
        <draw:frame draw:style-name="gr10" draw:layer="layout" svg:width="0.5cm" svg:height="0.5cm" svg:x="4.373cm" svg:y="20.241cm">
          <draw:text-box>
            <text:p>да</text:p>
          </draw:text-box>
        </draw:frame>
        <draw:frame draw:style-name="gr10" draw:layer="layout" svg:width="0.756cm" svg:height="0.5cm" svg:x="2.501cm" svg:y="19.129cm">
          <draw:text-box>
            <text:p>нет</text:p>
          </draw:text-box>
        </draw:frame>
        <draw:custom-shape draw:style-name="standard" draw:text-style-name="P4" xml:id="id120" draw:id="id120" draw:layer="layout" svg:width="2.25cm" svg:height="0.75cm" svg:x="3.251cm" svg:y="4.37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2" xml:id="id121" draw:id="id121" draw:layer="layout" svg:width="2.25cm" svg:height="1.5cm" svg:x="3.251cm" svg:y="5.878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polyline draw:style-name="gr6" xml:id="id119" draw:id="id119" draw:layer="layout" svg:width="-0.599cm" svg:height="-0.854cm" svg:x="7.601cm" svg:y="11.233cm" svg:viewBox="0 0 -600 -855" draw:points="0,0 600,0 600,855 0,855">
          <text:p/>
        </draw:polyline>
        <draw:connector draw:style-name="gr8" draw:layer="layout" draw:type="line" svg:x1="7.001cm" svg:y1="10.805cm" svg:x2="5.501cm" svg:y2="9.128cm" draw:start-shape="id119" draw:start-glue-point="3" draw:end-shape="id107" draw:end-glue-point="7" svg:d="m7001 10805-1500-1677">
          <text:p/>
        </draw:connector>
        <draw:frame draw:style-name="gr29" draw:text-style-name="P11" draw:layer="layout" svg:width="5.858cm" svg:height="0.855cm" svg:x="7.138cm" svg:y="10.378cm">
          <draw:text-box>
            <text:p text:style-name="P11">paramDescr</text:p>
            <text:p text:style-name="P11">paramTip,«:»</text:p>
          </draw:text-box>
        </draw:frame>
        <draw:connector draw:style-name="Соединение" draw:layer="layout" svg:x1="4.376cm" svg:y1="5.128cm" svg:x2="4.376cm" svg:y2="5.878cm" draw:start-shape="id120" draw:start-glue-point="6" draw:end-shape="id121" draw:end-glue-point="0" svg:d="m4376 5128v750">
          <text:p/>
        </draw:connector>
        <draw:frame draw:style-name="gr30" draw:layer="layout" svg:width="0.344cm" svg:height="0.51cm" svg:x="3.457cm" svg:y="5.555cm">
          <draw:text-box>
            <text:p>2</text:p>
          </draw:text-box>
        </draw:frame>
        <draw:frame draw:style-name="gr31" draw:text-style-name="P11" draw:layer="layout" svg:width="9.358cm" svg:height="6.403cm" svg:x="7.138cm" svg:y="3.975cm">
          <draw:text-box>
            <text:p text:style-name="P9">Функция GetString запрашивает у пользователя строковый параметр по описанию и имени, и возвращает true, если операция проведена успешно, иначе возвращается false.</text:p>
            <text:p text:style-name="P11">int GetString(const char message[],const char name[],char paramVar[],long size)</text:p>
            <text:p text:style-name="P11">Используемые параметры</text:p>
            <text:p text:style-name="P11">paramVar - строка - запрашиваемый параметр;</text:p>
            <text:p text:style-name="P11">paramDescr - строка - описание параметра;</text:p>
            <text:p text:style-name="P11">paramTip - строка - подсказка о параметре;</text:p>
            <text:p text:style-name="P11">Используемые локальные переменные:</text:p>
            <text:p text:style-name="P11">ch - символ - ответ пользователя на запросы программы;</text:p>
            <text:p text:style-name="P11">temp - строка - временная переменная для хранения запрошенного параметра.</text:p>
            <text:p text:style-name="P11"/>
            <text:p text:style-name="P11"/>
          </draw:text-box>
        </draw:frame>
        <draw:polyline draw:style-name="gr6" xml:id="id122" draw:id="id122" draw:layer="layout" svg:width="0.599cm" svg:height="5.142cm" draw:transform="rotate (3.1415926535892) translate (7.60100000009035cm 9.418cm)" svg:viewBox="0 0 600 5143" draw:points="0,0 600,0 600,5143 0,5143">
          <text:p/>
        </draw:polyline>
        <draw:connector draw:style-name="gr8" draw:layer="layout" draw:type="line" svg:x1="7.001cm" svg:y1="6.846cm" svg:x2="5.501cm" svg:y2="4.753cm" draw:start-shape="id122" draw:start-glue-point="3" draw:end-shape="id120" draw:end-glue-point="7" svg:d="m7001 6846-1500-2093">
          <text:p/>
        </draw:connector>
        <draw:frame draw:style-name="gr30" draw:layer="layout" svg:width="0.344cm" svg:height="0.51cm" svg:x="3.681cm" svg:y="4.062cm">
          <draw:text-box>
            <text:p>1</text:p>
          </draw:text-box>
        </draw:frame>
      </draw:page>
      <draw:page draw:name="page8" draw:style-name="dp1" draw:master-page-name="Обычный">
        <draw:custom-shape draw:style-name="gr28" draw:text-style-name="P2" xml:id="id131" draw:id="id131" draw:layer="layout" svg:width="2.25cm" svg:height="1.5cm" svg:x="4.253cm" svg:y="23.379cm">
          <text:p text:style-name="P1"><text:span text:style-name="T1">log=true</text:span></text:p>
          <text:p text:style-name="P1"><text:span text:style-name="T1">GetGroup=</text:span></text:p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23" draw:id="id123" draw:layer="layout" svg:width="2.25cm" svg:height="1.5cm" svg:x="4.251cm" svg:y="8.378cm">
          <text:p text:style-name="P5"><text:span text:style-name="T3">Приглашение ко вводу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24" draw:id="id124" draw:layer="layout" svg:width="2.25cm" svg:height="1.5cm" svg:x="4.251cm" svg:y="10.378cm">
          <text:p text:style-name="P1">te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2" xml:id="id126" draw:id="id126" draw:layer="layout" svg:width="2.25cm" svg:height="1.5cm" svg:x="4.251cm" svg:y="18.878cm">
          <text:p text:style-name="P1"><text:span text:style-name="T1">temp∈ℕ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127" draw:id="id127" draw:layer="layout" svg:width="2.25cm" svg:height="1.5cm" svg:x="4.251cm" svg:y="14.378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28" draw:id="id128" draw:layer="layout" svg:width="2.25cm" svg:height="1.5cm" svg:x="4.251cm" svg:y="16.378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25" draw:id="id125" draw:layer="layout" svg:width="2.25cm" svg:height="1.5cm" svg:x="4.251cm" svg:y="12.378cm">
          <text:p text:style-name="P5"><text:span text:style-name="T1">temp∈ℕ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5.376cm" svg:y1="9.79cm" svg:x2="5.376cm" svg:y2="10.378cm" draw:start-shape="id123" draw:start-glue-point="6" draw:end-shape="id124" draw:end-glue-point="5" svg:d="m5376 9790v588">
          <text:p/>
        </draw:connector>
        <draw:connector draw:style-name="Соединение" draw:layer="layout" svg:x1="5.376cm" svg:y1="11.878cm" svg:x2="5.376cm" svg:y2="12.378cm" draw:start-shape="id124" draw:start-glue-point="8" draw:end-shape="id125" draw:end-glue-point="4" svg:d="m5376 11878v500">
          <text:p/>
        </draw:connector>
        <draw:connector draw:style-name="Соединение" draw:layer="layout" draw:line-skew="-0.535cm" svg:x1="4.251cm" svg:y1="19.628cm" svg:x2="5.382cm" svg:y2="7.867cm" draw:start-shape="id126" draw:start-glue-point="5" svg:d="m4251 19628h-751v-11761h1882">
          <text:p/>
        </draw:connector>
        <draw:connector draw:style-name="Соединение" draw:layer="layout" svg:x1="5.376cm" svg:y1="13.878cm" svg:x2="5.376cm" svg:y2="14.378cm" draw:start-shape="id125" draw:start-glue-point="6" draw:end-shape="id127" draw:end-glue-point="4" svg:d="m5376 13878v500">
          <text:p/>
        </draw:connector>
        <draw:connector draw:style-name="Соединение" draw:layer="layout" svg:x1="5.376cm" svg:y1="15.79cm" svg:x2="5.376cm" svg:y2="16.378cm" draw:start-shape="id127" draw:start-glue-point="6" draw:end-shape="id128" draw:end-glue-point="5" svg:d="m5376 15790v588">
          <text:p/>
        </draw:connector>
        <draw:connector draw:style-name="Соединение" xml:id="id129" draw:id="id129" draw:layer="layout" svg:x1="5.376cm" svg:y1="17.878cm" svg:x2="5.376cm" svg:y2="18.878cm" draw:start-shape="id128" draw:start-glue-point="8" draw:end-shape="id126" draw:end-glue-point="4" svg:d="m5376 17878v1000">
          <text:p/>
        </draw:connector>
        <draw:connector draw:style-name="Соединение" draw:layer="layout" draw:line-skew="0.283cm" svg:x1="6.501cm" svg:y1="13.128cm" svg:x2="5.376cm" svg:y2="18.378cm" draw:start-shape="id125" draw:start-glue-point="7" draw:end-shape="id129" draw:end-glue-point="0" svg:d="m6501 13128h499v5250h-1624">
          <text:p/>
        </draw:connector>
        <draw:connector draw:style-name="Соединение" draw:layer="layout" svg:x1="5.376cm" svg:y1="7.378cm" svg:x2="5.376cm" svg:y2="8.378cm" draw:end-shape="id123" draw:end-glue-point="4" svg:d="m5376 7378v1000">
          <text:p/>
        </draw:connector>
        <draw:custom-shape draw:style-name="gr1" draw:text-style-name="P2" xml:id="id130" draw:id="id130" draw:layer="layout" svg:width="2.25cm" svg:height="1.5cm" svg:x="4.251cm" svg:y="21.378cm">
          <text:p text:style-name="P5"><text:span text:style-name="T1">temp∈ℕ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5.376cm" svg:y1="20.378cm" svg:x2="5.376cm" svg:y2="21.378cm" draw:start-shape="id126" draw:start-glue-point="6" draw:end-shape="id130" svg:d="m5376 20378v1000">
          <text:p/>
        </draw:connector>
        <draw:custom-shape draw:style-name="gr28" draw:text-style-name="P2" xml:id="id133" draw:id="id133" draw:layer="layout" svg:width="2.25cm" svg:height="1.5cm" svg:x="7.253cm" svg:y="23.379cm">
          <text:p text:style-name="P1"><text:span text:style-name="T1">log=false</text:span></text:p>
          <text:p text:style-name="P1"><text:span text:style-name="T1">GetGroup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32" draw:id="id132" draw:layer="layout" svg:width="2.25cm" svg:height="0.75cm" svg:x="4.253cm" svg:y="25.879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134" draw:id="id134" draw:layer="layout" svg:x1="5.378cm" svg:y1="24.879cm" svg:x2="5.378cm" svg:y2="25.879cm" draw:start-shape="id131" draw:start-glue-point="2" draw:end-shape="id132" svg:d="m5378 24879v1000">
          <text:p/>
        </draw:connector>
        <draw:connector draw:style-name="Соединение" draw:layer="layout" svg:x1="8.378cm" svg:y1="24.879cm" svg:x2="5.378cm" svg:y2="25.379cm" draw:start-shape="id133" draw:start-glue-point="2" draw:end-shape="id134" draw:end-glue-point="0" svg:d="m8378 24879v500h-3000">
          <text:p/>
        </draw:connector>
        <draw:connector draw:style-name="Соединение" draw:layer="layout" svg:x1="5.376cm" svg:y1="22.878cm" svg:x2="5.378cm" svg:y2="23.379cm" draw:start-shape="id130" draw:start-glue-point="6" draw:end-shape="id131" draw:end-glue-point="0" svg:d="m5376 22878v251h2v250">
          <text:p/>
        </draw:connector>
        <draw:connector draw:style-name="Соединение" draw:layer="layout" svg:x1="6.501cm" svg:y1="22.128cm" svg:x2="8.378cm" svg:y2="23.379cm" draw:start-shape="id130" draw:start-glue-point="7" draw:end-shape="id133" draw:end-glue-point="0" svg:d="m6501 22128h1877v1251">
          <text:p/>
        </draw:connector>
        <draw:frame draw:style-name="gr10" draw:layer="layout" svg:width="0.5cm" svg:height="0.5cm" svg:x="6.507cm" svg:y="12.621cm">
          <draw:text-box>
            <text:p>да</text:p>
          </draw:text-box>
        </draw:frame>
        <draw:frame draw:style-name="gr10" draw:layer="layout" svg:width="0.756cm" svg:height="0.5cm" svg:x="5.382cm" svg:y="13.699cm">
          <draw:text-box>
            <text:p>нет</text:p>
          </draw:text-box>
        </draw:frame>
        <draw:frame draw:style-name="gr23" draw:layer="layout" svg:width="0.405cm" svg:height="0.386cm" svg:x="4.59cm" svg:y="25.557cm">
          <draw:text-box>
            <text:p>12</text:p>
          </draw:text-box>
        </draw:frame>
        <draw:frame draw:style-name="Номерки" draw:layer="layout" svg:width="0.239cm" svg:height="0.386cm" svg:x="7.437cm" svg:y="23.096cm">
          <draw:text-box>
            <text:p>11</text:p>
          </draw:text-box>
        </draw:frame>
        <draw:frame draw:style-name="gr24" draw:layer="layout" svg:width="0.171cm" svg:height="0.386cm" svg:x="4.734cm" svg:y="12.498cm">
          <draw:text-box>
            <text:p>5</text:p>
          </draw:text-box>
        </draw:frame>
        <draw:frame draw:style-name="gr25" draw:layer="layout" svg:width="0.194cm" svg:height="0.386cm" svg:x="4.558cm" svg:y="14.046cm">
          <draw:text-box>
            <text:p>6</text:p>
          </draw:text-box>
        </draw:frame>
        <draw:frame draw:style-name="gr26" draw:layer="layout" svg:width="0.194cm" svg:height="0.395cm" svg:x="4.896cm" svg:y="16.061cm">
          <draw:text-box>
            <text:p>7</text:p>
          </draw:text-box>
        </draw:frame>
        <draw:frame draw:style-name="Номерки" draw:layer="layout" svg:width="0.194cm" svg:height="0.386cm" svg:x="4.759cm" svg:y="18.978cm">
          <draw:text-box>
            <text:p>8</text:p>
          </draw:text-box>
        </draw:frame>
        <draw:frame draw:style-name="Номерки" draw:layer="layout" svg:width="0.194cm" svg:height="0.386cm" svg:x="4.492cm" svg:y="8.094cm">
          <draw:text-box>
            <text:p>3</text:p>
          </draw:text-box>
        </draw:frame>
        <draw:frame draw:style-name="Номерки" draw:layer="layout" svg:width="0.194cm" svg:height="0.386cm" svg:x="4.712cm" svg:y="21.484cm">
          <draw:text-box>
            <text:p>9</text:p>
          </draw:text-box>
        </draw:frame>
        <draw:frame draw:style-name="Номерки" draw:layer="layout" svg:width="0.29cm" svg:height="0.386cm" svg:x="4.491cm" svg:y="23.115cm">
          <draw:text-box>
            <text:p>10</text:p>
          </draw:text-box>
        </draw:frame>
        <draw:frame draw:style-name="gr27" draw:layer="layout" svg:width="0.193cm" svg:height="0.386cm" svg:x="4.897cm" svg:y="10.093cm">
          <draw:text-box>
            <text:p>4</text:p>
          </draw:text-box>
        </draw:frame>
        <draw:frame draw:style-name="gr10" draw:layer="layout" svg:width="0.5cm" svg:height="0.5cm" svg:x="5.483cm" svg:y="22.751cm">
          <draw:text-box>
            <text:p>да</text:p>
          </draw:text-box>
        </draw:frame>
        <draw:frame draw:style-name="gr10" draw:layer="layout" svg:width="0.756cm" svg:height="0.5cm" svg:x="6.503cm" svg:y="21.629cm">
          <draw:text-box>
            <text:p>нет</text:p>
          </draw:text-box>
        </draw:frame>
        <draw:frame draw:style-name="gr10" draw:layer="layout" svg:width="0.5cm" svg:height="0.5cm" svg:x="5.373cm" svg:y="20.241cm">
          <draw:text-box>
            <text:p>да</text:p>
          </draw:text-box>
        </draw:frame>
        <draw:frame draw:style-name="gr10" draw:layer="layout" svg:width="0.756cm" svg:height="0.5cm" svg:x="3.501cm" svg:y="19.129cm">
          <draw:text-box>
            <text:p>нет</text:p>
          </draw:text-box>
        </draw:frame>
        <draw:custom-shape draw:style-name="standard" draw:text-style-name="P4" xml:id="id136" draw:id="id136" draw:layer="layout" svg:width="2.25cm" svg:height="0.75cm" svg:x="4.251cm" svg:y="4.37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2" xml:id="id137" draw:id="id137" draw:layer="layout" svg:width="2.25cm" svg:height="1.5cm" svg:x="4.251cm" svg:y="5.878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polyline draw:style-name="gr6" xml:id="id135" draw:id="id135" draw:layer="layout" svg:width="-0.599cm" svg:height="-0.854cm" svg:x="8.601cm" svg:y="11.233cm" svg:viewBox="0 0 -600 -855" draw:points="0,0 600,0 600,855 0,855">
          <text:p/>
        </draw:polyline>
        <draw:connector draw:style-name="gr8" draw:layer="layout" draw:type="line" svg:x1="8.001cm" svg:y1="10.805cm" svg:x2="6.501cm" svg:y2="9.128cm" draw:start-shape="id135" draw:start-glue-point="3" draw:end-shape="id123" draw:end-glue-point="7" svg:d="m8001 10805-1500-1677">
          <text:p/>
        </draw:connector>
        <draw:frame draw:style-name="gr29" draw:text-style-name="P11" draw:layer="layout" svg:width="5.858cm" svg:height="0.855cm" svg:x="8.138cm" svg:y="10.378cm">
          <draw:text-box>
            <text:p text:style-name="P11">«Введите номер группы - натуральное число»</text:p>
          </draw:text-box>
        </draw:frame>
        <draw:connector draw:style-name="Соединение" draw:layer="layout" svg:x1="5.376cm" svg:y1="5.128cm" svg:x2="5.376cm" svg:y2="5.878cm" draw:start-shape="id136" draw:start-glue-point="6" draw:end-shape="id137" draw:end-glue-point="0" svg:d="m5376 5128v750">
          <text:p/>
        </draw:connector>
        <draw:frame draw:style-name="gr30" draw:layer="layout" svg:width="0.344cm" svg:height="0.51cm" svg:x="4.457cm" svg:y="5.555cm">
          <draw:text-box>
            <text:p>2</text:p>
          </draw:text-box>
        </draw:frame>
        <draw:frame draw:style-name="gr31" draw:text-style-name="P11" draw:layer="layout" svg:width="9.358cm" svg:height="6.403cm" svg:x="8.142cm" svg:y="4cm">
          <draw:text-box>
            <text:p text:style-name="P9">Функция GetGroup запрашивает у пользователя номер группы студента, и возвращает true, если операция проведена успешно, иначе возвращается false.</text:p>
            <text:p text:style-name="P11">int GetGroup(long *paramVar)</text:p>
            <text:p text:style-name="P11">Используемые параметры</text:p>
            <text:p text:style-name="P11">paramVar - натуральное - номер группы студента;</text:p>
            <text:p text:style-name="P11">Используемые локальные переменные:</text:p>
            <text:p text:style-name="P11">ch - символ - ответ пользователя на запросы программы;</text:p>
            <text:p text:style-name="P11">temp - вещественное - временная переменная для хранения запрошенного числа</text:p>
            <text:p text:style-name="P11"/>
            <text:p text:style-name="P11"/>
          </draw:text-box>
        </draw:frame>
        <draw:polyline draw:style-name="gr6" xml:id="id138" draw:id="id138" draw:layer="layout" svg:width="0.599cm" svg:height="4.274cm" draw:transform="rotate (3.1415926535892) translate (8.60100000008675cm 8.901cm)" svg:viewBox="0 0 600 4275" draw:points="0,0 600,0 600,4275 0,4275">
          <text:p/>
        </draw:polyline>
        <draw:connector draw:style-name="gr8" draw:layer="layout" draw:type="line" svg:x1="8.001cm" svg:y1="6.763cm" svg:x2="6.501cm" svg:y2="4.753cm" draw:start-shape="id138" draw:start-glue-point="3" draw:end-shape="id136" draw:end-glue-point="7" svg:d="m8001 6763-1500-2010">
          <text:p/>
        </draw:connector>
        <draw:frame draw:style-name="gr30" draw:layer="layout" svg:width="0.344cm" svg:height="0.51cm" svg:x="4.575cm" svg:y="4cm">
          <draw:text-box>
            <text:p>1</text:p>
          </draw:text-box>
        </draw:frame>
      </draw:page>
      <draw:page draw:name="page9" draw:style-name="dp1" draw:master-page-name="Обычный">
        <draw:custom-shape draw:style-name="gr28" draw:text-style-name="P2" xml:id="id147" draw:id="id147" draw:layer="layout" svg:width="2.25cm" svg:height="1.5cm" svg:x="3.257cm" svg:y="23.379cm">
          <text:p text:style-name="P1"><text:span text:style-name="T1">log=true</text:span></text:p>
          <text:p text:style-name="P1"><text:span text:style-name="T1">GetCount=</text:span></text:p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39" draw:id="id139" draw:layer="layout" svg:width="2.25cm" svg:height="1.5cm" svg:x="3.255cm" svg:y="8.378cm">
          <text:p text:style-name="P5"><text:span text:style-name="T3">Приглашение ко вводу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40" draw:id="id140" draw:layer="layout" svg:width="2.25cm" svg:height="1.5cm" svg:x="3.255cm" svg:y="10.378cm">
          <text:p text:style-name="P1">te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2" xml:id="id142" draw:id="id142" draw:layer="layout" svg:width="2.25cm" svg:height="1.5cm" svg:x="3.255cm" svg:y="18.878cm">
          <text:p text:style-name="P1"><text:span text:style-name="T1">temp∈ℕ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143" draw:id="id143" draw:layer="layout" svg:width="2.25cm" svg:height="1.5cm" svg:x="3.255cm" svg:y="14.378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44" draw:id="id144" draw:layer="layout" svg:width="2.25cm" svg:height="1.5cm" svg:x="3.255cm" svg:y="16.378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41" draw:id="id141" draw:layer="layout" svg:width="2.25cm" svg:height="1.5cm" svg:x="3.255cm" svg:y="12.378cm">
          <text:p text:style-name="P5"><text:span text:style-name="T1">temp∈ℕ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9.79cm" svg:x2="4.38cm" svg:y2="10.378cm" draw:start-shape="id139" draw:start-glue-point="6" draw:end-shape="id140" draw:end-glue-point="5" svg:d="m4380 9790v588">
          <text:p/>
        </draw:connector>
        <draw:connector draw:style-name="Соединение" draw:layer="layout" svg:x1="4.38cm" svg:y1="11.878cm" svg:x2="4.38cm" svg:y2="12.378cm" draw:start-shape="id140" draw:start-glue-point="8" draw:end-shape="id141" draw:end-glue-point="4" svg:d="m4380 11878v500">
          <text:p/>
        </draw:connector>
        <draw:connector draw:style-name="Соединение" draw:layer="layout" draw:line-skew="-0.54cm" svg:x1="3.255cm" svg:y1="19.628cm" svg:x2="4.386cm" svg:y2="7.867cm" draw:start-shape="id142" draw:start-glue-point="5" svg:d="m3255 19628h-755v-11761h1886">
          <text:p/>
        </draw:connector>
        <draw:connector draw:style-name="Соединение" draw:layer="layout" svg:x1="4.38cm" svg:y1="13.878cm" svg:x2="4.38cm" svg:y2="14.378cm" draw:start-shape="id141" draw:start-glue-point="6" draw:end-shape="id143" draw:end-glue-point="4" svg:d="m4380 13878v500">
          <text:p/>
        </draw:connector>
        <draw:connector draw:style-name="Соединение" draw:layer="layout" svg:x1="4.38cm" svg:y1="15.79cm" svg:x2="4.38cm" svg:y2="16.378cm" draw:start-shape="id143" draw:start-glue-point="6" draw:end-shape="id144" draw:end-glue-point="5" svg:d="m4380 15790v588">
          <text:p/>
        </draw:connector>
        <draw:connector draw:style-name="Соединение" xml:id="id145" draw:id="id145" draw:layer="layout" svg:x1="4.38cm" svg:y1="17.878cm" svg:x2="4.38cm" svg:y2="18.878cm" draw:start-shape="id144" draw:start-glue-point="8" draw:end-shape="id142" draw:end-glue-point="4" svg:d="m4380 17878v1000">
          <text:p/>
        </draw:connector>
        <draw:connector draw:style-name="Соединение" draw:layer="layout" draw:line-skew="0.305cm" svg:x1="5.505cm" svg:y1="13.128cm" svg:x2="4.38cm" svg:y2="18.378cm" draw:start-shape="id141" draw:start-glue-point="7" draw:end-shape="id145" draw:end-glue-point="0" svg:d="m5505 13128h629v5250h-1754">
          <text:p/>
        </draw:connector>
        <draw:connector draw:style-name="Соединение" draw:layer="layout" svg:x1="4.38cm" svg:y1="7.378cm" svg:x2="4.38cm" svg:y2="8.378cm" draw:end-shape="id139" draw:end-glue-point="4" svg:d="m4380 7378v1000">
          <text:p/>
        </draw:connector>
        <draw:custom-shape draw:style-name="gr1" draw:text-style-name="P2" xml:id="id146" draw:id="id146" draw:layer="layout" svg:width="2.25cm" svg:height="1.5cm" svg:x="3.255cm" svg:y="21.378cm">
          <text:p text:style-name="P5"><text:span text:style-name="T1">temp∈ℕ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20.378cm" svg:x2="4.38cm" svg:y2="21.378cm" draw:start-shape="id142" draw:start-glue-point="6" draw:end-shape="id146" svg:d="m4380 20378v1000">
          <text:p/>
        </draw:connector>
        <draw:custom-shape draw:style-name="gr28" draw:text-style-name="P2" xml:id="id149" draw:id="id149" draw:layer="layout" svg:width="2.25cm" svg:height="1.5cm" svg:x="6.257cm" svg:y="23.379cm">
          <text:p text:style-name="P1"><text:span text:style-name="T1">log=false</text:span></text:p>
          <text:p text:style-name="P1"><text:span text:style-name="T1">GetCount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48" draw:id="id148" draw:layer="layout" svg:width="2.25cm" svg:height="0.75cm" svg:x="3.257cm" svg:y="25.879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150" draw:id="id150" draw:layer="layout" svg:x1="4.382cm" svg:y1="24.879cm" svg:x2="4.382cm" svg:y2="25.879cm" draw:start-shape="id147" draw:start-glue-point="2" draw:end-shape="id148" svg:d="m4382 24879v1000">
          <text:p/>
        </draw:connector>
        <draw:connector draw:style-name="Соединение" draw:layer="layout" svg:x1="7.382cm" svg:y1="24.879cm" svg:x2="4.382cm" svg:y2="25.379cm" draw:start-shape="id149" draw:start-glue-point="2" draw:end-shape="id150" draw:end-glue-point="0" svg:d="m7382 24879v500h-3000">
          <text:p/>
        </draw:connector>
        <draw:connector draw:style-name="Соединение" draw:layer="layout" svg:x1="4.38cm" svg:y1="22.878cm" svg:x2="4.382cm" svg:y2="23.379cm" draw:start-shape="id146" draw:start-glue-point="6" draw:end-shape="id147" draw:end-glue-point="0" svg:d="m4380 22878v251h2v250">
          <text:p/>
        </draw:connector>
        <draw:connector draw:style-name="Соединение" draw:layer="layout" svg:x1="5.505cm" svg:y1="22.128cm" svg:x2="7.382cm" svg:y2="23.379cm" draw:start-shape="id146" draw:start-glue-point="7" draw:end-shape="id149" draw:end-glue-point="0" svg:d="m5505 22128h1877v1251">
          <text:p/>
        </draw:connector>
        <draw:frame draw:style-name="gr10" draw:layer="layout" svg:width="0.5cm" svg:height="0.5cm" svg:x="5.511cm" svg:y="12.621cm">
          <draw:text-box>
            <text:p>да</text:p>
          </draw:text-box>
        </draw:frame>
        <draw:frame draw:style-name="gr10" draw:layer="layout" svg:width="0.756cm" svg:height="0.5cm" svg:x="4.386cm" svg:y="13.699cm">
          <draw:text-box>
            <text:p>нет</text:p>
          </draw:text-box>
        </draw:frame>
        <draw:frame draw:style-name="gr23" draw:layer="layout" svg:width="0.405cm" svg:height="0.386cm" svg:x="3.594cm" svg:y="25.557cm">
          <draw:text-box>
            <text:p>12</text:p>
          </draw:text-box>
        </draw:frame>
        <draw:frame draw:style-name="Номерки" draw:layer="layout" svg:width="0.239cm" svg:height="0.386cm" svg:x="6.441cm" svg:y="23.096cm">
          <draw:text-box>
            <text:p>11</text:p>
          </draw:text-box>
        </draw:frame>
        <draw:frame draw:style-name="gr24" draw:layer="layout" svg:width="0.171cm" svg:height="0.386cm" svg:x="3.738cm" svg:y="12.498cm">
          <draw:text-box>
            <text:p>5</text:p>
          </draw:text-box>
        </draw:frame>
        <draw:frame draw:style-name="gr25" draw:layer="layout" svg:width="0.194cm" svg:height="0.386cm" svg:x="3.562cm" svg:y="14.046cm">
          <draw:text-box>
            <text:p>6</text:p>
          </draw:text-box>
        </draw:frame>
        <draw:frame draw:style-name="gr26" draw:layer="layout" svg:width="0.194cm" svg:height="0.395cm" svg:x="3.9cm" svg:y="16.061cm">
          <draw:text-box>
            <text:p>7</text:p>
          </draw:text-box>
        </draw:frame>
        <draw:frame draw:style-name="Номерки" draw:layer="layout" svg:width="0.194cm" svg:height="0.386cm" svg:x="3.763cm" svg:y="18.978cm">
          <draw:text-box>
            <text:p>8</text:p>
          </draw:text-box>
        </draw:frame>
        <draw:frame draw:style-name="Номерки" draw:layer="layout" svg:width="0.194cm" svg:height="0.386cm" svg:x="3.496cm" svg:y="8.094cm">
          <draw:text-box>
            <text:p>3</text:p>
          </draw:text-box>
        </draw:frame>
        <draw:frame draw:style-name="Номерки" draw:layer="layout" svg:width="0.194cm" svg:height="0.386cm" svg:x="3.716cm" svg:y="21.484cm">
          <draw:text-box>
            <text:p>9</text:p>
          </draw:text-box>
        </draw:frame>
        <draw:frame draw:style-name="Номерки" draw:layer="layout" svg:width="0.29cm" svg:height="0.386cm" svg:x="3.495cm" svg:y="23.115cm">
          <draw:text-box>
            <text:p>10</text:p>
          </draw:text-box>
        </draw:frame>
        <draw:frame draw:style-name="gr27" draw:layer="layout" svg:width="0.193cm" svg:height="0.386cm" svg:x="3.901cm" svg:y="10.093cm">
          <draw:text-box>
            <text:p>4</text:p>
          </draw:text-box>
        </draw:frame>
        <draw:frame draw:style-name="gr10" draw:layer="layout" svg:width="0.5cm" svg:height="0.5cm" svg:x="4.487cm" svg:y="22.751cm">
          <draw:text-box>
            <text:p>да</text:p>
          </draw:text-box>
        </draw:frame>
        <draw:frame draw:style-name="gr10" draw:layer="layout" svg:width="0.756cm" svg:height="0.5cm" svg:x="5.507cm" svg:y="21.629cm">
          <draw:text-box>
            <text:p>нет</text:p>
          </draw:text-box>
        </draw:frame>
        <draw:frame draw:style-name="gr10" draw:layer="layout" svg:width="0.5cm" svg:height="0.5cm" svg:x="4.377cm" svg:y="20.241cm">
          <draw:text-box>
            <text:p>да</text:p>
          </draw:text-box>
        </draw:frame>
        <draw:frame draw:style-name="gr10" draw:layer="layout" svg:width="0.756cm" svg:height="0.5cm" svg:x="2.505cm" svg:y="19.129cm">
          <draw:text-box>
            <text:p>нет</text:p>
          </draw:text-box>
        </draw:frame>
        <draw:custom-shape draw:style-name="standard" draw:text-style-name="P4" xml:id="id152" draw:id="id152" draw:layer="layout" svg:width="2.25cm" svg:height="0.75cm" svg:x="3.255cm" svg:y="4.37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8" draw:text-style-name="P2" xml:id="id153" draw:id="id153" draw:layer="layout" svg:width="2.25cm" svg:height="1.5cm" svg:x="3.255cm" svg:y="5.878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polyline draw:style-name="gr6" xml:id="id151" draw:id="id151" draw:layer="layout" svg:width="-0.599cm" svg:height="-0.854cm" svg:x="7.605cm" svg:y="11.233cm" svg:viewBox="0 0 -600 -855" draw:points="0,0 600,0 600,855 0,855">
          <text:p/>
        </draw:polyline>
        <draw:connector draw:style-name="gr8" draw:layer="layout" draw:type="line" svg:x1="7.005cm" svg:y1="10.805cm" svg:x2="5.505cm" svg:y2="9.128cm" draw:start-shape="id151" draw:start-glue-point="3" draw:end-shape="id139" draw:end-glue-point="7" svg:d="m7005 10805-1500-1677">
          <text:p/>
        </draw:connector>
        <draw:frame draw:style-name="gr29" draw:text-style-name="P11" draw:layer="layout" svg:width="5.858cm" svg:height="0.855cm" svg:x="7.142cm" svg:y="10.378cm">
          <draw:text-box>
            <text:p text:style-name="P11">«Введите количество студентов - натуральное число»</text:p>
          </draw:text-box>
        </draw:frame>
        <draw:connector draw:style-name="Соединение" draw:layer="layout" svg:x1="4.38cm" svg:y1="5.128cm" svg:x2="4.38cm" svg:y2="5.878cm" draw:start-shape="id152" draw:start-glue-point="6" draw:end-shape="id153" draw:end-glue-point="0" svg:d="m4380 5128v750">
          <text:p/>
        </draw:connector>
        <draw:frame draw:style-name="gr32" draw:layer="layout" svg:width="0.171cm" svg:height="0.51cm" svg:x="3.547cm" svg:y="5.555cm">
          <draw:text-box>
            <text:p>2</text:p>
          </draw:text-box>
        </draw:frame>
        <draw:frame draw:style-name="gr31" draw:text-style-name="P11" draw:layer="layout" svg:width="9.358cm" svg:height="6.403cm" svg:x="7.142cm" svg:y="3.975cm">
          <draw:text-box>
            <text:p text:style-name="P9">Функция GetCount запрашивает у пользователя количество студентов, и возвращает true, если операция проведена успешно, иначе возвращается false.</text:p>
            <text:p text:style-name="P11">int GetCount(long *paramVar)</text:p>
            <text:p text:style-name="P11">Используемые параметры</text:p>
            <text:p text:style-name="P11">paramVar - натуральное - количество студентов;</text:p>
            <text:p text:style-name="P11">Используемые локальные переменные:</text:p>
            <text:p text:style-name="P11">ch - символ - ответ пользователя на запросы программы;</text:p>
            <text:p text:style-name="P11">temp - вещественное - временная переменная для хранения запрошенного числа</text:p>
            <text:p text:style-name="P11"/>
            <text:p text:style-name="P11"/>
          </draw:text-box>
        </draw:frame>
        <draw:polyline draw:style-name="gr6" xml:id="id154" draw:id="id154" draw:layer="layout" svg:width="0.599cm" svg:height="4.249cm" draw:transform="rotate (3.1415926535892) translate (7.60500000008664cm 9cm)" svg:viewBox="0 0 600 4250" draw:points="0,0 600,0 600,4250 0,4250">
          <text:p/>
        </draw:polyline>
        <draw:connector draw:style-name="gr8" draw:layer="layout" draw:type="line" svg:x1="7.005cm" svg:y1="6.875cm" svg:x2="5.505cm" svg:y2="4.753cm" draw:start-shape="id154" draw:start-glue-point="3" draw:end-shape="id152" draw:end-glue-point="7" svg:d="m7005 6875-1500-2122">
          <text:p/>
        </draw:connector>
        <draw:frame draw:style-name="gr30" draw:layer="layout" svg:width="0.344cm" svg:height="0.51cm" svg:x="3.579cm" svg:y="4cm">
          <draw:text-box>
            <text:p>1</text:p>
          </draw:text-box>
        </draw:frame>
      </draw:page>
      <draw:page draw:name="page10" draw:style-name="dp1" draw:master-page-name="Обычный">
        <draw:custom-shape draw:style-name="gr1" draw:text-style-name="P2" xml:id="id158" draw:id="id158" draw:layer="layout" svg:width="2.25cm" svg:height="1.5cm" svg:x="9cm" svg:y="8.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155" draw:id="id155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156" draw:id="id156" draw:layer="layout" svg:width="2.25cm" svg:height="1.5cm" svg:x="9cm" svg:y="4.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6" xml:id="id160" draw:id="id160" draw:layer="layout" svg:width="2.25cm" svg:height="1.5cm" svg:x="9cm" svg:y="13cm">
          <text:p text:style-name="P1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163" draw:id="id163" draw:layer="layout" svg:width="2.25cm" svg:height="0.75cm" svg:x="9cm" svg:y="25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64" draw:id="id164" draw:layer="layout" svg:width="2.25cm" svg:height="1.5cm" svg:x="15.75cm" svg:y="16cm">
          <text:p text:style-name="P5">Программа завершена</text:p>
          <text:p>по запросу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cm" svg:x2="10.125cm" svg:y2="4.5cm" draw:start-shape="id155" draw:start-glue-point="6" draw:end-shape="id156" draw:end-glue-point="4" svg:d="m10125 4000v500">
          <text:p/>
        </draw:connector>
        <draw:connector draw:style-name="Соединение" draw:layer="layout" svg:x1="10.125cm" svg:y1="5.912cm" svg:x2="10.125cm" svg:y2="6.5cm" draw:start-shape="id156" draw:start-glue-point="6" draw:end-shape="id157" draw:end-glue-point="0" svg:d="m10125 5912v588">
          <text:p/>
        </draw:connector>
        <draw:connector draw:style-name="Соединение" draw:layer="layout" svg:x1="10.125cm" svg:y1="8cm" svg:x2="10.125cm" svg:y2="8.5cm" draw:start-shape="id157" draw:start-glue-point="2" draw:end-shape="id158" svg:d="m10125 8000v500">
          <text:p/>
        </draw:connector>
        <draw:connector draw:style-name="Соединение" draw:layer="Слой4" svg:x1="10.125cm" svg:y1="10cm" svg:x2="10.125cm" svg:y2="10.5cm" draw:start-shape="id158" draw:start-glue-point="6" draw:end-shape="id159" draw:end-glue-point="0" svg:d="m10125 10000v500">
          <text:p/>
        </draw:connector>
        <draw:connector draw:style-name="Соединение" xml:id="id165" draw:id="id165" draw:layer="Слой4" svg:x1="10.125cm" svg:y1="12cm" svg:x2="10.125cm" svg:y2="13cm" draw:start-shape="id159" draw:start-glue-point="2" draw:end-shape="id160" draw:end-glue-point="4" svg:d="m10125 12000v1000">
          <text:p/>
        </draw:connector>
        <draw:connector draw:style-name="Соединение" draw:layer="Слой4" svg:x1="10.125cm" svg:y1="14.5cm" svg:x2="10.125cm" svg:y2="15cm" draw:start-shape="id160" draw:start-glue-point="6" svg:d="m10125 14500v500">
          <text:p/>
        </draw:connector>
        <draw:connector draw:style-name="Соединение" draw:layer="Слой4" svg:x1="10.125cm" svg:y1="16.5cm" svg:x2="10.125cm" svg:y2="17cm" draw:end-shape="id161" draw:end-glue-point="4" svg:d="m10125 16500v500">
          <text:p/>
        </draw:connector>
        <draw:connector draw:style-name="Соединение" draw:layer="Слой4" svg:x1="11.25cm" svg:y1="17.75cm" svg:x2="12.875cm" svg:y2="19.5cm" draw:start-shape="id161" draw:start-glue-point="7" draw:end-shape="id162" draw:end-glue-point="4" svg:d="m11250 17750h1625v1750">
          <text:p/>
        </draw:connector>
        <draw:connector draw:style-name="Соединение" draw:layer="Слой4" draw:line-skew="1.626cm" svg:x1="12.875cm" svg:y1="20.912cm" svg:x2="10.125cm" svg:y2="25.75cm" draw:start-shape="id162" draw:start-glue-point="6" draw:end-shape="id163" draw:end-glue-point="4" svg:d="m12875 20912v4090h-2750v748">
          <text:p/>
        </draw:connector>
        <draw:connector draw:style-name="Соединение" draw:layer="Слой4" svg:x1="11.25cm" svg:y1="13.75cm" svg:x2="16.875cm" svg:y2="16cm" draw:start-shape="id160" draw:start-glue-point="7" draw:end-shape="id164" draw:end-glue-point="4" svg:d="m11250 13750h5625v2250">
          <text:p/>
        </draw:connector>
        <draw:connector draw:style-name="gr2" draw:layer="layout" svg:x1="11.25cm" svg:y1="9.25cm" svg:x2="10.125cm" svg:y2="12.5cm" draw:start-shape="id158" draw:start-glue-point="7" draw:end-shape="id165" draw:end-glue-point="0" svg:d="m11250 9250h516v3250h-1641">
          <text:p/>
        </draw:connector>
        <draw:frame draw:style-name="Номерки" draw:layer="layout" svg:width="0.194cm" svg:height="0.386cm" svg:x="9.335cm" svg:y="2.965cm">
          <draw:text-box>
            <text:p>1</text:p>
          </draw:text-box>
        </draw:frame>
        <draw:frame draw:style-name="Номерки" draw:layer="layout" svg:width="0.194cm" svg:height="0.386cm" svg:x="9.285cm" svg:y="4.203cm">
          <draw:text-box>
            <text:p>2</text:p>
          </draw:text-box>
        </draw:frame>
        <draw:frame draw:style-name="Номерки" draw:layer="layout" svg:width="0.194cm" svg:height="0.386cm" svg:x="9.499cm" svg:y="8.623cm">
          <draw:text-box>
            <text:p>4</text:p>
          </draw:text-box>
        </draw:frame>
        <draw:frame draw:style-name="Номерки" draw:layer="layout" svg:width="0.194cm" svg:height="0.386cm" svg:x="9.5cm" svg:y="13.099cm">
          <draw:text-box>
            <text:p>6</text:p>
          </draw:text-box>
        </draw:frame>
        <draw:frame draw:style-name="gr3" draw:layer="layout" svg:width="0.29cm" svg:height="0.386cm" svg:x="12.715cm" svg:y="15.984cm">
          <draw:text-box>
            <text:p>12</text:p>
          </draw:text-box>
        </draw:frame>
        <draw:frame draw:style-name="gr4" draw:text-style-name="P7" draw:layer="layout" svg:width="4.803cm" svg:height="3.765cm" svg:x="3cm" svg:y="5.235cm">
          <draw:text-box>
            <text:p text:style-name="P7">log=InputData(AllStudents.Count,AllStudents.stud);</text:p>
            <text:p text:style-name="P7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7"/>
          </draw:text-box>
        </draw:frame>
        <draw:frame draw:style-name="gr4" draw:text-style-name="P7" draw:layer="layout" svg:width="5cm" svg:height="3.475cm" svg:x="2.676cm" svg:y="9.058cm">
          <draw:text-box>
            <text:p text:style-name="P7">log:=CheckData(AllStudents.Count,AllStudents.stud);</text:p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7"/>
          </draw:text-box>
        </draw:frame>
        <draw:frame draw:style-name="gr5" draw:text-style-name="P7" draw:layer="layout" svg:width="5.6cm" svg:height="2.716cm" svg:x="2.4cm" svg:y="14.284cm">
          <draw:text-box>
            <text:p text:style-name="P7">FindStudents=GetByUniversity</text:p>
            <text:p text:style-name="P7">Процедура FindStudents из заданного списка студентов находит и возвращает список одногруппников.</text:p>
          </draw:text-box>
        </draw:frame>
        <draw:polyline draw:style-name="gr6" xml:id="id166" draw:id="id166" draw:layer="layout" svg:width="0.599cm" svg:height="2.999cm" svg:x="7.5cm" svg:y="14cm" svg:viewBox="0 0 600 3000" draw:points="0,0 600,0 600,3000 0,3000">
          <text:p/>
        </draw:polyline>
        <draw:connector draw:style-name="gr7" draw:layer="layout" draw:type="line" svg:x1="6cm" svg:y1="20.652cm" svg:x2="6.25cm" svg:y2="20.5cm" svg:d="m6000 20652 250-152">
          <text:p/>
        </draw:connector>
        <draw:connector draw:style-name="gr8" draw:layer="layout" draw:type="line" svg:x1="8.1cm" svg:y1="15.5cm" svg:x2="9cm" svg:y2="15.75cm" draw:start-shape="id166" draw:start-glue-point="1" svg:d="m8100 15500 900 250">
          <text:p/>
        </draw:connector>
        <draw:polyline draw:style-name="gr6" xml:id="id168" draw:id="id168" draw:layer="layout" svg:width="0.599cm" svg:height="3.532cm" svg:x="7.274cm" svg:y="9cm" svg:viewBox="0 0 600 3533" draw:points="0,0 600,0 600,3533 0,3533">
          <text:p/>
        </draw:polyline>
        <draw:polyline draw:style-name="gr6" xml:id="id167" draw:id="id167" draw:layer="layout" svg:width="0.599cm" svg:height="3.503cm" svg:x="7.4cm" svg:y="5cm" svg:viewBox="0 0 600 3504" draw:points="0,0 600,0 600,3504 0,3504">
          <text:p/>
        </draw:polyline>
        <draw:connector draw:style-name="gr8" draw:layer="layout" draw:type="line" svg:x1="8cm" svg:y1="6.752cm" svg:x2="9cm" svg:y2="7.25cm" draw:start-shape="id167" draw:start-glue-point="1" draw:end-shape="id157" draw:end-glue-point="3" svg:d="m8000 6752 1000 498">
          <text:p/>
        </draw:connector>
        <draw:connector draw:style-name="gr8" draw:layer="layout" draw:type="line" svg:x1="7.874cm" svg:y1="10.766cm" svg:x2="9cm" svg:y2="11.25cm" draw:start-shape="id168" draw:start-glue-point="1" draw:end-shape="id159" draw:end-glue-point="3" svg:d="m7874 10766 1126 484">
          <text:p/>
        </draw:connector>
        <draw:polyline draw:style-name="gr6" xml:id="id169" draw:id="id169" draw:layer="layout" svg:width="0.599cm" svg:height="9.29cm" draw:transform="rotate (3.1415926535892) translate (13.0560000001845cm 11cm)" svg:viewBox="0 0 600 9291" draw:points="0,0 600,0 600,9291 0,9291">
          <text:p/>
        </draw:polyline>
        <draw:connector draw:style-name="gr8" draw:layer="layout" draw:type="line" svg:x1="11.25cm" svg:y1="3.625cm" svg:x2="12.456cm" svg:y2="6.354cm" draw:start-shape="id155" draw:start-glue-point="7" draw:end-shape="id169" draw:end-glue-point="3" svg:d="m11250 3625 1206 2729">
          <text:p/>
        </draw:connector>
        <draw:frame draw:style-name="gr9" draw:text-style-name="P9" draw:layer="layout" svg:width="7cm" svg:height="9.626cm" svg:x="12.656cm" svg:y="1.709cm">
          <draw:text-box>
            <text:p text:style-name="P9">Обобщенный алгоритм поиска одногруппников в списке студентов.</text:p>
            <text:p text:style-name="P9">Используется тип-запись student - «студент», имеющая след. поля:</text:p>
            <text:p text:style-name="P9">FstName - строка - имя студента;</text:p>
            <text:p text:style-name="P9">LstName - строка - фамилия студента;</text:p>
            <text:p text:style-name="P9">Surname - строка - отчество студента;</text:p>
            <text:p text:style-name="P9">University - строка - название вуза студента;</text:p>
            <text:p text:style-name="P9">GroupNumber - натуральное - номер группы студента.</text:p>
            <text:p text:style-name="P9">Используется тип-запись students - «студенты», имеющая след. поля:</text:p>
            <text:p text:style-name="P9">Count - целое - количество студентов;</text:p>
            <text:p text:style-name="P9">Stud - массив «студентов» - информация о каждом из Count студентов. </text:p>
            <text:p text:style-name="P9">Используемые структуры данных:</text:p>
            <text:p text:style-name="P9">AllStudents - students(«студенты») - исходный список студентов;</text:p>
            <text:p text:style-name="P9">FoundedStudents - students(«студенты») - список найденных одногруппников;</text:p>
            <text:p text:style-name="P9">log - логическая - отслеживает состояние работы программы (требуется ли её завершение или нет).</text:p>
            <text:p text:style-name="P9"/>
          </draw:text-box>
        </draw:frame>
        <draw:frame draw:style-name="gr10" draw:layer="layout" svg:width="0.5cm" svg:height="0.5cm" svg:x="11.266cm" svg:y="8.75cm">
          <draw:text-box>
            <text:p>да</text:p>
          </draw:text-box>
        </draw:frame>
        <draw:frame draw:style-name="gr10" draw:layer="layout" svg:width="0.756cm" svg:height="0.5cm" svg:x="10.251cm" svg:y="9.822cm">
          <draw:text-box>
            <text:p>нет</text:p>
          </draw:text-box>
        </draw:frame>
        <draw:frame draw:style-name="gr10" draw:layer="layout" svg:width="0.5cm" svg:height="0.5cm" svg:x="10.183cm" svg:y="14.258cm">
          <draw:text-box>
            <text:p>да</text:p>
          </draw:text-box>
        </draw:frame>
        <draw:frame draw:style-name="gr10" draw:layer="layout" svg:width="0.756cm" svg:height="0.5cm" svg:x="11.163cm" svg:y="13.25cm">
          <draw:text-box>
            <text:p>нет</text:p>
          </draw:text-box>
        </draw:frame>
        <draw:frame draw:style-name="gr5" draw:text-style-name="P8" draw:layer="layout" svg:width="4cm" svg:height="1.654cm" svg:x="3.5cm" svg:y="2.346cm">
          <draw:text-box>
            <text:p text:style-name="P8">Программа находит одногруппников в данном списке студентов</text:p>
          </draw:text-box>
        </draw:frame>
        <draw:polyline draw:style-name="gr6" xml:id="id170" draw:id="id170" draw:layer="layout" svg:width="0.599cm" svg:height="1.653cm" svg:x="7.076cm" svg:y="2.346cm" svg:viewBox="0 0 600 1654" draw:points="0,0 600,0 600,1654 0,1654">
          <text:p/>
        </draw:polyline>
        <draw:connector draw:style-name="gr8" draw:layer="layout" draw:type="line" svg:x1="7.676cm" svg:y1="3.173cm" svg:x2="9cm" svg:y2="5.25cm" draw:start-shape="id170" draw:start-glue-point="1" draw:end-shape="id156" draw:end-glue-point="5" svg:d="m7676 3173 1324 2077">
          <text:p/>
        </draw:connector>
        <draw:custom-shape draw:style-name="gr11" draw:text-style-name="P2" xml:id="id157" draw:id="id157" draw:layer="layout" svg:width="2.25cm" svg:height="1.5cm" svg:x="9cm" svg:y="6.5cm">
          <text:p text:style-name="P1"><text:span text:style-name="T1">Ввести данные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9" draw:id="id159" draw:layer="layout" svg:width="2.25cm" svg:height="1.5cm" svg:x="9cm" svg:y="10.5cm">
          <text:p text:style-name="P1"><text:span text:style-name="T1">Проверить данны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1" draw:id="id161" draw:layer="layout" svg:width="2.25cm" svg:height="1.5cm" svg:x="9cm" svg:y="17cm">
          <text:p text:style-name="P1"><text:span text:style-name="T1">Найдено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5" xml:id="id162" draw:id="id162" draw:layer="layout" svg:width="2.25cm" svg:height="1.5cm" svg:x="11.75cm" svg:y="19.5cm">
          <text:p text:style-name="P5">Одногруппников не найде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194cm" svg:height="0.386cm" svg:x="9.256cm" svg:y="6.194cm">
          <draw:text-box>
            <text:p>3</text:p>
          </draw:text-box>
        </draw:frame>
        <draw:frame draw:style-name="Номерки" draw:layer="layout" svg:width="0.194cm" svg:height="0.386cm" svg:x="9.255cm" svg:y="10.219cm">
          <draw:text-box>
            <text:p>5</text:p>
          </draw:text-box>
        </draw:frame>
        <draw:frame draw:style-name="Номерки" draw:layer="layout" svg:width="0.194cm" svg:height="0.386cm" svg:x="9.505cm" svg:y="17.105cm">
          <draw:text-box>
            <text:p>8</text:p>
          </draw:text-box>
        </draw:frame>
        <draw:frame draw:style-name="Номерки" draw:layer="layout" svg:width="0.29cm" svg:height="0.386cm" svg:x="14.71cm" svg:y="18.614cm">
          <draw:text-box>
            <text:p>10</text:p>
          </draw:text-box>
        </draw:frame>
        <draw:connector draw:style-name="Соединение" draw:layer="layout" svg:x1="16.875cm" svg:y1="17.412cm" svg:x2="10.125cm" svg:y2="25.75cm" draw:start-shape="id164" draw:start-glue-point="6" draw:end-shape="id163" draw:end-glue-point="4" svg:d="m16875 17412v4214h-6750v4124">
          <text:p/>
        </draw:connector>
        <draw:frame draw:style-name="Номерки" draw:layer="layout" svg:width="0.29cm" svg:height="0.386cm" svg:x="9.34cm" svg:y="21.958cm">
          <draw:text-box>
            <text:p>13</text:p>
          </draw:text-box>
        </draw:frame>
        <draw:custom-shape draw:style-name="gr12" draw:text-style-name="P10" draw:layer="layout" svg:width="2.25cm" svg:height="1.5cm" svg:x="9cm" svg:y="14.996cm">
          <text:p text:style-name="P10">Получить студентов по университетам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39cm" svg:y="14.715cm">
          <draw:text-box>
            <text:p>7</text:p>
          </draw:text-box>
        </draw:frame>
        <draw:frame draw:style-name="gr10" draw:layer="layout" svg:width="0.5cm" svg:height="0.5cm" svg:x="8.523cm" svg:y="17.19cm">
          <draw:text-box>
            <text:p>да</text:p>
          </draw:text-box>
        </draw:frame>
        <draw:frame draw:style-name="gr10" draw:layer="layout" svg:width="0.756cm" svg:height="0.5cm" svg:x="10.125cm" svg:y="18.5cm">
          <draw:text-box>
            <text:p>нет</text:p>
          </draw:text-box>
        </draw:frame>
        <draw:frame draw:style-name="gr13" draw:layer="layout" svg:width="0.247cm" svg:height="0.386cm" svg:x="6.51cm" svg:y="19.219cm">
          <draw:text-box>
            <text:p>9</text:p>
          </draw:text-box>
        </draw:frame>
        <draw:connector draw:style-name="Соединение" draw:layer="layout" svg:x1="10.125cm" svg:y1="18.5cm" svg:x2="10.125cm" svg:y2="19cm" svg:d="m10125 18500v500">
          <text:p/>
        </draw:connector>
        <draw:connector draw:style-name="Соединение" draw:layer="layout" svg:x1="10.125cm" svg:y1="20.5cm" svg:x2="10.125cm" svg:y2="21cm" draw:end-shape="id171" draw:end-glue-point="4" svg:d="m10125 20500v500">
          <text:p/>
        </draw:connector>
        <draw:frame draw:style-name="gr5" draw:text-style-name="P7" draw:layer="layout" svg:width="5.6cm" svg:height="2.716cm" svg:x="2.4cm" svg:y="18.284cm">
          <draw:text-box>
            <text:p text:style-name="P7">FindStudents=GetByUniversity</text:p>
            <text:p text:style-name="P7">Процедура FindStudents из заданного списка студентов находит и возвращает список одногруппников.</text:p>
          </draw:text-box>
        </draw:frame>
        <draw:connector draw:style-name="gr8" draw:layer="layout" draw:type="line" svg:x1="8.1cm" svg:y1="19cm" svg:x2="9cm" svg:y2="19.75cm" draw:start-shape="id172" draw:start-glue-point="1" svg:d="m8100 19000 900 750">
          <text:p/>
        </draw:connector>
        <draw:frame draw:style-name="gr10" draw:layer="layout" svg:width="0.5cm" svg:height="0.5cm" svg:x="10.183cm" svg:y="18.258cm">
          <draw:text-box>
            <text:p>да</text:p>
          </draw:text-box>
        </draw:frame>
        <draw:custom-shape draw:style-name="gr1" draw:text-style-name="P2" xml:id="id171" draw:id="id171" draw:layer="layout" svg:width="2.25cm" svg:height="1.5cm" svg:x="9cm" svg:y="21cm">
          <text:p text:style-name="P1"><text:span text:style-name="T1">Найдено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Номерки" draw:layer="layout" svg:width="0.194cm" svg:height="0.386cm" svg:x="9.505cm" svg:y="21.105cm">
          <draw:text-box>
            <text:p>8</text:p>
          </draw:text-box>
        </draw:frame>
        <draw:custom-shape draw:style-name="gr12" draw:text-style-name="P10" draw:layer="layout" svg:width="2.25cm" svg:height="1.5cm" svg:x="9cm" svg:y="18.996cm">
          <text:p text:style-name="P10">Получить студентов по группам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39cm" svg:y="18.715cm">
          <draw:text-box>
            <text:p>7</text:p>
          </draw:text-box>
        </draw:frame>
        <draw:frame draw:style-name="gr10" draw:layer="layout" svg:width="0.5cm" svg:height="0.5cm" svg:x="8.523cm" svg:y="21.19cm">
          <draw:text-box>
            <text:p>да</text:p>
          </draw:text-box>
        </draw:frame>
        <draw:frame draw:style-name="gr10" draw:layer="layout" svg:width="0.756cm" svg:height="0.5cm" svg:x="10.125cm" svg:y="22.5cm">
          <draw:text-box>
            <text:p>нет</text:p>
          </draw:text-box>
        </draw:frame>
        <draw:polyline draw:style-name="gr6" xml:id="id172" draw:id="id172" draw:layer="layout" svg:width="0.599cm" svg:height="1.765cm" svg:x="7.5cm" svg:y="18.117cm" svg:viewBox="0 0 600 1766" draw:points="0,0 600,0 600,1766 0,1766">
          <text:p/>
        </draw:polyline>
        <draw:custom-shape draw:style-name="gr12" draw:text-style-name="P10" xml:id="id173" draw:id="id173" draw:layer="layout" svg:width="2.25cm" svg:height="1.5cm" svg:x="9cm" svg:y="23cm">
          <text:p text:style-name="P10">Получить студентов по группам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Соединение" draw:layer="layout" svg:x1="10.125cm" svg:y1="22.5cm" svg:x2="10.125cm" svg:y2="23cm" draw:start-shape="id171" draw:start-glue-point="6" draw:end-shape="id173" draw:end-glue-point="0" svg:d="m10125 22500v500">
          <text:p/>
        </draw:connector>
        <draw:connector draw:style-name="standard" draw:layer="layout" svg:x1="10.125cm" svg:y1="24.5cm" svg:x2="10.125cm" svg:y2="25.75cm" draw:start-shape="id173" draw:start-glue-point="2" draw:end-shape="id163" draw:end-glue-point="0" svg:d="m10125 24500v1250">
          <text:p/>
        </draw:connector>
      </draw:page>
      <draw:page draw:name="page11" draw:style-name="dp1" draw:master-page-name="Обычный">
        <draw:custom-shape draw:style-name="gr1" draw:text-style-name="P2" xml:id="id178" draw:id="id178" draw:layer="layout" svg:width="2.25cm" svg:height="1.5cm" svg:x="9.25cm" svg:y="7.5cm">
          <text:p text:style-name="P1"><text:span text:style-name="T1">Найдено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0" xml:id="id186" draw:id="id186" draw:layer="layout" svg:width="2.25cm" svg:height="1.5cm" svg:x="9.25cm" svg:y="11.496cm">
          <text:p text:style-name="P10">Получить студентов по университету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82" draw:id="id182" draw:layer="layout" svg:width="2.25cm" svg:height="1.5cm" svg:x="9.25cm" svg:y="23.5cm">
          <text:p text:style-name="P1"><text:span text:style-name="T1">Найдено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0" xml:id="id183" draw:id="id183" draw:layer="layout" svg:width="2.25cm" svg:height="1.5cm" svg:x="9.25cm" svg:y="21.5cm">
          <text:p text:style-name="P10">Получить студентов по группам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10" xml:id="id184" draw:id="id184" draw:layer="layout" svg:width="2.25cm" svg:height="1.5cm" svg:x="9.25cm" svg:y="5.5cm">
          <text:p text:style-name="P10">Получить список университетов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1" xml:id="id176" draw:id="id176" draw:layer="layout" svg:width="2.25cm" svg:height="1.5cm" svg:x="9.25cm" svg:y="9.5cm">
          <text:p text:style-name="P1">j=1, Uni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10" xml:id="id181" draw:id="id181" draw:layer="layout" svg:width="2.25cm" svg:height="1.5cm" svg:x="9.25cm" svg:y="15.5cm">
          <text:p text:style-name="P10">Получить список групп университет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1" xml:id="id175" draw:id="id175" draw:layer="layout" svg:width="2.25cm" svg:height="1.5cm" svg:x="9.25cm" svg:y="19.5cm">
          <text:p text:style-name="P1">j=1, Group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10" xml:id="id174" draw:id="id174" draw:layer="layout" svg:width="2.25cm" svg:height="1.5cm" svg:x="9.25cm" svg:y="25.5cm">
          <text:p text:style-name="P10">Добавить студентов к результату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ndard" xml:id="id177" draw:id="id177" draw:layer="layout" svg:width="2.25cm" svg:height="0.75cm" svg:x="12.75cm" svg:y="11.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standard" draw:layer="layout" draw:line-skew="0cm -0.234cm" svg:x1="10.375cm" svg:y1="27cm" svg:x2="9.25cm" svg:y2="20.25cm" draw:start-shape="id174" draw:start-glue-point="2" draw:end-shape="id175" draw:end-glue-point="5" svg:d="m10375 27000v216h-1875v-6966h750">
          <text:p/>
        </draw:connector>
        <draw:connector draw:style-name="standard" draw:layer="layout" draw:line-skew="0.19cm 12.29cm -1.234cm" svg:x1="11.5cm" svg:y1="20.25cm" svg:x2="9.25cm" svg:y2="10.25cm" draw:start-shape="id175" draw:start-glue-point="7" draw:end-shape="id176" draw:end-glue-point="5" svg:d="m11500 20250h406v7291h-4406v-17291h1750">
          <text:p/>
        </draw:connector>
        <draw:connector draw:style-name="standard" draw:layer="layout" svg:x1="11.5cm" svg:y1="10.25cm" svg:x2="13.875cm" svg:y2="11.5cm" draw:start-shape="id176" draw:start-glue-point="7" draw:end-shape="id177" draw:end-glue-point="4" svg:d="m11500 10250h2375v1250">
          <text:p/>
        </draw:connector>
        <draw:connector draw:style-name="standard" draw:layer="layout" svg:x1="11.5cm" svg:y1="8.25cm" svg:x2="13.875cm" svg:y2="11.5cm" draw:start-shape="id178" draw:start-glue-point="7" draw:end-shape="id177" draw:end-glue-point="4" svg:d="m11500 8250h2375v3250">
          <text:p/>
        </draw:connector>
        <draw:custom-shape draw:style-name="gr1" draw:text-style-name="P2" xml:id="id179" draw:id="id179" draw:layer="layout" svg:width="2.25cm" svg:height="1.5cm" svg:x="9.25cm" svg:y="13.5cm">
          <text:p text:style-name="P1"><text:span text:style-name="T1">Найдено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draw:layer="layout" draw:line-skew="-1.234cm" svg:x1="9.25cm" svg:y1="14.25cm" svg:x2="9.25cm" svg:y2="10.25cm" draw:start-shape="id179" draw:start-glue-point="5" draw:end-shape="id176" draw:end-glue-point="5" svg:d="m9250 14250h-1750v-4000h1750">
          <text:p/>
        </draw:connector>
        <draw:custom-shape draw:style-name="gr33" draw:text-style-name="P2" xml:id="id180" draw:id="id180" draw:layer="layout" svg:width="2.25cm" svg:height="1.5cm" svg:x="9.25cm" svg:y="17.5cm">
          <text:p text:style-name="P1"><text:span text:style-name="T1">Групп&lt;Студентов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draw:layer="layout" svg:x1="10.375cm" svg:y1="19cm" svg:x2="10.375cm" svg:y2="19.5cm" draw:start-shape="id180" draw:start-glue-point="6" draw:end-shape="id175" draw:end-glue-point="4" svg:d="m10375 19000v500">
          <text:p/>
        </draw:connector>
        <draw:connector draw:style-name="standard" draw:layer="layout" svg:x1="10.375cm" svg:y1="15cm" svg:x2="10.375cm" svg:y2="15.5cm" draw:start-shape="id179" draw:start-glue-point="6" draw:end-shape="id181" draw:end-glue-point="0" svg:d="m10375 15000v500">
          <text:p/>
        </draw:connector>
        <draw:connector draw:style-name="standard" draw:layer="layout" svg:x1="10.375cm" svg:y1="17cm" svg:x2="10.375cm" svg:y2="17.5cm" draw:start-shape="id181" draw:start-glue-point="2" draw:end-shape="id180" draw:end-glue-point="4" svg:d="m10375 17000v500">
          <text:p/>
        </draw:connector>
        <draw:connector draw:style-name="standard" draw:layer="layout" draw:line-skew="-1.234cm" svg:x1="9.25cm" svg:y1="18.25cm" svg:x2="9.25cm" svg:y2="10.25cm" draw:start-shape="id180" draw:start-glue-point="5" draw:end-shape="id176" draw:end-glue-point="5" svg:d="m9250 18250h-1750v-8000h1750">
          <text:p/>
        </draw:connector>
        <draw:connector draw:style-name="standard" draw:layer="layout" draw:line-skew="-0.234cm" svg:x1="9.25cm" svg:y1="24.25cm" svg:x2="9.25cm" svg:y2="20.25cm" draw:start-shape="id182" draw:start-glue-point="5" draw:end-shape="id175" draw:end-glue-point="5" svg:d="m9250 24250h-750v-4000h750">
          <text:p/>
        </draw:connector>
        <draw:connector draw:style-name="standard" draw:layer="layout" svg:x1="10.375cm" svg:y1="21cm" svg:x2="10.375cm" svg:y2="21.5cm" draw:start-shape="id175" draw:start-glue-point="6" draw:end-shape="id183" draw:end-glue-point="0" svg:d="m10375 21000v500">
          <text:p/>
        </draw:connector>
        <draw:connector draw:style-name="standard" draw:layer="layout" svg:x1="10.375cm" svg:y1="23cm" svg:x2="10.375cm" svg:y2="23.5cm" draw:start-shape="id183" draw:start-glue-point="2" draw:end-shape="id182" draw:end-glue-point="4" svg:d="m10375 23000v500">
          <text:p/>
        </draw:connector>
        <draw:connector draw:style-name="standard" draw:layer="layout" svg:x1="10.375cm" svg:y1="25cm" svg:x2="10.375cm" svg:y2="25.5cm" draw:start-shape="id182" draw:start-glue-point="6" draw:end-shape="id174" draw:end-glue-point="0" svg:d="m10375 25000v500">
          <text:p/>
        </draw:connector>
        <draw:custom-shape draw:style-name="standard" draw:text-style-name="P4" xml:id="id185" draw:id="id185" draw:layer="layout" svg:width="2.25cm" svg:height="0.75cm" svg:x="9.25cm" svg:y="4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standard" draw:layer="layout" svg:x1="10.375cm" svg:y1="9cm" svg:x2="10.375cm" svg:y2="9.5cm" draw:start-shape="id178" draw:start-glue-point="6" draw:end-shape="id176" draw:end-glue-point="4" svg:d="m10375 9000v500">
          <text:p/>
        </draw:connector>
        <draw:connector draw:style-name="standard" draw:layer="layout" svg:x1="10.375cm" svg:y1="7cm" svg:x2="10.375cm" svg:y2="7.5cm" draw:start-shape="id184" draw:start-glue-point="2" draw:end-shape="id178" draw:end-glue-point="4" svg:d="m10375 7000v500">
          <text:p/>
        </draw:connector>
        <draw:connector draw:style-name="standard" draw:layer="layout" svg:x1="10.375cm" svg:y1="5cm" svg:x2="10.375cm" svg:y2="5.5cm" draw:start-shape="id185" draw:start-glue-point="6" draw:end-shape="id184" svg:d="m10375 5000v500">
          <text:p/>
        </draw:connector>
        <draw:connector draw:style-name="standard" draw:layer="layout" svg:x1="10.375cm" svg:y1="12.996cm" svg:x2="10.375cm" svg:y2="13.5cm" draw:start-shape="id186" draw:start-glue-point="2" draw:end-shape="id179" draw:end-glue-point="4" svg:d="m10375 12996v504">
          <text:p/>
        </draw:connector>
        <draw:frame draw:style-name="gr18" draw:text-style-name="P9" draw:layer="layout" svg:width="5.5cm" svg:height="2.402cm" svg:x="12.576cm" svg:y="4.793cm">
          <draw:text-box>
            <text:p text:style-name="P9">GetUniList(Students,UniList,UniCount)</text:p>
            <text:p text:style-name="P9"/>
          </draw:text-box>
        </draw:frame>
        <draw:frame draw:style-name="gr18" draw:text-style-name="P9" draw:layer="layout" svg:width="6cm" svg:height="1cm" svg:x="13cm" svg:y="13cm">
          <draw:text-box>
            <text:p text:style-name="P9">GetByUni(UniList[i],AllStudents,StudInUni,CountStudUni)</text:p>
          </draw:text-box>
        </draw:frame>
        <draw:frame draw:style-name="gr18" draw:text-style-name="P9" draw:layer="layout" svg:width="5.5cm" svg:height="0.952cm" svg:x="12.5cm" svg:y="16.048cm">
          <draw:text-box>
            <text:p text:style-name="P9">GetGroupList(StudInUni,GroupList,GroupCount)</text:p>
          </draw:text-box>
        </draw:frame>
        <draw:frame draw:style-name="gr18" draw:text-style-name="P9" draw:layer="layout" svg:width="5.5cm" svg:height="1.452cm" svg:x="14.191cm" svg:y="20.85cm">
          <draw:text-box>
            <text:p text:style-name="P9">GetByGroup(GroupList[i],StudInUni,StudInGroup,CountStudGroup)</text:p>
          </draw:text-box>
        </draw:frame>
        <draw:frame draw:style-name="gr18" draw:text-style-name="P9" draw:layer="layout" svg:width="5.5cm" svg:height="1.5cm" svg:x="13cm" svg:y="25.5cm">
          <draw:text-box>
            <text:p text:style-name="P9">Append(Classmates,StudInGroup)</text:p>
            <text:p text:style-name="P9"/>
          </draw:text-box>
        </draw:frame>
        <draw:polyline draw:style-name="gr6" xml:id="id187" draw:id="id187" draw:layer="layout" svg:width="0.599cm" svg:height="2.835cm" draw:transform="rotate (3.1415926535892) translate (13.0000000000119cm 7.336cm)" svg:viewBox="0 0 600 2836" draw:points="0,0 600,0 600,2836 0,2836">
          <text:p/>
        </draw:polyline>
        <draw:connector draw:style-name="gr8" draw:layer="layout" draw:type="line" svg:x1="12.4cm" svg:y1="5.918cm" svg:x2="11.5cm" svg:y2="6.25cm" draw:start-shape="id187" draw:start-glue-point="3" draw:end-shape="id184" draw:end-glue-point="1" svg:d="m12400 5918-900 332">
          <text:p/>
        </draw:connector>
        <draw:polyline draw:style-name="gr6" xml:id="id188" draw:id="id188" draw:layer="layout" svg:width="0.599cm" svg:height="2.453cm" draw:transform="rotate (3.1415926535892) translate (13.5000000000106cm 15cm)" svg:viewBox="0 0 600 2454" draw:points="0,0 600,0 600,2454 0,2454">
          <text:p/>
        </draw:polyline>
        <draw:connector draw:style-name="gr8" draw:layer="layout" draw:type="line" svg:x1="12.9cm" svg:y1="13.773cm" svg:x2="11.5cm" svg:y2="12.246cm" draw:start-shape="id188" draw:start-glue-point="3" draw:end-shape="id186" draw:end-glue-point="1" svg:d="m12900 13773-1400-1527">
          <text:p/>
        </draw:connector>
        <draw:polyline draw:style-name="gr6" xml:id="id189" draw:id="id189" draw:layer="layout" svg:width="0.599cm" svg:height="2.835cm" draw:transform="rotate (3.1415926535892) translate (13.0000000000119cm 18cm)" svg:viewBox="0 0 600 2836" draw:points="0,0 600,0 600,2836 0,2836">
          <text:p/>
        </draw:polyline>
        <draw:connector draw:style-name="gr8" draw:layer="layout" draw:type="line" svg:x1="12.4cm" svg:y1="16.582cm" svg:x2="11.5cm" svg:y2="16.25cm" draw:start-shape="id189" draw:start-glue-point="3" draw:end-shape="id181" svg:d="m12400 16582-900-332">
          <text:p/>
        </draw:connector>
        <draw:polyline draw:style-name="gr6" xml:id="id190" draw:id="id190" draw:layer="layout" svg:width="0.599cm" svg:height="2.835cm" draw:transform="rotate (3.1415926535892) translate (14.6000000000119cm 23cm)" svg:viewBox="0 0 600 2836" draw:points="0,0 600,0 600,2836 0,2836">
          <text:p/>
        </draw:polyline>
        <draw:connector draw:style-name="gr8" draw:layer="layout" draw:type="line" svg:x1="14cm" svg:y1="21.582cm" svg:x2="11.5cm" svg:y2="22.25cm" draw:start-shape="id190" draw:start-glue-point="3" draw:end-shape="id183" draw:end-glue-point="1" svg:d="m14000 21582-2500 668">
          <text:p/>
        </draw:connector>
        <draw:polyline draw:style-name="gr6" xml:id="id191" draw:id="id191" draw:layer="layout" svg:width="0.599cm" svg:height="2.835cm" draw:transform="rotate (3.1415926535892) translate (13.5000000000119cm 27.336cm)" svg:viewBox="0 0 600 2836" draw:points="0,0 600,0 600,2836 0,2836">
          <text:p/>
        </draw:polyline>
        <draw:connector draw:style-name="gr8" draw:layer="layout" draw:type="line" svg:x1="12.9cm" svg:y1="25.918cm" svg:x2="11.5cm" svg:y2="26.25cm" draw:start-shape="id191" draw:start-glue-point="3" draw:end-shape="id174" draw:end-glue-point="1" svg:d="m12900 25918-1400 3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5-22T23:26:33.93</dc:date>
    <meta:editing-duration>P1DT11H53M45S</meta:editing-duration>
    <meta:editing-cycles>166</meta:editing-cycles>
    <meta:generator>LibreOffice/3.3$Win32 LibreOffice_project/330m19$Build-8</meta:generator>
    <meta:document-statistic meta:object-count="622"/>
  </office:meta>
</office:document-meta>
</file>